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794cm" table:align="left"/>
    </style:style>
    <style:style style:name="Table1.A" style:family="table-column">
      <style:table-column-properties style:column-width="1.101cm"/>
    </style:style>
    <style:style style:name="Table1.B" style:family="table-column">
      <style:table-column-properties style:column-width="3.166cm"/>
    </style:style>
    <style:style style:name="Table1.C" style:family="table-column">
      <style:table-column-properties style:column-width="0.728cm"/>
    </style:style>
    <style:style style:name="Table1.D" style:family="table-column">
      <style:table-column-properties style:column-width="3.54cm"/>
    </style:style>
    <style:style style:name="Table1.E" style:family="table-column">
      <style:table-column-properties style:column-width="0.665cm"/>
    </style:style>
    <style:style style:name="Table1.F" style:family="table-column">
      <style:table-column-properties style:column-width="3.602cm"/>
    </style:style>
    <style:style style:name="Table1.G" style:family="table-column">
      <style:table-column-properties style:column-width="0.702cm"/>
    </style:style>
    <style:style style:name="Table1.H" style:family="table-column">
      <style:table-column-properties style:column-width="3.567cm"/>
    </style:style>
    <style:style style:name="Table1.I" style:family="table-column">
      <style:table-column-properties style:column-width="0.723cm"/>
    </style:style>
    <style:style style:name="Table1.A1" style:family="table-cell">
      <style:table-cell-properties fo:padding="0.097cm" fo:border-left="0.5pt solid #000000" fo:border-right="none" fo:border-top="0.5pt solid #000000" fo:border-bottom="0.5pt solid #000000"/>
    </style:style>
    <style:style style:name="Table1.I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I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style:line-height-at-least="0.402cm"/>
    </style:style>
    <style:style style:name="P2" style:family="paragraph" style:parent-style-name="Standard">
      <style:paragraph-properties style:line-height-at-least="0.402cm"/>
      <style:text-properties officeooo:paragraph-rsid="003bab95"/>
    </style:style>
    <style:style style:name="P3" style:family="paragraph" style:parent-style-name="Standard">
      <loext:graphic-properties draw:fill="none"/>
      <style:paragraph-properties fo:margin-left="1.101cm" fo:margin-right="0cm" style:line-height-at-least="0.402cm" fo:text-indent="0cm" style:auto-text-indent="false" fo:background-color="transparent"/>
    </style:style>
    <style:style style:name="P4" style:family="paragraph" style:parent-style-name="Standard">
      <style:paragraph-properties style:line-height-at-least="0.402cm"/>
      <style:text-properties officeooo:paragraph-rsid="00524a5d"/>
    </style:style>
    <style:style style:name="P5" style:family="paragraph" style:parent-style-name="Standard">
      <style:paragraph-properties style:line-height-at-least="0.402cm"/>
      <style:text-properties officeooo:paragraph-rsid="0058bdaa"/>
    </style:style>
    <style:style style:name="P6" style:family="paragraph" style:parent-style-name="Standard">
      <style:paragraph-properties style:line-height-at-least="0.402cm"/>
      <style:text-properties officeooo:paragraph-rsid="005ea0d6"/>
    </style:style>
    <style:style style:name="P7" style:family="paragraph" style:parent-style-name="Standard">
      <style:paragraph-properties style:line-height-at-least="0.402cm"/>
      <style:text-properties fo:color="#000000" loext:opacity="100%" style:font-name="Droid Sans Mono" fo:font-size="8.39999961853027pt" fo:font-weight="normal" fo:background-color="#ffffff"/>
    </style:style>
    <style:style style:name="P8"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8.39999961853027pt" fo:font-weight="normal" fo:background-color="#ffffff"/>
    </style:style>
    <style:style style:name="P9" style:family="paragraph" style:parent-style-name="Standard">
      <style:paragraph-properties style:line-height-at-least="0.402cm"/>
      <style:text-properties fo:color="#000000" loext:opacity="100%" style:font-name="Droid Sans Mono" fo:font-size="8.39999961853027pt" fo:font-weight="normal" officeooo:paragraph-rsid="0022d173" fo:background-color="#ffffff"/>
    </style:style>
    <style:style style:name="P10" style:family="paragraph" style:parent-style-name="Standard">
      <style:paragraph-properties style:line-height-at-least="0.402cm"/>
      <style:text-properties fo:color="#000000" loext:opacity="100%" style:font-name="Droid Sans Mono" fo:font-size="8.39999961853027pt" fo:font-weight="normal" officeooo:paragraph-rsid="0038ad79" fo:background-color="#ffffff"/>
    </style:style>
    <style:style style:name="P11" style:family="paragraph" style:parent-style-name="Standard">
      <style:paragraph-properties style:line-height-at-least="0.402cm"/>
      <style:text-properties fo:color="#000000" loext:opacity="100%" style:font-name="Droid Sans Mono" fo:font-size="8.39999961853027pt" fo:font-weight="normal" officeooo:paragraph-rsid="00412caa" fo:background-color="#ffffff"/>
    </style:style>
    <style:style style:name="P12" style:family="paragraph" style:parent-style-name="Standard">
      <loext:graphic-properties draw:fill="none"/>
      <style:paragraph-properties fo:margin-left="1.101cm" fo:margin-right="0cm" style:line-height-at-least="0.402cm" fo:text-indent="0cm" style:auto-text-indent="false" fo:background-color="transparent"/>
      <style:text-properties fo:color="#000000" loext:opacity="100%" style:font-name="Droid Sans Mono" fo:font-size="8.39999961853027pt" fo:font-weight="normal" fo:background-color="#ffffff"/>
    </style:style>
    <style:style style:name="P13" style:family="paragraph" style:parent-style-name="Standard" style:master-page-name="">
      <loext:graphic-properties draw:fill="none"/>
      <style:paragraph-properties fo:margin-left="1.101cm" fo:margin-right="0cm" style:line-height-at-least="0.402cm" fo:text-indent="0cm" style:auto-text-indent="false" style:page-number="auto" fo:background-color="transparent"/>
      <style:text-properties fo:color="#000000" loext:opacity="100%" style:font-name="Droid Sans Mono" fo:font-size="8.39999961853027pt" fo:font-weight="normal" fo:background-color="#ffffff"/>
    </style:style>
    <style:style style:name="P14" style:family="paragraph" style:parent-style-name="Standard">
      <style:paragraph-properties style:line-height-at-least="0.402cm"/>
      <style:text-properties fo:color="#000000" loext:opacity="100%" style:font-name="Droid Sans Mono" fo:font-size="8.39999961853027pt" fo:font-weight="normal" officeooo:paragraph-rsid="00524a5d" fo:background-color="#ffffff"/>
    </style:style>
    <style:style style:name="P15" style:family="paragraph" style:parent-style-name="Standard">
      <style:paragraph-properties style:line-height-at-least="0.402cm"/>
      <style:text-properties fo:color="#000000" loext:opacity="100%" style:font-name="Droid Sans Mono" fo:font-size="8.39999961853027pt" fo:font-weight="normal" officeooo:paragraph-rsid="00525949" fo:background-color="#ffffff"/>
    </style:style>
    <style:style style:name="P16" style:family="paragraph" style:parent-style-name="Standard">
      <style:paragraph-properties style:line-height-at-least="0.402cm"/>
      <style:text-properties fo:color="#000000" loext:opacity="100%" style:font-name="Droid Sans Mono" fo:font-size="8.39999961853027pt" fo:font-weight="normal" officeooo:paragraph-rsid="0052d18d" fo:background-color="#ffffff"/>
    </style:style>
    <style:style style:name="P17" style:family="paragraph" style:parent-style-name="Standard">
      <style:paragraph-properties style:line-height-at-least="0.402cm"/>
      <style:text-properties fo:color="#000000" loext:opacity="100%" style:font-name="Droid Sans Mono" fo:font-size="8.39999961853027pt" fo:font-weight="normal" officeooo:paragraph-rsid="0053b734" fo:background-color="#ffffff"/>
    </style:style>
    <style:style style:name="P18" style:family="paragraph" style:parent-style-name="Standard">
      <style:paragraph-properties style:line-height-at-least="0.402cm"/>
      <style:text-properties fo:color="#000000" loext:opacity="100%" style:font-name="Droid Sans Mono" fo:font-size="8.39999961853027pt" fo:font-weight="normal" officeooo:paragraph-rsid="005712c3" fo:background-color="#ffffff"/>
    </style:style>
    <style:style style:name="P19" style:family="paragraph" style:parent-style-name="Standard">
      <style:paragraph-properties style:line-height-at-least="0.402cm"/>
      <style:text-properties fo:color="#000000" loext:opacity="100%" style:font-name="Droid Sans Mono" fo:font-size="8.39999961853027pt" fo:font-weight="normal" officeooo:paragraph-rsid="0058bdaa" fo:background-color="#ffffff"/>
    </style:style>
    <style:style style:name="P20" style:family="paragraph" style:parent-style-name="Standard">
      <style:paragraph-properties style:line-height-at-least="0.402cm"/>
      <style:text-properties fo:color="#000000" loext:opacity="100%" style:font-name="Droid Sans Mono" fo:font-size="8.39999961853027pt" fo:font-weight="normal" officeooo:paragraph-rsid="0059c89f" fo:background-color="#ffffff"/>
    </style:style>
    <style:style style:name="P21" style:family="paragraph" style:parent-style-name="Standard">
      <style:paragraph-properties style:line-height-at-least="0.402cm"/>
      <style:text-properties fo:color="#000000" loext:opacity="100%" style:font-name="Droid Sans Mono" fo:font-size="8.39999961853027pt" fo:font-weight="normal" officeooo:paragraph-rsid="005d1779" fo:background-color="#ffffff"/>
    </style:style>
    <style:style style:name="P22" style:family="paragraph" style:parent-style-name="Standard">
      <style:paragraph-properties style:line-height-at-least="0.402cm"/>
      <style:text-properties fo:color="#000000" loext:opacity="100%" style:font-name="Droid Sans Mono" fo:font-size="8.39999961853027pt" fo:font-weight="normal" officeooo:paragraph-rsid="005e041e" fo:background-color="#ffffff"/>
    </style:style>
    <style:style style:name="P23" style:family="paragraph" style:parent-style-name="Standard">
      <style:paragraph-properties style:line-height-at-least="0.402cm"/>
      <style:text-properties fo:color="#000000" loext:opacity="100%" style:font-name="Droid Sans Mono" fo:font-size="8.39999961853027pt" fo:font-weight="normal" officeooo:paragraph-rsid="005ea0d6" fo:background-color="#ffffff"/>
    </style:style>
    <style:style style:name="P24" style:family="paragraph" style:parent-style-name="Standard">
      <style:paragraph-properties style:line-height-at-least="0.402cm"/>
      <style:text-properties fo:color="#000000" loext:opacity="100%" style:font-name="Droid Sans Mono" fo:font-size="8.39999961853027pt" fo:font-weight="normal" officeooo:rsid="001e965e" officeooo:paragraph-rsid="001e965e" fo:background-color="#ffffff" style:font-size-asian="9pt" style:font-weight-asian="normal" style:font-size-complex="9pt" style:font-weight-complex="normal"/>
    </style:style>
    <style:style style:name="P25" style:family="paragraph" style:parent-style-name="Standard">
      <style:paragraph-properties style:line-height-at-least="0.402cm"/>
      <style:text-properties fo:color="#000000" loext:opacity="100%" style:font-name="Droid Sans Mono" fo:font-size="8.39999961853027pt" fo:font-weight="normal" officeooo:rsid="001e965e" officeooo:paragraph-rsid="003c8137" fo:background-color="#ffffff" style:font-size-asian="9pt" style:font-weight-asian="normal" style:font-size-complex="9pt" style:font-weight-complex="normal"/>
    </style:style>
    <style:style style:name="P26" style:family="paragraph" style:parent-style-name="Standard">
      <style:paragraph-properties style:line-height-at-least="0.402cm"/>
      <style:text-properties fo:color="#000000" loext:opacity="100%" style:font-name="Droid Sans Mono" fo:font-size="8.39999961853027pt" fo:font-weight="normal" officeooo:rsid="001e965e" officeooo:paragraph-rsid="005e041e" fo:background-color="#ffffff" style:font-size-asian="9pt" style:font-weight-asian="normal" style:font-size-complex="9pt" style:font-weight-complex="normal"/>
    </style:style>
    <style:style style:name="P27" style:family="paragraph" style:parent-style-name="Standard">
      <style:paragraph-properties style:line-height-at-least="0.402cm"/>
      <style:text-properties fo:color="#000000" loext:opacity="100%" style:font-name="Droid Sans Mono" fo:font-size="8.39999961853027pt" fo:font-weight="normal" officeooo:rsid="00525949" officeooo:paragraph-rsid="00525949" fo:background-color="#ffffff" style:font-size-asian="9pt" style:font-weight-asian="normal" style:font-size-complex="9pt" style:font-weight-complex="normal"/>
    </style:style>
    <style:style style:name="P28" style:family="paragraph" style:parent-style-name="Standard">
      <style:paragraph-properties style:line-height-at-least="0.402cm"/>
      <style:text-properties fo:color="#000000" loext:opacity="100%" style:font-name="Droid Sans Mono" fo:font-size="8.39999961853027pt" fo:font-weight="normal" officeooo:rsid="00525949" officeooo:paragraph-rsid="0058bdaa" fo:background-color="#ffffff" style:font-size-asian="9pt" style:font-weight-asian="normal" style:font-size-complex="9pt" style:font-weight-complex="normal"/>
    </style:style>
    <style:style style:name="P29" style:family="paragraph" style:parent-style-name="Standard">
      <style:paragraph-properties style:line-height-at-least="0.402cm"/>
      <style:text-properties fo:color="#000000" loext:opacity="100%" style:font-name="Droid Sans Mono" fo:font-size="8.39999961853027pt" fo:font-weight="normal" officeooo:rsid="00525949" officeooo:paragraph-rsid="0053b734" fo:background-color="#ffffff" style:font-size-asian="9pt" style:font-weight-asian="normal" style:font-size-complex="9pt" style:font-weight-complex="normal"/>
    </style:style>
    <style:style style:name="P30" style:family="paragraph" style:parent-style-name="Standard">
      <style:paragraph-properties style:line-height-at-least="0.402cm"/>
      <style:text-properties fo:color="#000000" loext:opacity="100%" style:font-name="Droid Sans Mono" fo:font-size="8.39999961853027pt" fo:font-weight="normal" officeooo:rsid="005e041e" officeooo:paragraph-rsid="005e041e" fo:background-color="#ffffff" style:font-size-asian="9pt" style:font-weight-asian="normal" style:font-size-complex="9pt" style:font-weight-complex="normal"/>
    </style:style>
    <style:style style:name="P31" style:family="paragraph" style:parent-style-name="Standard">
      <style:paragraph-properties style:line-height-at-least="0.402cm"/>
      <style:text-properties fo:color="#000000" loext:opacity="100%" style:font-name="Droid Sans Mono" fo:font-size="8.39999961853027pt" fo:font-weight="normal" officeooo:rsid="001e965e" officeooo:paragraph-rsid="001e965e" fo:background-color="#ffffff" style:font-size-asian="9pt" style:font-size-complex="9pt"/>
    </style:style>
    <style:style style:name="P32" style:family="paragraph" style:parent-style-name="Standard">
      <style:paragraph-properties style:line-height-at-least="0.402cm"/>
      <style:text-properties fo:color="#000000" loext:opacity="100%" style:font-name="Droid Sans Mono" fo:font-size="8.39999961853027pt" fo:font-weight="normal" officeooo:rsid="0059c89f" officeooo:paragraph-rsid="0059c89f" fo:background-color="#ffffff"/>
    </style:style>
    <style:style style:name="P33" style:family="paragraph" style:parent-style-name="Standard">
      <style:paragraph-properties style:line-height-at-least="0.402cm"/>
      <style:text-properties fo:color="#000000" loext:opacity="100%" style:font-name="Droid Sans Mono" fo:font-size="8.39999961853027pt" fo:font-weight="normal" officeooo:rsid="005b3ef9" officeooo:paragraph-rsid="005d1779" fo:background-color="#ffffff"/>
    </style:style>
    <style:style style:name="P34" style:family="paragraph" style:parent-style-name="Standard">
      <style:paragraph-properties style:line-height-at-least="0.402cm"/>
      <style:text-properties fo:color="#000000" loext:opacity="100%" style:font-name="Droid Sans Mono" fo:font-size="8.39999961853027pt" fo:font-weight="normal" officeooo:rsid="005e041e" officeooo:paragraph-rsid="005e041e" fo:background-color="#ffffff"/>
    </style:style>
    <style:style style:name="P35" style:family="paragraph" style:parent-style-name="Standard">
      <style:paragraph-properties style:line-height-at-least="0.402cm"/>
      <style:text-properties fo:color="#000000" loext:opacity="100%" style:font-name="Droid Sans Mono" fo:font-size="8.39999961853027pt" fo:font-weight="normal" officeooo:rsid="00525949" officeooo:paragraph-rsid="00525949" fo:background-color="#ffff00" style:font-size-asian="9pt" style:font-weight-asian="normal" style:font-size-complex="9pt" style:font-weight-complex="normal"/>
    </style:style>
    <style:style style:name="P36" style:family="paragraph" style:parent-style-name="Standard">
      <style:paragraph-properties style:line-height-at-least="0.402cm"/>
      <style:text-properties fo:color="#000000" loext:opacity="100%" style:font-name="Droid Sans Mono" fo:font-size="8.39999961853027pt" fo:font-weight="normal" officeooo:rsid="00525949" officeooo:paragraph-rsid="0053b734" fo:background-color="#ffff00" style:font-size-asian="9pt" style:font-weight-asian="normal" style:font-size-complex="9pt" style:font-weight-complex="normal"/>
    </style:style>
    <style:style style:name="P37" style:family="paragraph" style:parent-style-name="Standard">
      <style:paragraph-properties style:line-height-at-least="0.402cm"/>
      <style:text-properties fo:color="#000000" loext:opacity="100%" style:font-name="Droid Sans Mono" fo:font-size="8.39999961853027pt" fo:font-weight="normal" officeooo:rsid="00525949" officeooo:paragraph-rsid="0058bdaa" fo:background-color="#ffff00" style:font-size-asian="9pt" style:font-weight-asian="normal" style:font-size-complex="9pt" style:font-weight-complex="normal"/>
    </style:style>
    <style:style style:name="P38" style:family="paragraph" style:parent-style-name="Standard">
      <style:paragraph-properties style:line-height-at-least="0.402cm"/>
      <style:text-properties fo:color="#000000" loext:opacity="100%" style:font-name="Droid Sans Mono" fo:font-size="8.39999961853027pt" fo:font-weight="normal" officeooo:rsid="0053b734" officeooo:paragraph-rsid="0053b734" fo:background-color="#ffff00" style:font-size-asian="9pt" style:font-weight-asian="normal" style:font-size-complex="9pt" style:font-weight-complex="normal"/>
    </style:style>
    <style:style style:name="P39" style:family="paragraph" style:parent-style-name="Standard">
      <style:paragraph-properties style:line-height-at-least="0.402cm"/>
      <style:text-properties fo:color="#000000" loext:opacity="100%" style:font-name="Droid Sans Mono" fo:font-size="8.39999961853027pt" fo:font-weight="normal" officeooo:rsid="0053b734" officeooo:paragraph-rsid="0053b734" fo:background-color="transparent" style:font-size-asian="9pt" style:font-weight-asian="normal" style:font-size-complex="9pt" style:font-weight-complex="normal"/>
    </style:style>
    <style:style style:name="P40" style:family="paragraph" style:parent-style-name="Standard">
      <style:paragraph-properties style:line-height-at-least="0.402cm"/>
      <style:text-properties fo:color="#000000" loext:opacity="100%" style:font-name="Droid Sans Mono" fo:font-size="8.39999961853027pt" fo:font-weight="bold" officeooo:rsid="0058bdaa" officeooo:paragraph-rsid="0058bdaa" fo:background-color="#ffff00" style:font-size-asian="9pt" style:font-weight-asian="bold" style:font-size-complex="9pt" style:font-weight-complex="bold"/>
    </style:style>
    <style:style style:name="P41" style:family="paragraph" style:parent-style-name="Standard">
      <style:paragraph-properties style:line-height-at-least="0.402cm"/>
      <style:text-properties fo:color="#000000" loext:opacity="100%" style:font-name="Droid Sans Mono" fo:font-size="9pt" fo:font-weight="normal" fo:background-color="#ffffff" style:font-size-asian="9pt" style:font-size-complex="9pt"/>
    </style:style>
    <style:style style:name="P42"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9pt" fo:font-weight="normal" officeooo:paragraph-rsid="001e9fae" fo:background-color="#ffffff" style:font-size-asian="9pt" style:font-size-complex="9pt"/>
    </style:style>
    <style:style style:name="P43"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9pt" fo:font-weight="normal" fo:background-color="#ffffff" style:font-size-asian="9pt" style:font-size-complex="9pt"/>
    </style:style>
    <style:style style:name="P44"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9pt" fo:font-weight="normal" officeooo:paragraph-rsid="001f589e" fo:background-color="#ffffff" style:font-size-asian="9pt" style:font-size-complex="9pt"/>
    </style:style>
    <style:style style:name="P45"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9pt" fo:font-weight="normal" officeooo:paragraph-rsid="0048a474" fo:background-color="#ffffff" style:font-size-asian="9pt" style:font-size-complex="9pt"/>
    </style:style>
    <style:style style:name="P46" style:family="paragraph" style:parent-style-name="Standard">
      <style:paragraph-properties style:line-height-at-least="0.402cm">
        <style:tab-stops>
          <style:tab-stop style:position="0.607cm"/>
        </style:tab-stops>
      </style:paragraph-properties>
      <style:text-properties fo:color="#000000" loext:opacity="100%" style:font-name="Droid Sans Mono" fo:font-size="9pt" fo:font-weight="normal" officeooo:paragraph-rsid="00525949" fo:background-color="#ffffff" style:font-size-asian="9pt" style:font-size-complex="9pt"/>
    </style:style>
    <style:style style:name="P47" style:family="paragraph" style:parent-style-name="Standard">
      <loext:graphic-properties draw:fill="none"/>
      <style:paragraph-properties fo:margin-left="0.801cm" fo:margin-right="0cm" style:line-height-at-least="0.402cm" fo:text-indent="0cm" style:auto-text-indent="false" fo:background-color="transparent">
        <style:tab-stops>
          <style:tab-stop style:position="0.099cm"/>
        </style:tab-stops>
      </style:paragraph-properties>
      <style:text-properties fo:color="#000000" loext:opacity="100%" style:font-name="Droid Sans Mono" fo:font-size="9pt" fo:font-weight="normal" fo:background-color="#ffffff" style:font-size-asian="9pt" style:font-size-complex="9pt"/>
    </style:style>
    <style:style style:name="P48" style:family="paragraph" style:parent-style-name="Standard" style:master-page-name="">
      <loext:graphic-properties draw:fill="none"/>
      <style:paragraph-properties fo:margin-left="0.801cm" fo:margin-right="0cm" style:line-height-at-least="0.402cm" fo:text-indent="0cm" style:auto-text-indent="false" style:page-number="auto" fo:background-color="transparent">
        <style:tab-stops>
          <style:tab-stop style:position="0.099cm"/>
        </style:tab-stops>
      </style:paragraph-properties>
      <style:text-properties fo:color="#000000" loext:opacity="100%" style:font-name="Droid Sans Mono" fo:font-size="9pt" fo:font-weight="normal" fo:background-color="#ffffff" style:font-size-asian="9pt" style:font-size-complex="9pt"/>
    </style:style>
    <style:style style:name="P49" style:family="paragraph" style:parent-style-name="Standard">
      <style:paragraph-properties style:line-height-at-least="0.402cm">
        <style:tab-stops>
          <style:tab-stop style:position="1.002cm"/>
        </style:tab-stops>
      </style:paragraph-properties>
      <style:text-properties fo:color="#000000" loext:opacity="100%" style:font-name="Droid Sans Mono" fo:font-size="9pt" fo:font-weight="normal" fo:background-color="#ffffff" style:font-size-asian="9pt" style:font-size-complex="9pt"/>
    </style:style>
    <style:style style:name="P50" style:family="paragraph" style:parent-style-name="Standard">
      <style:paragraph-properties style:line-height-at-least="0.402cm">
        <style:tab-stops>
          <style:tab-stop style:position="1.002cm"/>
        </style:tab-stops>
      </style:paragraph-properties>
      <style:text-properties fo:color="#000000" loext:opacity="100%" style:font-name="Droid Sans Mono" fo:font-size="9pt" fo:font-weight="normal" officeooo:paragraph-rsid="001f589e" fo:background-color="#ffffff" style:font-size-asian="9pt" style:font-size-complex="9pt"/>
    </style:style>
    <style:style style:name="P51" style:family="paragraph" style:parent-style-name="Standard">
      <style:paragraph-properties style:line-height-at-least="0.402cm"/>
      <style:text-properties fo:color="#000000" loext:opacity="100%" style:font-name="Droid Sans Mono" fo:font-size="9pt" fo:font-weight="normal" officeooo:paragraph-rsid="002bb3b3" fo:background-color="#ffffff" style:font-size-asian="9pt" style:font-size-complex="9pt"/>
    </style:style>
    <style:style style:name="P52" style:family="paragraph" style:parent-style-name="Standard">
      <style:paragraph-properties style:line-height-at-least="0.402cm"/>
      <style:text-properties fo:color="#000000" loext:opacity="100%" style:font-name="Droid Sans Mono" fo:font-size="9pt" fo:font-weight="normal" officeooo:paragraph-rsid="001e9fae" fo:background-color="#ffffff" style:font-size-asian="9pt" style:font-size-complex="9pt"/>
    </style:style>
    <style:style style:name="P53" style:family="paragraph" style:parent-style-name="Standard">
      <style:paragraph-properties style:line-height-at-least="0.402cm"/>
      <style:text-properties fo:color="#000000" loext:opacity="100%" style:font-name="Droid Sans Mono" fo:font-size="9pt" fo:font-weight="normal" officeooo:paragraph-rsid="00298b6a" fo:background-color="#ffffff" style:font-size-asian="9pt" style:font-size-complex="9pt"/>
    </style:style>
    <style:style style:name="P54" style:family="paragraph" style:parent-style-name="Standard">
      <style:paragraph-properties style:line-height-at-least="0.402cm"/>
      <style:text-properties fo:color="#000000" loext:opacity="100%" style:font-name="Droid Sans Mono" fo:font-size="9pt" fo:font-weight="normal" officeooo:paragraph-rsid="001f589e" fo:background-color="#ffffff" style:font-size-asian="9pt" style:font-size-complex="9pt"/>
    </style:style>
    <style:style style:name="P55" style:family="paragraph" style:parent-style-name="Standard">
      <style:paragraph-properties style:line-height-at-least="0.402cm"/>
      <style:text-properties fo:color="#000000" loext:opacity="100%" style:font-name="Droid Sans Mono" fo:font-size="9pt" fo:font-weight="normal" officeooo:paragraph-rsid="0024cb38" fo:background-color="#ffffff" style:font-size-asian="9pt" style:font-size-complex="9pt"/>
    </style:style>
    <style:style style:name="P56" style:family="paragraph" style:parent-style-name="Standard">
      <loext:graphic-properties draw:fill="none"/>
      <style:paragraph-properties fo:margin-left="0.4cm" fo:margin-right="0cm" style:line-height-at-least="0.402cm" fo:text-indent="0cm" style:auto-text-indent="false" fo:background-color="transparent"/>
      <style:text-properties fo:color="#000000" loext:opacity="100%" style:font-name="Droid Sans Mono" fo:font-size="9pt" fo:font-weight="normal" fo:background-color="#ffffff" style:font-size-asian="9pt" style:font-size-complex="9pt"/>
    </style:style>
    <style:style style:name="P57" style:family="paragraph" style:parent-style-name="Standard" style:master-page-name="">
      <loext:graphic-properties draw:fill="none"/>
      <style:paragraph-properties fo:margin-left="0.4cm" fo:margin-right="0cm" style:line-height-at-least="0.402cm" fo:text-indent="0cm" style:auto-text-indent="false" style:page-number="auto" fo:background-color="transparent"/>
      <style:text-properties fo:color="#000000" loext:opacity="100%" style:font-name="Droid Sans Mono" fo:font-size="9pt" fo:font-weight="normal" fo:background-color="#ffffff" style:font-size-asian="9pt" style:font-size-complex="9pt"/>
    </style:style>
    <style:style style:name="P58" style:family="paragraph" style:parent-style-name="Standard">
      <style:paragraph-properties style:line-height-at-least="0.402cm"/>
      <style:text-properties fo:color="#000000" loext:opacity="100%" style:font-name="Droid Sans Mono" fo:font-size="9pt" fo:font-weight="normal" officeooo:paragraph-rsid="002964fe" fo:background-color="#ffffff" style:font-size-asian="9pt" style:font-size-complex="9pt"/>
    </style:style>
    <style:style style:name="P59" style:family="paragraph" style:parent-style-name="Standard">
      <style:paragraph-properties style:line-height-at-least="0.402cm"/>
      <style:text-properties fo:color="#000000" loext:opacity="100%" style:font-name="Droid Sans Mono" fo:font-size="9pt" fo:font-weight="normal" officeooo:paragraph-rsid="003d709d" fo:background-color="#ffffff" style:font-size-asian="9pt" style:font-size-complex="9pt"/>
    </style:style>
    <style:style style:name="P60" style:family="paragraph" style:parent-style-name="Standard">
      <style:paragraph-properties style:line-height-at-least="0.402cm"/>
      <style:text-properties fo:color="#000000" loext:opacity="100%" style:font-name="Droid Sans Mono" fo:font-size="9pt" fo:font-weight="normal" officeooo:paragraph-rsid="00471f16" fo:background-color="#ffffff" style:font-size-asian="9pt" style:font-size-complex="9pt"/>
    </style:style>
    <style:style style:name="P61" style:family="paragraph" style:parent-style-name="Standard">
      <style:paragraph-properties style:line-height-at-least="0.402cm"/>
      <style:text-properties fo:color="#000000" loext:opacity="100%" style:font-name="Droid Sans Mono" fo:font-size="9pt" fo:font-weight="normal" officeooo:paragraph-rsid="00552da8" fo:background-color="#ffffff"/>
    </style:style>
    <style:style style:name="P62" style:family="paragraph" style:parent-style-name="Standard">
      <style:paragraph-properties style:line-height-at-least="0.402cm"/>
      <style:text-properties fo:color="#000000" loext:opacity="100%" style:font-name="Droid Sans Mono" fo:font-size="9pt" fo:font-weight="bold" officeooo:paragraph-rsid="004b5cd1" fo:background-color="#ffffff" style:font-size-asian="9pt" style:font-size-complex="9pt"/>
    </style:style>
    <style:style style:name="P63" style:family="paragraph" style:parent-style-name="Standard">
      <style:paragraph-properties style:line-height-at-least="0.402cm"/>
      <style:text-properties fo:color="#000000" loext:opacity="100%" fo:font-size="18pt" officeooo:rsid="001e965e" officeooo:paragraph-rsid="0022d173" style:font-size-asian="18pt" style:font-size-complex="18pt"/>
    </style:style>
    <style:style style:name="P64" style:family="paragraph" style:parent-style-name="Standard">
      <style:paragraph-properties style:line-height-at-least="0.402cm"/>
      <style:text-properties fo:color="#000000" loext:opacity="100%" fo:font-size="8.39999961853027pt" officeooo:paragraph-rsid="003aa835"/>
    </style:style>
    <style:style style:name="P65" style:family="paragraph" style:parent-style-name="Standard">
      <style:paragraph-properties style:line-height-at-least="0.402cm"/>
      <style:text-properties fo:color="#000000" loext:opacity="100%" fo:font-size="8.39999961853027pt" officeooo:paragraph-rsid="00524a5d"/>
    </style:style>
    <style:style style:name="P66" style:family="paragraph" style:parent-style-name="Standard">
      <style:paragraph-properties style:line-height-at-least="0.402cm"/>
      <style:text-properties fo:color="#000000" loext:opacity="100%" fo:font-size="8.39999961853027pt" officeooo:rsid="001e965e" officeooo:paragraph-rsid="001e965e" style:font-size-asian="9pt" style:font-size-complex="9pt"/>
    </style:style>
    <style:style style:name="P67" style:family="paragraph" style:parent-style-name="Standard">
      <style:paragraph-properties style:line-height-at-least="0.402cm"/>
      <style:text-properties fo:color="#000000" loext:opacity="100%" fo:font-size="9pt" officeooo:rsid="001e965e" officeooo:paragraph-rsid="001e9fae" style:font-size-asian="9pt" style:font-size-complex="9pt"/>
    </style:style>
    <style:style style:name="P68" style:family="paragraph" style:parent-style-name="Standard">
      <style:paragraph-properties style:line-height-at-least="0.402cm"/>
      <style:text-properties fo:color="#000000" loext:opacity="100%" fo:font-size="9pt" officeooo:rsid="001e965e" officeooo:paragraph-rsid="003c8137" style:font-size-asian="9pt" style:font-size-complex="9pt"/>
    </style:style>
    <style:style style:name="P69" style:family="paragraph" style:parent-style-name="Standard">
      <style:paragraph-properties style:line-height-at-least="0.402cm"/>
      <style:text-properties fo:color="#000000" loext:opacity="100%" fo:font-size="9pt" officeooo:rsid="001e965e" officeooo:paragraph-rsid="00459858" style:font-size-asian="9pt" style:font-size-complex="9pt"/>
    </style:style>
    <style:style style:name="P70" style:family="paragraph" style:parent-style-name="Standard">
      <style:paragraph-properties style:line-height-at-least="0.402cm"/>
      <style:text-properties fo:color="#000000" loext:opacity="100%" fo:font-size="9pt" officeooo:rsid="001e965e" officeooo:paragraph-rsid="0048a474" style:font-size-asian="9pt" style:font-size-complex="9pt"/>
    </style:style>
    <style:style style:name="P71" style:family="paragraph" style:parent-style-name="Standard">
      <style:paragraph-properties style:line-height-at-least="0.402cm"/>
      <style:text-properties fo:color="#000000" loext:opacity="100%" fo:font-size="9pt" officeooo:rsid="001e965e" officeooo:paragraph-rsid="001e965e" style:font-size-asian="9pt" style:font-size-complex="9pt"/>
    </style:style>
    <style:style style:name="P72" style:family="paragraph" style:parent-style-name="Standard">
      <style:paragraph-properties style:line-height-at-least="0.402cm"/>
      <style:text-properties fo:color="#000000" loext:opacity="100%" fo:font-size="9pt" officeooo:rsid="001e965e" officeooo:paragraph-rsid="0022d173" style:font-size-asian="9pt" style:font-size-complex="9pt"/>
    </style:style>
    <style:style style:name="P73" style:family="paragraph" style:parent-style-name="Standard">
      <style:paragraph-properties style:line-height-at-least="0.402cm"/>
      <style:text-properties fo:color="#000000" loext:opacity="100%" fo:font-size="9pt" officeooo:paragraph-rsid="003d709d" style:font-size-asian="9pt" style:font-size-complex="9pt"/>
    </style:style>
    <style:style style:name="P74" style:family="paragraph" style:parent-style-name="Standard">
      <style:paragraph-properties style:line-height-at-least="0.402cm"/>
      <style:text-properties fo:color="#000000" loext:opacity="100%" fo:font-size="9pt" officeooo:rsid="004b968a" officeooo:paragraph-rsid="004cd924" style:font-size-asian="9pt" style:font-size-complex="9pt"/>
    </style:style>
    <style:style style:name="P75" style:family="paragraph" style:parent-style-name="Standard">
      <style:paragraph-properties style:line-height-at-least="0.402cm"/>
      <style:text-properties fo:color="#000000" loext:opacity="100%" fo:font-size="9pt" officeooo:rsid="004b968a" officeooo:paragraph-rsid="0050f98d" style:font-size-asian="9pt" style:font-size-complex="9pt"/>
    </style:style>
    <style:style style:name="P76" style:family="paragraph" style:parent-style-name="Standard">
      <style:paragraph-properties style:line-height-at-least="0.402cm"/>
      <style:text-properties fo:color="#000000" loext:opacity="100%" fo:font-size="9pt" officeooo:rsid="004cd924" officeooo:paragraph-rsid="0050f98d" style:font-size-asian="9pt" style:font-size-complex="9pt"/>
    </style:style>
    <style:style style:name="P77" style:family="paragraph" style:parent-style-name="Standard">
      <style:paragraph-properties style:line-height-at-least="0.402cm"/>
      <style:text-properties fo:color="#000000" loext:opacity="100%" fo:font-size="9pt" fo:font-weight="bold" officeooo:rsid="002964fe" officeooo:paragraph-rsid="002964fe" style:font-size-asian="9pt" style:font-weight-asian="bold" style:font-size-complex="9pt" style:font-weight-complex="bold"/>
    </style:style>
    <style:style style:name="P78" style:family="paragraph" style:parent-style-name="Standard">
      <style:paragraph-properties style:line-height-at-least="0.402cm"/>
      <style:text-properties fo:color="#000000" loext:opacity="100%" fo:font-size="9pt" fo:font-weight="bold" officeooo:rsid="00435d61" officeooo:paragraph-rsid="00459858" style:font-size-asian="9pt" style:font-weight-asian="bold" style:font-size-complex="9pt" style:font-weight-complex="bold"/>
    </style:style>
    <style:style style:name="P79" style:family="paragraph" style:parent-style-name="Standard">
      <style:paragraph-properties style:line-height-at-least="0.402cm"/>
      <style:text-properties fo:color="#000000" loext:opacity="100%" fo:font-size="9pt" fo:font-weight="normal" officeooo:rsid="001e965e" officeooo:paragraph-rsid="0022d173" style:font-size-asian="9pt" style:font-weight-asian="normal" style:font-size-complex="9pt" style:font-weight-complex="normal"/>
    </style:style>
    <style:style style:name="P80" style:family="paragraph" style:parent-style-name="Standard">
      <style:paragraph-properties style:line-height-at-least="0.402cm"/>
      <style:text-properties fo:color="#000000" loext:opacity="100%" fo:font-size="9pt" fo:font-weight="normal" officeooo:rsid="001e965e" officeooo:paragraph-rsid="003c8137" style:font-size-asian="9pt" style:font-weight-asian="normal" style:font-size-complex="9pt" style:font-weight-complex="normal"/>
    </style:style>
    <style:style style:name="P81" style:family="paragraph" style:parent-style-name="Standard">
      <style:paragraph-properties style:line-height-at-least="0.402cm"/>
      <style:text-properties fo:color="#000000" loext:opacity="100%" fo:font-size="9pt" fo:font-weight="normal" officeooo:rsid="0053b734" officeooo:paragraph-rsid="0053b734" style:font-size-asian="9pt" style:font-weight-asian="normal" style:font-size-complex="9pt" style:font-weight-complex="normal"/>
    </style:style>
    <style:style style:name="P82" style:family="paragraph" style:parent-style-name="Standard">
      <style:paragraph-properties style:line-height-at-least="0.402cm"/>
      <style:text-properties fo:color="#000000" loext:opacity="100%" fo:font-size="9pt" fo:font-weight="normal" officeooo:rsid="004b968a" officeooo:paragraph-rsid="0050f98d" style:font-size-asian="9pt" style:font-weight-asian="normal" style:font-size-complex="9pt" style:font-weight-complex="normal"/>
    </style:style>
    <style:style style:name="P83" style:family="paragraph" style:parent-style-name="Standard">
      <style:paragraph-properties style:line-height-at-least="0.402cm"/>
      <style:text-properties fo:color="#000000" loext:opacity="100%" fo:font-size="9pt" fo:font-weight="normal" officeooo:rsid="004cd924" officeooo:paragraph-rsid="0050f98d" style:font-size-asian="9pt" style:font-weight-asian="normal" style:font-size-complex="9pt" style:font-weight-complex="normal"/>
    </style:style>
    <style:style style:name="P84" style:family="paragraph" style:parent-style-name="Standard">
      <style:paragraph-properties style:line-height-at-least="0.402cm"/>
      <style:text-properties fo:color="#000000" loext:opacity="100%" fo:font-size="9pt" fo:font-weight="normal" officeooo:paragraph-rsid="0022d173" style:font-size-asian="9pt" style:font-size-complex="9pt"/>
    </style:style>
    <style:style style:name="P85" style:family="paragraph" style:parent-style-name="Standard">
      <style:paragraph-properties style:line-height-at-least="0.402cm"/>
      <style:text-properties fo:color="#000000" loext:opacity="100%" fo:font-size="9pt" officeooo:paragraph-rsid="0050f98d"/>
    </style:style>
    <style:style style:name="P86" style:family="paragraph" style:parent-style-name="Standard">
      <style:paragraph-properties style:line-height-at-least="0.402cm"/>
      <style:text-properties fo:color="#000000" loext:opacity="100%" fo:font-size="9pt" officeooo:paragraph-rsid="004cd924"/>
    </style:style>
    <style:style style:name="P87" style:family="paragraph" style:parent-style-name="Table_20_Contents">
      <style:text-properties fo:color="#000000" loext:opacity="100%" fo:font-size="9pt" fo:background-color="#000000"/>
    </style:style>
    <style:style style:name="P88" style:family="paragraph" style:parent-style-name="Standard">
      <style:paragraph-properties style:line-height-at-least="0.402cm"/>
      <style:text-properties fo:color="#000000" loext:opacity="100%" fo:font-size="12pt" officeooo:rsid="001e965e" officeooo:paragraph-rsid="001e965e" style:font-size-asian="12pt" style:font-size-complex="12pt"/>
    </style:style>
    <style:style style:name="P89" style:family="paragraph" style:parent-style-name="Standard">
      <style:paragraph-properties style:line-height-at-least="0.402cm"/>
      <style:text-properties fo:color="#000000" loext:opacity="100%" fo:font-size="12pt" officeooo:rsid="001e965e" officeooo:paragraph-rsid="001f589e" style:font-size-asian="12pt" style:font-size-complex="12pt"/>
    </style:style>
    <style:style style:name="P90" style:family="paragraph" style:parent-style-name="Standard">
      <style:paragraph-properties style:line-height-at-least="0.402cm"/>
      <style:text-properties fo:color="#000000" loext:opacity="100%" fo:font-size="12pt" officeooo:rsid="001e965e" officeooo:paragraph-rsid="0031365c" style:font-size-asian="12pt" style:font-size-complex="12pt"/>
    </style:style>
    <style:style style:name="P91" style:family="paragraph" style:parent-style-name="Standard">
      <style:paragraph-properties style:line-height-at-least="0.402cm"/>
      <style:text-properties fo:color="#000000" loext:opacity="100%" fo:font-size="12pt" officeooo:rsid="001e965e" officeooo:paragraph-rsid="00342722" style:font-size-asian="12pt" style:font-size-complex="12pt"/>
    </style:style>
    <style:style style:name="P92" style:family="paragraph" style:parent-style-name="Standard">
      <style:paragraph-properties style:line-height-at-least="0.402cm"/>
      <style:text-properties fo:color="#000000" loext:opacity="100%" fo:font-size="12pt" officeooo:rsid="001e965e" officeooo:paragraph-rsid="003bab95" style:font-size-asian="12pt" style:font-size-complex="12pt"/>
    </style:style>
    <style:style style:name="P93" style:family="paragraph" style:parent-style-name="Standard">
      <style:paragraph-properties style:line-height-at-least="0.402cm"/>
      <style:text-properties fo:color="#000000" loext:opacity="100%" fo:font-size="12pt" officeooo:rsid="001e965e" officeooo:paragraph-rsid="003c8137" style:font-size-asian="12pt" style:font-size-complex="12pt"/>
    </style:style>
    <style:style style:name="P94" style:family="paragraph" style:parent-style-name="Standard">
      <style:paragraph-properties style:line-height-at-least="0.402cm"/>
      <style:text-properties fo:color="#000000" loext:opacity="100%" style:font-name="Liberation Serif" fo:font-size="9pt" officeooo:rsid="004f35b9" officeooo:paragraph-rsid="004f35b9" style:font-size-asian="9pt" style:font-size-complex="9pt"/>
    </style:style>
    <style:style style:name="P95" style:family="paragraph" style:parent-style-name="Standard">
      <style:paragraph-properties style:line-height-at-least="0.402cm"/>
      <style:text-properties fo:color="#000000" loext:opacity="100%" style:font-name="Liberation Serif" fo:font-size="9pt" officeooo:paragraph-rsid="0022d173" style:font-size-asian="9pt" style:font-size-complex="9pt"/>
    </style:style>
    <style:style style:name="P96" style:family="paragraph" style:parent-style-name="Standard">
      <style:paragraph-properties style:line-height-at-least="0.402cm"/>
      <style:text-properties fo:color="#000000" loext:opacity="100%" style:font-name="Liberation Serif" fo:font-size="9pt" officeooo:rsid="004b968a" officeooo:paragraph-rsid="0050f98d" style:font-size-asian="9pt" style:font-size-complex="9pt"/>
    </style:style>
    <style:style style:name="P97" style:family="paragraph" style:parent-style-name="Standard">
      <style:paragraph-properties style:line-height-at-least="0.402cm"/>
      <style:text-properties fo:color="#000000" loext:opacity="100%" style:font-name="Liberation Serif" fo:font-size="9pt" fo:font-weight="normal" fo:background-color="#ffffff" style:font-size-asian="9pt" style:font-size-complex="9pt"/>
    </style:style>
    <style:style style:name="P98" style:family="paragraph" style:parent-style-name="Standard">
      <style:paragraph-properties style:line-height-at-least="0.402cm"/>
      <style:text-properties fo:color="#000000" loext:opacity="100%" style:font-name="Liberation Serif" fo:font-size="9pt" fo:font-weight="normal" officeooo:paragraph-rsid="00298b6a" fo:background-color="#ffffff" style:font-size-asian="9pt" style:font-size-complex="9pt"/>
    </style:style>
    <style:style style:name="P99" style:family="paragraph" style:parent-style-name="Standard">
      <style:paragraph-properties style:line-height-at-least="0.402cm"/>
      <style:text-properties fo:color="#000000" loext:opacity="100%" style:font-name="Liberation Serif" fo:font-size="12pt" officeooo:rsid="001e965e" officeooo:paragraph-rsid="0022d173" style:font-size-asian="12pt" style:font-size-complex="12pt"/>
    </style:style>
    <style:style style:name="P100" style:family="paragraph" style:parent-style-name="Standard">
      <style:text-properties fo:color="#000000" loext:opacity="100%" fo:background-color="#000000"/>
    </style:style>
    <style:style style:name="P101" style:family="paragraph" style:parent-style-name="Standard">
      <style:paragraph-properties style:line-height-at-least="0.402cm"/>
      <style:text-properties fo:color="#800000" loext:opacity="100%" style:font-name="Droid Sans Mono" fo:font-size="8.39999961853027pt" fo:font-weight="normal" fo:background-color="#ffffff"/>
    </style:style>
    <style:style style:name="P102" style:family="paragraph" style:parent-style-name="Standard">
      <style:paragraph-properties style:line-height-at-least="0.402cm"/>
      <style:text-properties fo:color="#800000" loext:opacity="100%" style:font-name="Droid Sans Mono" fo:font-size="8.39999961853027pt" fo:font-weight="normal" officeooo:paragraph-rsid="00524a5d" fo:background-color="#ffffff"/>
    </style:style>
    <style:style style:name="P103" style:family="paragraph" style:parent-style-name="Standard">
      <style:paragraph-properties style:line-height-at-least="0.402cm"/>
      <style:text-properties fo:color="#800000" loext:opacity="100%" style:font-name="Droid Sans Mono" fo:font-size="8.39999961853027pt" fo:font-weight="normal" officeooo:paragraph-rsid="0058bdaa" fo:background-color="#ffffff"/>
    </style:style>
    <style:style style:name="P104" style:family="paragraph" style:parent-style-name="Standard">
      <style:paragraph-properties style:line-height-at-least="0.402cm"/>
      <style:text-properties fo:color="#800000" loext:opacity="100%" style:font-name="Droid Sans Mono" fo:font-size="8.39999961853027pt" fo:font-weight="normal" officeooo:paragraph-rsid="00525949" fo:background-color="#ffffff"/>
    </style:style>
    <style:style style:name="P105" style:family="paragraph" style:parent-style-name="Standard">
      <style:paragraph-properties style:line-height-at-least="0.402cm"/>
      <style:text-properties fo:color="#800000" loext:opacity="100%" style:font-name="Droid Sans Mono" fo:font-size="8.39999961853027pt" fo:font-weight="normal" officeooo:paragraph-rsid="0038ad79" fo:background-color="#ffffff"/>
    </style:style>
    <style:style style:name="P106" style:family="paragraph" style:parent-style-name="Standard">
      <style:paragraph-properties style:line-height-at-least="0.402cm"/>
      <style:text-properties fo:color="#800000" loext:opacity="100%" style:font-name="Droid Sans Mono" fo:font-size="8.39999961853027pt" fo:font-weight="normal" officeooo:paragraph-rsid="00412caa" fo:background-color="#ffffff"/>
    </style:style>
    <style:style style:name="P107" style:family="paragraph" style:parent-style-name="Standard">
      <style:paragraph-properties style:line-height-at-least="0.402cm"/>
      <style:text-properties fo:color="#800000" loext:opacity="100%" style:font-name="Droid Sans Mono" fo:font-size="8.39999961853027pt" fo:font-weight="normal" officeooo:rsid="001e965e" officeooo:paragraph-rsid="003c8137" fo:background-color="#ffffff" style:font-size-asian="9pt" style:font-weight-asian="normal" style:font-size-complex="9pt" style:font-weight-complex="normal"/>
    </style:style>
    <style:style style:name="P108" style:family="paragraph" style:parent-style-name="Standard">
      <style:paragraph-properties style:line-height-at-least="0.402cm"/>
      <style:text-properties fo:color="#800000" loext:opacity="100%" style:font-name="Droid Sans Mono" fo:font-size="8.39999961853027pt" fo:font-weight="normal" officeooo:rsid="001e965e" officeooo:paragraph-rsid="001e965e" fo:background-color="#ffffff" style:font-size-asian="9pt" style:font-weight-asian="normal" style:font-size-complex="9pt" style:font-weight-complex="normal"/>
    </style:style>
    <style:style style:name="P109" style:family="paragraph" style:parent-style-name="Standard">
      <style:paragraph-properties style:line-height-at-least="0.402cm"/>
      <style:text-properties fo:color="#800000" loext:opacity="100%" style:font-name="Droid Sans Mono" fo:font-size="8.39999961853027pt" fo:font-weight="normal" officeooo:rsid="00525949" officeooo:paragraph-rsid="00525949" fo:background-color="#ffffff" style:font-size-asian="9pt" style:font-weight-asian="normal" style:font-size-complex="9pt" style:font-weight-complex="normal"/>
    </style:style>
    <style:style style:name="P110" style:family="paragraph" style:parent-style-name="Standard">
      <style:paragraph-properties style:line-height-at-least="0.402cm"/>
      <style:text-properties fo:color="#800000" loext:opacity="100%" style:font-name="Droid Sans Mono" fo:font-size="9pt" fo:font-weight="normal" fo:background-color="#ffffff" style:font-size-asian="9pt" style:font-size-complex="9pt"/>
    </style:style>
    <style:style style:name="P111" style:family="paragraph" style:parent-style-name="Standard">
      <style:paragraph-properties style:line-height-at-least="0.402cm">
        <style:tab-stops>
          <style:tab-stop style:position="0.607cm"/>
        </style:tab-stops>
      </style:paragraph-properties>
      <style:text-properties fo:color="#800000" loext:opacity="100%" style:font-name="Droid Sans Mono" fo:font-size="9pt" fo:font-weight="normal" fo:background-color="#ffffff" style:font-size-asian="9pt" style:font-size-complex="9pt"/>
    </style:style>
    <style:style style:name="P112" style:family="paragraph" style:parent-style-name="Standard">
      <style:paragraph-properties style:line-height-at-least="0.402cm">
        <style:tab-stops>
          <style:tab-stop style:position="0.607cm"/>
        </style:tab-stops>
      </style:paragraph-properties>
      <style:text-properties fo:color="#800000" loext:opacity="100%" style:font-name="Droid Sans Mono" fo:font-size="9pt" fo:font-weight="normal" officeooo:paragraph-rsid="001f589e" fo:background-color="#ffffff" style:font-size-asian="9pt" style:font-size-complex="9pt"/>
    </style:style>
    <style:style style:name="P113" style:family="paragraph" style:parent-style-name="Standard">
      <style:paragraph-properties style:line-height-at-least="0.402cm"/>
      <style:text-properties fo:color="#800000" loext:opacity="100%" style:font-name="Droid Sans Mono" fo:font-size="9pt" fo:font-weight="normal" officeooo:paragraph-rsid="001e9fae" fo:background-color="#ffffff" style:font-size-asian="9pt" style:font-size-complex="9pt"/>
    </style:style>
    <style:style style:name="P114" style:family="paragraph" style:parent-style-name="Standard">
      <loext:graphic-properties draw:fill="none"/>
      <style:paragraph-properties fo:margin-left="0.4cm" fo:margin-right="0cm" style:line-height-at-least="0.402cm" fo:text-indent="0cm" style:auto-text-indent="false" fo:background-color="transparent"/>
      <style:text-properties fo:color="#800000" loext:opacity="100%" style:font-name="Droid Sans Mono" fo:font-size="9pt" fo:font-weight="normal" fo:background-color="#ffffff" style:font-size-asian="9pt" style:font-size-complex="9pt"/>
    </style:style>
    <style:style style:name="P115" style:family="paragraph" style:parent-style-name="Standard">
      <loext:graphic-properties draw:fill="none"/>
      <style:paragraph-properties fo:margin-left="0cm" fo:margin-right="0cm" style:line-height-at-least="0.402cm" fo:text-indent="0cm" style:auto-text-indent="false" fo:background-color="transparent"/>
      <style:text-properties fo:color="#800000" loext:opacity="100%" style:font-name="Droid Sans Mono" fo:font-size="9pt" fo:font-weight="normal" fo:background-color="#ffffff" style:font-size-asian="9pt" style:font-size-complex="9pt"/>
    </style:style>
    <style:style style:name="P116" style:family="paragraph" style:parent-style-name="Standard">
      <style:paragraph-properties style:line-height-at-least="0.402cm"/>
      <style:text-properties fo:color="#800000" loext:opacity="100%" style:font-name="Droid Sans Mono" fo:font-size="9pt" fo:font-weight="normal" officeooo:paragraph-rsid="003d709d" fo:background-color="#ffffff" style:font-size-asian="9pt" style:font-size-complex="9pt"/>
    </style:style>
    <style:style style:name="P117" style:family="paragraph" style:parent-style-name="Standard">
      <style:paragraph-properties style:line-height-at-least="0.402cm"/>
      <style:text-properties fo:color="#800000" loext:opacity="100%" style:font-name="Droid Sans Mono" fo:font-size="9pt" fo:font-weight="normal" officeooo:rsid="001e965e" officeooo:paragraph-rsid="001e9fae" fo:background-color="#ffffff" style:font-size-asian="9pt" style:font-size-complex="9pt"/>
    </style:style>
    <style:style style:name="P118" style:family="paragraph" style:parent-style-name="Standard">
      <style:paragraph-properties style:line-height-at-least="0.402cm"/>
      <style:text-properties fo:color="#800000" loext:opacity="100%" style:font-name="Droid Sans Mono" fo:font-size="9pt" fo:font-weight="normal" fo:background-color="#ffffff" style:font-size-asian="9pt" style:font-weight-asian="normal" style:font-size-complex="9pt" style:font-weight-complex="normal"/>
    </style:style>
    <style:style style:name="P119" style:family="paragraph" style:parent-style-name="Standard">
      <style:paragraph-properties style:line-height-at-least="0.402cm"/>
      <style:text-properties fo:color="#800000" loext:opacity="100%" style:font-name="Liberation Serif" fo:font-size="9pt" fo:font-weight="normal" fo:background-color="#ffffff" style:font-size-asian="9pt" style:font-size-complex="9pt"/>
    </style:style>
    <style:style style:name="P120" style:family="paragraph" style:parent-style-name="Standard">
      <style:paragraph-properties style:line-height-at-least="0.402cm"/>
      <style:text-properties fo:color="#800000" loext:opacity="100%" style:font-name="Liberation Serif" fo:font-size="9pt" fo:font-weight="normal" officeooo:paragraph-rsid="0024cb38" fo:background-color="#ffffff" style:font-size-asian="9pt" style:font-size-complex="9pt"/>
    </style:style>
    <style:style style:name="P121" style:family="paragraph" style:parent-style-name="Standard">
      <style:paragraph-properties style:line-height-at-least="0.402cm"/>
      <style:text-properties fo:color="#800000" loext:opacity="100%" style:font-name="Liberation Serif" fo:font-size="9pt" fo:font-weight="normal" officeooo:paragraph-rsid="00342722" fo:background-color="#ffffff" style:font-size-asian="9pt" style:font-size-complex="9pt"/>
    </style:style>
    <style:style style:name="P122" style:family="paragraph" style:parent-style-name="Standard">
      <style:paragraph-properties style:line-height-at-least="0.402cm"/>
      <style:text-properties fo:color="#008000" loext:opacity="100%" style:font-name="Droid Sans Mono" fo:font-size="8.39999961853027pt" fo:font-weight="normal" fo:background-color="#ffffff"/>
    </style:style>
    <style:style style:name="P123" style:family="paragraph" style:parent-style-name="Standard">
      <style:paragraph-properties style:line-height-at-least="0.402cm">
        <style:tab-stops>
          <style:tab-stop style:position="0.607cm"/>
        </style:tab-stops>
      </style:paragraph-properties>
      <style:text-properties fo:color="#008000" loext:opacity="100%" style:font-name="Droid Sans Mono" fo:font-size="8.39999961853027pt" fo:font-weight="normal" fo:background-color="#ffffff"/>
    </style:style>
    <style:style style:name="P124" style:family="paragraph" style:parent-style-name="Standard">
      <style:paragraph-properties style:line-height-at-least="0.402cm"/>
      <style:text-properties fo:color="#008000" loext:opacity="100%" style:font-name="Droid Sans Mono" fo:font-size="8.39999961853027pt" fo:font-weight="normal" officeooo:paragraph-rsid="00342722" fo:background-color="#ffffff"/>
    </style:style>
    <style:style style:name="P125" style:family="paragraph" style:parent-style-name="Standard">
      <style:paragraph-properties style:line-height-at-least="0.402cm"/>
      <style:text-properties fo:color="#008000" loext:opacity="100%" style:font-name="Droid Sans Mono" fo:font-size="8.39999961853027pt" fo:font-weight="normal" officeooo:paragraph-rsid="0058bdaa" fo:background-color="#ffffff"/>
    </style:style>
    <style:style style:name="P126" style:family="paragraph" style:parent-style-name="Standard">
      <style:paragraph-properties style:line-height-at-least="0.402cm"/>
      <style:text-properties fo:color="#008000" loext:opacity="100%" style:font-name="Droid Sans Mono" fo:font-size="8.39999961853027pt" fo:font-weight="normal" officeooo:paragraph-rsid="005712c3" fo:background-color="#ffffff"/>
    </style:style>
    <style:style style:name="P127" style:family="paragraph" style:parent-style-name="Standard">
      <style:paragraph-properties style:line-height-at-least="0.402cm">
        <style:tab-stops>
          <style:tab-stop style:position="0.607cm"/>
        </style:tab-stops>
      </style:paragraph-properties>
      <style:text-properties fo:color="#008000" loext:opacity="100%" style:font-name="Droid Sans Mono" fo:font-size="9pt" fo:font-weight="normal" fo:background-color="#ffffff" style:font-size-asian="9pt" style:font-size-complex="9pt"/>
    </style:style>
    <style:style style:name="P128" style:family="paragraph" style:parent-style-name="Standard">
      <style:paragraph-properties style:line-height-at-least="0.402cm">
        <style:tab-stops>
          <style:tab-stop style:position="0.607cm"/>
        </style:tab-stops>
      </style:paragraph-properties>
      <style:text-properties fo:color="#008000" loext:opacity="100%" style:font-name="Droid Sans Mono" fo:font-size="9pt" fo:font-weight="normal" officeooo:paragraph-rsid="001e965e" fo:background-color="#ffffff" style:font-size-asian="9pt" style:font-size-complex="9pt"/>
    </style:style>
    <style:style style:name="P129" style:family="paragraph" style:parent-style-name="Standard">
      <style:paragraph-properties style:line-height-at-least="0.402cm"/>
      <style:text-properties fo:color="#008000" loext:opacity="100%" style:font-name="Droid Sans Mono" fo:font-size="9pt" fo:font-weight="normal" fo:background-color="#ffffff" style:font-size-asian="9pt" style:font-size-complex="9pt"/>
    </style:style>
    <style:style style:name="P130" style:family="paragraph" style:parent-style-name="Standard">
      <style:paragraph-properties style:line-height-at-least="0.402cm"/>
      <style:text-properties fo:color="#008000" loext:opacity="100%" style:font-name="Droid Sans Mono" fo:font-size="9pt" fo:font-weight="normal" officeooo:paragraph-rsid="002964fe" fo:background-color="#ffffff" style:font-size-asian="9pt" style:font-size-complex="9pt"/>
    </style:style>
    <style:style style:name="P131" style:family="paragraph" style:parent-style-name="Standard">
      <style:paragraph-properties style:line-height-at-least="0.402cm"/>
      <style:text-properties fo:color="#008000" loext:opacity="100%" style:font-name="Droid Sans Mono" fo:font-size="9pt" fo:font-weight="normal" officeooo:paragraph-rsid="001f589e" fo:background-color="#ffffff" style:font-size-asian="9pt" style:font-size-complex="9pt"/>
    </style:style>
    <style:style style:name="P132" style:family="paragraph" style:parent-style-name="Standard">
      <style:paragraph-properties style:line-height-at-least="0.402cm"/>
      <style:text-properties fo:color="#008000" loext:opacity="100%" style:font-name="Droid Sans Mono" fo:font-size="9pt" fo:font-weight="normal" officeooo:rsid="001e965e" officeooo:paragraph-rsid="002964fe" fo:background-color="#ffffff" style:font-size-asian="9pt" style:font-size-complex="9pt"/>
    </style:style>
    <style:style style:name="P133" style:family="paragraph" style:parent-style-name="Standard">
      <style:paragraph-properties style:line-height-at-least="0.402cm"/>
      <style:text-properties fo:color="#008000" loext:opacity="100%" style:font-name="Droid Sans Mono" fo:font-size="9pt" fo:font-weight="normal" officeooo:rsid="001e965e" officeooo:paragraph-rsid="0022d173" fo:background-color="#ffffff" style:font-size-asian="9pt" style:font-weight-asian="normal" style:font-size-complex="9pt" style:font-weight-complex="normal"/>
    </style:style>
    <style:style style:name="P134" style:family="paragraph" style:parent-style-name="Standard">
      <style:paragraph-properties style:line-height-at-least="0.402cm"/>
      <style:text-properties fo:color="#008000" loext:opacity="100%" style:font-name="Droid Sans Mono" fo:font-size="9pt" fo:font-weight="normal" fo:background-color="#ffffff" style:font-size-asian="9pt" style:font-weight-asian="normal" style:font-size-complex="9pt" style:font-weight-complex="normal"/>
    </style:style>
    <style:style style:name="P135" style:family="paragraph" style:parent-style-name="Standard">
      <style:paragraph-properties style:line-height-at-least="0.402cm"/>
      <style:text-properties fo:color="#008000" loext:opacity="100%" style:font-name="Droid Sans Mono" fo:font-size="9pt" fo:font-weight="normal" officeooo:paragraph-rsid="0022d173" fo:background-color="#ffffff" style:font-size-asian="9pt" style:font-weight-asian="normal" style:font-size-complex="9pt" style:font-weight-complex="normal"/>
    </style:style>
    <style:style style:name="P136" style:family="paragraph" style:parent-style-name="Standard">
      <style:paragraph-properties style:line-height-at-least="0.402cm"/>
      <style:text-properties fo:color="#008000" loext:opacity="100%" style:font-name="Droid Sans Mono" fo:font-size="9pt" fo:font-weight="normal" officeooo:paragraph-rsid="00412caa" fo:background-color="#ffffff" style:font-size-asian="9pt" style:font-weight-asian="normal" style:font-size-complex="9pt" style:font-weight-complex="normal"/>
    </style:style>
    <style:style style:name="P137" style:family="paragraph" style:parent-style-name="Standard">
      <style:paragraph-properties style:line-height-at-least="0.402cm"/>
      <style:text-properties fo:color="#008000" loext:opacity="100%" fo:font-size="8.39999961853027pt" officeooo:rsid="001e965e" officeooo:paragraph-rsid="0049942e" style:font-size-asian="9pt" style:font-size-complex="9pt"/>
    </style:style>
    <style:style style:name="P138" style:family="paragraph" style:parent-style-name="Standard">
      <style:paragraph-properties style:line-height-at-least="0.402cm"/>
      <style:text-properties fo:color="#008000" loext:opacity="100%" fo:font-size="8.39999961853027pt" officeooo:rsid="001e965e" officeooo:paragraph-rsid="00524a5d" style:font-size-asian="9pt" style:font-size-complex="9pt"/>
    </style:style>
    <style:style style:name="P139" style:family="paragraph" style:parent-style-name="Standard">
      <style:paragraph-properties style:line-height-at-least="0.402cm"/>
      <style:text-properties fo:color="#ff0000" loext:opacity="100%" style:font-name="Droid Sans Mono" fo:font-size="8.39999961853027pt" fo:font-weight="bold" officeooo:rsid="00525949" officeooo:paragraph-rsid="00525949" fo:background-color="transparent" style:font-size-asian="9pt" style:font-weight-asian="bold" style:font-size-complex="9pt" style:font-weight-complex="bold"/>
    </style:style>
    <style:style style:name="P140" style:family="paragraph" style:parent-style-name="Standard">
      <style:paragraph-properties style:line-height-at-least="0.402cm"/>
      <style:text-properties fo:color="#ff0000" loext:opacity="100%" fo:font-size="9pt" officeooo:paragraph-rsid="001f589e" style:font-size-asian="9pt" style:font-size-complex="9pt"/>
    </style:style>
    <style:style style:name="P141" style:family="paragraph" style:parent-style-name="Standard">
      <style:paragraph-properties style:line-height-at-least="0.402cm"/>
      <style:text-properties fo:color="#ff0000" loext:opacity="100%" fo:font-size="9pt" fo:font-weight="bold" officeooo:rsid="001f589e" officeooo:paragraph-rsid="001f589e" style:font-size-asian="9pt" style:font-weight-asian="bold" style:font-size-complex="9pt" style:font-weight-complex="bold"/>
    </style:style>
    <style:style style:name="P142" style:family="paragraph" style:parent-style-name="Standard">
      <style:paragraph-properties style:line-height-at-least="0.402cm">
        <style:tab-stops>
          <style:tab-stop style:position="0.607cm"/>
        </style:tab-stops>
      </style:paragraph-properties>
      <style:text-properties fo:font-size="9pt" officeooo:paragraph-rsid="001f589e" style:font-size-asian="9pt" style:font-size-complex="9pt"/>
    </style:style>
    <style:style style:name="P143" style:family="paragraph" style:parent-style-name="Standard">
      <style:paragraph-properties style:line-height-at-least="0.402cm">
        <style:tab-stops>
          <style:tab-stop style:position="0.607cm"/>
        </style:tab-stops>
      </style:paragraph-properties>
      <style:text-properties fo:font-size="9pt" style:font-size-asian="9pt" style:font-size-complex="9pt"/>
    </style:style>
    <style:style style:name="P144" style:family="paragraph" style:parent-style-name="Standard">
      <style:paragraph-properties style:line-height-at-least="0.402cm"/>
      <style:text-properties fo:font-size="9pt" style:font-size-asian="9pt" style:font-size-complex="9pt"/>
    </style:style>
    <style:style style:name="P145" style:family="paragraph" style:parent-style-name="Standard">
      <style:paragraph-properties style:line-height-at-least="0.402cm"/>
      <style:text-properties fo:font-size="9pt" officeooo:paragraph-rsid="001f589e" style:font-size-asian="9pt" style:font-size-complex="9pt"/>
    </style:style>
    <style:style style:name="P146" style:family="paragraph" style:parent-style-name="Standard">
      <loext:graphic-properties draw:fill="none"/>
      <style:paragraph-properties fo:margin-left="0.4cm" fo:margin-right="0cm" style:line-height-at-least="0.402cm" fo:text-indent="0cm" style:auto-text-indent="false" fo:background-color="transparent"/>
      <style:text-properties fo:font-size="9pt" style:font-size-asian="9pt" style:font-size-complex="9pt"/>
    </style:style>
    <style:style style:name="P147" style:family="paragraph" style:parent-style-name="Standard">
      <style:paragraph-properties style:line-height-at-least="0.402cm"/>
      <style:text-properties fo:font-size="9pt" officeooo:paragraph-rsid="004302e9" style:font-size-asian="9pt" style:font-size-complex="9pt"/>
    </style:style>
    <style:style style:name="P148" style:family="paragraph" style:parent-style-name="Standard">
      <style:paragraph-properties style:line-height-at-least="0.402cm"/>
      <style:text-properties fo:font-size="9pt" fo:font-weight="normal" style:font-size-asian="9pt" style:font-weight-asian="normal" style:font-size-complex="9pt" style:font-weight-complex="normal"/>
    </style:style>
    <style:style style:name="P149" style:family="paragraph" style:parent-style-name="Standard">
      <style:paragraph-properties style:line-height-at-least="0.402cm"/>
      <style:text-properties fo:font-size="9pt" fo:font-weight="normal" officeooo:rsid="0032b9cc" officeooo:paragraph-rsid="0032b9cc" style:font-size-asian="9pt" style:font-weight-asian="normal" style:font-size-complex="9pt" style:font-weight-complex="normal"/>
    </style:style>
    <style:style style:name="P150" style:family="paragraph" style:parent-style-name="Table_20_Contents">
      <style:text-properties fo:font-size="9pt"/>
    </style:style>
    <style:style style:name="P151" style:family="paragraph" style:parent-style-name="Table_20_Contents">
      <style:text-properties fo:font-size="9pt" officeooo:rsid="005e041e" officeooo:paragraph-rsid="005e041e" fo:background-color="#000000"/>
    </style:style>
    <style:style style:name="P152" style:family="paragraph" style:parent-style-name="Table_20_Contents">
      <style:text-properties fo:font-size="9pt" fo:background-color="#000000"/>
    </style:style>
    <style:style style:name="P153" style:family="paragraph" style:parent-style-name="Table_20_Contents">
      <style:paragraph-properties fo:text-align="center" style:justify-single-word="false"/>
      <style:text-properties fo:font-size="9pt" officeooo:rsid="005e041e" officeooo:paragraph-rsid="005e041e" fo:background-color="#ff0000"/>
    </style:style>
    <style:style style:name="P154" style:family="paragraph" style:parent-style-name="Table_20_Contents">
      <style:paragraph-properties fo:text-align="center" style:justify-single-word="false"/>
      <style:text-properties fo:font-size="9pt" fo:background-color="#ff0000"/>
    </style:style>
    <style:style style:name="P155" style:family="paragraph" style:parent-style-name="Standard">
      <style:paragraph-properties style:line-height-at-least="0.402cm"/>
      <style:text-properties fo:color="#2a6099" loext:opacity="100%" style:font-name="Droid Sans Mono" fo:font-size="9pt" fo:font-weight="bold" fo:background-color="#ffff00" style:font-size-asian="9pt" style:font-weight-asian="bold" style:font-size-complex="9pt" style:font-weight-complex="bold"/>
    </style:style>
    <style:style style:name="P156" style:family="paragraph" style:parent-style-name="Standard">
      <style:paragraph-properties style:line-height-at-least="0.402cm"/>
      <style:text-properties style:font-name="Liberation Serif" fo:font-size="9pt" style:font-size-asian="9pt" style:font-size-complex="9pt"/>
    </style:style>
    <style:style style:name="P157" style:family="paragraph" style:parent-style-name="Table_20_Contents">
      <style:text-properties fo:color="#ffffff" loext:opacity="100%" fo:font-size="9pt" officeooo:rsid="005e041e" officeooo:paragraph-rsid="005e041e" fo:background-color="#000000"/>
    </style:style>
    <style:style style:name="P158" style:family="paragraph" style:parent-style-name="Table_20_Contents">
      <style:text-properties fo:color="#ffffff" loext:opacity="100%" fo:font-size="9pt" fo:background-color="#000000"/>
    </style:style>
    <style:style style:name="P159" style:family="paragraph" style:parent-style-name="Standard">
      <style:paragraph-properties style:line-height-at-least="0.402cm"/>
      <style:text-properties fo:color="#000000" loext:opacity="100%" style:font-name="Droid Sans Mono" fo:font-size="8.39999961853027pt" fo:font-weight="normal" officeooo:rsid="00525949" officeooo:paragraph-rsid="00525949" fo:background-color="#ffff00" style:font-size-asian="9pt" style:font-weight-asian="normal" style:font-size-complex="9pt" style:font-weight-complex="normal"/>
    </style:style>
    <style:style style:name="P160" style:family="paragraph" style:parent-style-name="Standard">
      <style:paragraph-properties style:line-height-at-least="0.402cm"/>
      <style:text-properties fo:color="#000000" loext:opacity="100%" style:font-name="Droid Sans Mono" fo:font-size="8.39999961853027pt" fo:font-weight="normal" officeooo:paragraph-rsid="005d1779" fo:background-color="#ffffff"/>
    </style:style>
    <style:style style:name="P161" style:family="paragraph" style:parent-style-name="Standard">
      <style:paragraph-properties style:line-height-at-least="0.402cm"/>
      <style:text-properties fo:color="#000000" loext:opacity="100%" style:font-name="Droid Sans Mono" fo:font-size="8.39999961853027pt" fo:font-weight="normal" officeooo:paragraph-rsid="005e041e" fo:background-color="#ffffff"/>
    </style:style>
    <style:style style:name="P162" style:family="paragraph" style:parent-style-name="Standard">
      <style:paragraph-properties style:line-height-at-least="0.402cm"/>
      <style:text-properties fo:color="#000000" loext:opacity="100%" style:font-name="Droid Sans Mono" fo:font-size="8.39999961853027pt" fo:font-weight="normal" officeooo:paragraph-rsid="005ea0d6" fo:background-color="#ffffff"/>
    </style:style>
    <style:style style:name="P163" style:family="paragraph" style:parent-style-name="Standard">
      <style:paragraph-properties style:line-height-at-least="0.402cm"/>
      <style:text-properties fo:color="#000000" loext:opacity="100%" style:font-name="Droid Sans Mono" fo:font-size="8.39999961853027pt" fo:font-weight="bold" officeooo:rsid="0058bdaa" officeooo:paragraph-rsid="0058bdaa" fo:background-color="#ffff00" style:font-size-asian="9pt" style:font-weight-asian="bold" style:font-size-complex="9pt" style:font-weight-complex="bold"/>
    </style:style>
    <style:style style:name="P164" style:family="paragraph" style:parent-style-name="Standard">
      <style:paragraph-properties style:line-height-at-least="0.402cm"/>
      <style:text-properties fo:color="#000000" loext:opacity="100%" fo:font-size="9pt" fo:font-weight="normal" officeooo:rsid="005e041e" officeooo:paragraph-rsid="005e041e" style:font-size-asian="9pt" style:font-weight-asian="normal" style:font-size-complex="9pt" style:font-weight-complex="normal"/>
    </style:style>
    <style:style style:name="P165" style:family="paragraph" style:parent-style-name="Standard">
      <style:paragraph-properties style:line-height-at-least="0.402cm"/>
      <style:text-properties fo:color="#000000" loext:opacity="100%" fo:font-size="9pt" fo:font-weight="normal" officeooo:rsid="006056dc" officeooo:paragraph-rsid="006056dc" style:font-size-asian="9pt" style:font-weight-asian="normal" style:font-size-complex="9pt" style:font-weight-complex="normal"/>
    </style:style>
    <style:style style:name="P166" style:family="paragraph" style:parent-style-name="Standard">
      <style:paragraph-properties style:line-height-at-least="0.402cm"/>
      <style:text-properties fo:color="#000000" loext:opacity="100%" fo:font-size="9pt" fo:font-weight="normal" officeooo:rsid="001e965e" officeooo:paragraph-rsid="006056dc" style:font-size-asian="9pt" style:font-weight-asian="normal" style:font-size-complex="9pt" style:font-weight-complex="normal"/>
    </style:style>
    <style:style style:name="P167" style:family="paragraph" style:parent-style-name="Standard">
      <style:paragraph-properties style:line-height-at-least="0.402cm"/>
      <style:text-properties fo:color="#000000" loext:opacity="100%" fo:font-size="9pt" fo:font-weight="normal" officeooo:paragraph-rsid="005e041e"/>
    </style:style>
    <style:style style:name="P168" style:family="paragraph" style:parent-style-name="Standard">
      <style:paragraph-properties style:line-height-at-least="0.402cm"/>
      <style:text-properties fo:color="#000000" loext:opacity="100%" fo:font-size="9pt" fo:font-weight="normal" officeooo:rsid="005e041e" officeooo:paragraph-rsid="005e041e"/>
    </style:style>
    <style:style style:name="P169" style:family="paragraph" style:parent-style-name="Standard">
      <style:paragraph-properties style:line-height-at-least="0.402cm"/>
      <style:text-properties fo:color="#000000" loext:opacity="100%" fo:font-size="9pt" fo:font-weight="bold" officeooo:rsid="001e965e" officeooo:paragraph-rsid="006056dc" style:font-size-asian="9pt" style:font-weight-asian="bold" style:font-size-complex="9pt" style:font-weight-complex="bold"/>
    </style:style>
    <style:style style:name="P170" style:family="paragraph" style:parent-style-name="Standard">
      <style:paragraph-properties style:line-height-at-least="0.402cm"/>
      <style:text-properties fo:color="#800000" loext:opacity="100%" style:font-name="Droid Sans Mono" fo:font-size="8.39999961853027pt" fo:font-weight="normal" fo:background-color="#ffffff"/>
    </style:style>
    <style:style style:name="P171" style:family="paragraph" style:parent-style-name="Standard">
      <style:paragraph-properties style:line-height-at-least="0.402cm"/>
      <style:text-properties fo:color="#800000" loext:opacity="100%" style:font-name="Droid Sans Mono" fo:font-size="8.39999961853027pt" fo:font-weight="normal" officeooo:paragraph-rsid="005ea0d6" fo:background-color="#ffffff"/>
    </style:style>
    <style:style style:name="T1" style:family="text">
      <style:text-properties fo:font-weight="bold" style:font-weight-asian="bold" style:font-weight-complex="bold"/>
    </style:style>
    <style:style style:name="T2" style:family="text">
      <style:text-properties fo:font-weight="bold" officeooo:rsid="001f589e" style:font-weight-asian="bold" style:font-weight-complex="bold"/>
    </style:style>
    <style:style style:name="T3" style:family="text">
      <style:text-properties fo:font-weight="bold" officeooo:rsid="0022d173" style:font-weight-asian="bold" style:font-weight-complex="bold"/>
    </style:style>
    <style:style style:name="T4" style:family="text">
      <style:text-properties fo:font-weight="bold" officeooo:rsid="0024cb38" style:font-weight-asian="bold" style:font-weight-complex="bold"/>
    </style:style>
    <style:style style:name="T5" style:family="text">
      <style:text-properties fo:font-weight="bold" officeooo:rsid="0032b9cc" style:font-weight-asian="bold" style:font-weight-complex="bold"/>
    </style:style>
    <style:style style:name="T6" style:family="text">
      <style:text-properties fo:font-weight="bold" officeooo:rsid="00342722" style:font-weight-asian="bold" style:font-weight-complex="bold"/>
    </style:style>
    <style:style style:name="T7" style:family="text">
      <style:text-properties fo:font-weight="bold" officeooo:rsid="001e9fae" style:font-weight-asian="bold" style:font-weight-complex="bold"/>
    </style:style>
    <style:style style:name="T8" style:family="text">
      <style:text-properties fo:font-weight="bold" officeooo:rsid="0038ad79" style:font-weight-asian="bold" style:font-weight-complex="bold"/>
    </style:style>
    <style:style style:name="T9" style:family="text">
      <style:text-properties fo:font-weight="bold" officeooo:rsid="003bab95" style:font-weight-asian="bold" style:font-weight-complex="bold"/>
    </style:style>
    <style:style style:name="T10" style:family="text">
      <style:text-properties fo:font-weight="bold" officeooo:rsid="00459858" style:font-weight-asian="bold" style:font-weight-complex="bold"/>
    </style:style>
    <style:style style:name="T11" style:family="text">
      <style:text-properties fo:font-weight="bold" officeooo:rsid="005d1779" style:font-weight-asian="bold" style:font-weight-complex="bold"/>
    </style:style>
    <style:style style:name="T12" style:family="text">
      <style:text-properties fo:font-weight="bold" officeooo:rsid="001f589e" style:font-size-asian="9pt" style:font-weight-asian="bold" style:font-size-complex="9pt" style:font-weight-complex="bold"/>
    </style:style>
    <style:style style:name="T13" style:family="text">
      <style:text-properties fo:font-weight="bold" officeooo:rsid="003aa835" style:font-size-asian="9pt" style:font-weight-asian="bold" style:font-size-complex="9pt" style:font-weight-complex="bold"/>
    </style:style>
    <style:style style:name="T14" style:family="text">
      <style:text-properties fo:font-weight="bold" officeooo:rsid="00525949" style:font-size-asian="9pt" style:font-weight-asian="bold" style:font-size-complex="9pt" style:font-weight-complex="bold"/>
    </style:style>
    <style:style style:name="T15" style:family="text">
      <style:text-properties fo:font-weight="bold" officeooo:rsid="004b968a" style:font-size-asian="9pt" style:font-weight-asian="bold" style:font-size-complex="9pt" style:font-weight-complex="bold"/>
    </style:style>
    <style:style style:name="T16" style:family="text">
      <style:text-properties fo:font-weight="bold" officeooo:rsid="0050f98d" style:font-size-asian="9pt" style:font-weight-asian="bold" style:font-size-complex="9pt" style:font-weight-complex="bold"/>
    </style:style>
    <style:style style:name="T17" style:family="text">
      <style:text-properties fo:font-weight="bold" officeooo:rsid="00525949" style:font-size-asian="9pt" style:font-weight-asian="normal" style:font-size-complex="9pt" style:font-weight-complex="normal"/>
    </style:style>
    <style:style style:name="T18" style:family="text">
      <style:text-properties fo:font-weight="bold" officeooo:rsid="003bab95" fo:background-color="#ffff00" loext:char-shading-value="0" style:font-weight-asian="bold" style:font-weight-complex="bold"/>
    </style:style>
    <style:style style:name="T19" style:family="text">
      <style:text-properties fo:font-weight="bold" officeooo:rsid="004b968a" fo:background-color="#ffff00" loext:char-shading-value="0" style:font-size-asian="9pt" style:font-weight-asian="bold" style:font-size-complex="9pt" style:font-weight-complex="bold"/>
    </style:style>
    <style:style style:name="T20" style:family="text">
      <style:text-properties fo:font-weight="bold" officeooo:rsid="004cd924" fo:background-color="#ffff00" loext:char-shading-value="0" style:font-size-asian="9pt" style:font-weight-asian="bold" style:font-size-complex="9pt" style:font-weight-complex="bold"/>
    </style:style>
    <style:style style:name="T21" style:family="text">
      <style:text-properties fo:font-weight="bold" fo:background-color="#ffffff" loext:char-shading-value="0" style:font-weight-asian="bold" style:font-weight-complex="bold"/>
    </style:style>
    <style:style style:name="T22" style:family="text">
      <style:text-properties fo:font-weight="bold" officeooo:rsid="0050f98d" fo:background-color="#ffffff" loext:char-shading-value="0" style:font-weight-asian="bold" style:font-weight-complex="bold"/>
    </style:style>
    <style:style style:name="T23" style:family="text">
      <style:text-properties fo:color="#800000" loext:opacity="100%"/>
    </style:style>
    <style:style style:name="T24" style:family="text">
      <style:text-properties fo:color="#800000" loext:opacity="100%" style:font-name="Droid Sans Mono" fo:font-size="8.39999961853027pt" fo:font-weight="normal" fo:background-color="#ffffff" loext:char-shading-value="0"/>
    </style:style>
    <style:style style:name="T25" style:family="text">
      <style:text-properties fo:color="#800000" loext:opacity="100%" style:font-name="Droid Sans Mono" fo:font-size="8.39999961853027pt" fo:font-weight="normal" officeooo:rsid="001f589e" fo:background-color="#ffffff" loext:char-shading-value="0" style:font-size-asian="9pt" style:font-weight-asian="normal" style:font-size-complex="9pt" style:font-weight-complex="normal"/>
    </style:style>
    <style:style style:name="T26" style:family="text">
      <style:text-properties fo:color="#800000" loext:opacity="100%" style:font-name="Droid Sans Mono" fo:font-weight="bold" officeooo:rsid="001e965e" fo:background-color="#ffffff" loext:char-shading-value="0" style:font-size-asian="9pt" style:font-weight-asian="bold" style:font-size-complex="9pt" style:font-weight-complex="bold"/>
    </style:style>
    <style:style style:name="T27" style:family="text">
      <style:text-properties fo:color="#800000" loext:opacity="100%" style:font-name="Droid Sans Mono" officeooo:rsid="001e965e" fo:background-color="#ffffff" loext:char-shading-value="0" style:font-weight-asian="normal" style:font-weight-complex="normal"/>
    </style:style>
    <style:style style:name="T28" style:family="text">
      <style:text-properties fo:color="#800000" loext:opacity="100%" style:font-name="Droid Sans Mono" fo:font-weight="normal" fo:background-color="#ffffff" loext:char-shading-value="0"/>
    </style:style>
    <style:style style:name="T29" style:family="text">
      <style:text-properties fo:color="#800000" loext:opacity="100%" style:font-name="Droid Sans Mono" fo:font-weight="normal" fo:background-color="#ffffff" loext:char-shading-value="0" style:font-weight-asian="normal" style:font-weight-complex="normal"/>
    </style:style>
    <style:style style:name="T30" style:family="text">
      <style:text-properties fo:color="#800000" loext:opacity="100%" style:font-name="Droid Sans Mono" fo:font-weight="normal" officeooo:rsid="001e965e" fo:background-color="#ffffff" loext:char-shading-value="0" style:font-weight-asian="normal" style:font-weight-complex="normal"/>
    </style:style>
    <style:style style:name="T31" style:family="text">
      <style:text-properties fo:color="#800000" loext:opacity="100%" style:font-name="Droid Sans Mono" fo:font-weight="normal" officeooo:rsid="001e965e" fo:background-color="#ffffff" loext:char-shading-value="0" style:font-size-asian="9pt" style:font-weight-asian="bold" style:font-size-complex="9pt" style:font-weight-complex="bold"/>
    </style:style>
    <style:style style:name="T32" style:family="text">
      <style:text-properties fo:color="#800000" loext:opacity="100%" style:font-name="Droid Sans Mono" fo:font-size="9pt" fo:font-weight="normal" officeooo:rsid="001e965e" fo:background-color="#ffffff" loext:char-shading-value="0" style:font-size-asian="9pt" style:font-weight-asian="bold" style:font-size-complex="9pt" style:font-weight-complex="bold"/>
    </style:style>
    <style:style style:name="T33" style:family="text">
      <style:text-properties fo:color="#800000" loext:opacity="100%" officeooo:rsid="001e9fae"/>
    </style:style>
    <style:style style:name="T34" style:family="text">
      <style:text-properties fo:color="#800000" loext:opacity="100%" fo:font-weight="bold" style:font-weight-asian="bold" style:font-weight-complex="bold"/>
    </style:style>
    <style:style style:name="T35" style:family="text">
      <style:text-properties fo:color="#800000" loext:opacity="100%" fo:font-weight="normal" style:font-weight-asian="normal" style:font-weight-complex="normal"/>
    </style:style>
    <style:style style:name="T36" style:family="text">
      <style:text-properties fo:color="#800000" loext:opacity="100%" fo:font-weight="normal" officeooo:rsid="001f589e" style:font-weight-asian="normal" style:font-weight-complex="normal"/>
    </style:style>
    <style:style style:name="T37" style:family="text">
      <style:text-properties fo:color="#800000" loext:opacity="100%" fo:font-weight="normal" fo:background-color="#ffffff" loext:char-shading-value="0"/>
    </style:style>
    <style:style style:name="T38" style:family="text">
      <style:text-properties fo:color="#800000" loext:opacity="100%" fo:font-weight="normal" officeooo:rsid="001f589e" fo:background-color="#ffffff" loext:char-shading-value="0" style:font-weight-asian="normal" style:font-weight-complex="normal"/>
    </style:style>
    <style:style style:name="T39" style:family="text">
      <style:text-properties fo:color="#800000" loext:opacity="100%" fo:font-size="9pt" style:font-size-asian="9pt" style:font-size-complex="9pt"/>
    </style:style>
    <style:style style:name="T40" style:family="text">
      <style:text-properties fo:color="#800000" loext:opacity="100%" officeooo:rsid="001e965e" style:font-size-asian="9pt" style:font-weight-asian="normal" style:font-size-complex="9pt" style:font-weight-complex="normal"/>
    </style:style>
    <style:style style:name="T41" style:family="text">
      <style:text-properties fo:color="#800000" loext:opacity="100%" officeooo:rsid="0053b734" style:font-size-asian="9pt" style:font-weight-asian="normal" style:font-size-complex="9pt" style:font-weight-complex="normal"/>
    </style:style>
    <style:style style:name="T42" style:family="text">
      <style:text-properties fo:color="#800000" loext:opacity="100%" officeooo:rsid="00525949" style:font-size-asian="9pt" style:font-weight-asian="normal" style:font-size-complex="9pt" style:font-weight-complex="normal"/>
    </style:style>
    <style:style style:name="T43" style:family="text">
      <style:text-properties fo:color="#800000" loext:opacity="100%" style:font-weight-asian="normal" style:font-weight-complex="normal"/>
    </style:style>
    <style:style style:name="T44" style:family="text">
      <style:text-properties fo:color="#000000" loext:opacity="100%"/>
    </style:style>
    <style:style style:name="T45" style:family="text">
      <style:text-properties fo:color="#000000" loext:opacity="100%" style:font-name="Droid Sans Mono" fo:font-size="8.39999961853027pt" fo:font-weight="normal" fo:background-color="#ffffff" loext:char-shading-value="0"/>
    </style:style>
    <style:style style:name="T46" style:family="text">
      <style:text-properties fo:color="#000000" loext:opacity="100%" style:font-name="Droid Sans Mono" fo:font-size="8.39999961853027pt" fo:font-weight="normal" officeooo:rsid="001f589e" fo:background-color="#ffffff" loext:char-shading-value="0" style:font-size-asian="9pt" style:font-weight-asian="normal" style:font-size-complex="9pt" style:font-weight-complex="normal"/>
    </style:style>
    <style:style style:name="T47" style:family="text">
      <style:text-properties fo:color="#000000" loext:opacity="100%" style:font-name="Droid Sans Mono" fo:font-weight="normal" fo:background-color="#ffffff" loext:char-shading-value="0"/>
    </style:style>
    <style:style style:name="T48" style:family="text">
      <style:text-properties fo:color="#000000" loext:opacity="100%" style:font-name="Droid Sans Mono" fo:font-weight="normal" officeooo:rsid="001e965e" fo:background-color="#ffffff" loext:char-shading-value="0" style:font-weight-asian="normal" style:font-weight-complex="normal"/>
    </style:style>
    <style:style style:name="T49" style:family="text">
      <style:text-properties fo:color="#000000" loext:opacity="100%" fo:font-weight="bold" style:font-weight-asian="bold" style:font-weight-complex="bold"/>
    </style:style>
    <style:style style:name="T50" style:family="text">
      <style:text-properties fo:color="#000000" loext:opacity="100%" fo:font-weight="bold" officeooo:rsid="003d931c" style:font-weight-asian="bold" style:font-weight-complex="bold"/>
    </style:style>
    <style:style style:name="T51" style:family="text">
      <style:text-properties fo:color="#000000" loext:opacity="100%" officeooo:rsid="003d931c"/>
    </style:style>
    <style:style style:name="T52" style:family="text">
      <style:text-properties fo:color="#000000" loext:opacity="100%" fo:font-weight="normal" fo:background-color="#ffffff" loext:char-shading-value="0"/>
    </style:style>
    <style:style style:name="T53" style:family="text">
      <style:text-properties fo:color="#000000" loext:opacity="100%" officeooo:rsid="001e965e" style:font-size-asian="9pt" style:font-weight-asian="bold" style:font-size-complex="9pt" style:font-weight-complex="bold"/>
    </style:style>
    <style:style style:name="T54" style:family="text">
      <style:text-properties fo:color="#ff0000" loext:opacity="100%"/>
    </style:style>
    <style:style style:name="T55" style:family="text">
      <style:text-properties fo:color="#ff0000" loext:opacity="100%" style:font-name="Droid Sans Mono" fo:font-size="8.39999961853027pt" fo:font-weight="normal" fo:background-color="#ffffff" loext:char-shading-value="0"/>
    </style:style>
    <style:style style:name="T56" style:family="text">
      <style:text-properties fo:color="#ff0000" loext:opacity="100%" style:font-name="Droid Sans Mono" fo:font-size="8.39999961853027pt" fo:font-weight="normal" officeooo:rsid="001f589e" fo:background-color="#ffffff" loext:char-shading-value="0" style:font-size-asian="9pt" style:font-weight-asian="normal" style:font-size-complex="9pt" style:font-weight-complex="normal"/>
    </style:style>
    <style:style style:name="T57" style:family="text">
      <style:text-properties fo:color="#ff0000" loext:opacity="100%" style:font-name="Droid Sans Mono" fo:font-weight="bold" officeooo:rsid="001f589e" fo:background-color="#ffffff" loext:char-shading-value="0" style:font-weight-asian="bold" style:font-weight-complex="bold"/>
    </style:style>
    <style:style style:name="T58" style:family="text">
      <style:text-properties fo:color="#ff0000" loext:opacity="100%" style:font-name="Droid Sans Mono" fo:font-weight="bold" officeooo:rsid="001e965e" fo:background-color="#ffffff" loext:char-shading-value="0" style:font-size-asian="9pt" style:font-weight-asian="bold" style:font-size-complex="9pt" style:font-weight-complex="bold"/>
    </style:style>
    <style:style style:name="T59" style:family="text">
      <style:text-properties fo:color="#ff0000" loext:opacity="100%" style:font-name="Droid Sans Mono" fo:background-color="#ffffff" loext:char-shading-value="0"/>
    </style:style>
    <style:style style:name="T60" style:family="text">
      <style:text-properties fo:color="#ff0000" loext:opacity="100%" style:font-name="Droid Sans Mono" fo:font-weight="normal" fo:background-color="#ffffff" loext:char-shading-value="0"/>
    </style:style>
    <style:style style:name="T61" style:family="text">
      <style:text-properties fo:color="#ff0000" loext:opacity="100%" style:font-name="Droid Sans Mono" fo:font-weight="normal" fo:background-color="#ffffff" loext:char-shading-value="0" style:font-weight-asian="normal" style:font-weight-complex="normal"/>
    </style:style>
    <style:style style:name="T62" style:family="text">
      <style:text-properties fo:color="#ff0000" loext:opacity="100%" style:font-name="Droid Sans Mono" fo:font-weight="normal" officeooo:rsid="001e965e" fo:background-color="#ffffff" loext:char-shading-value="0" style:font-weight-asian="normal" style:font-weight-complex="normal"/>
    </style:style>
    <style:style style:name="T63" style:family="text">
      <style:text-properties fo:color="#ff0000" loext:opacity="100%" style:font-name="Droid Sans Mono" fo:font-size="9pt" fo:font-weight="bold" officeooo:rsid="0049942e" fo:background-color="#ffffff" loext:char-shading-value="0" style:font-weight-asian="bold" style:font-weight-complex="bold"/>
    </style:style>
    <style:style style:name="T64" style:family="text">
      <style:text-properties fo:color="#ff0000" loext:opacity="100%" style:font-name="Droid Sans Mono" fo:font-size="9pt" fo:font-weight="bold" officeooo:rsid="00524a5d" fo:background-color="#ffffff" loext:char-shading-value="0" style:font-weight-asian="bold" style:font-weight-complex="bold"/>
    </style:style>
    <style:style style:name="T65" style:family="text">
      <style:text-properties fo:color="#ff0000" loext:opacity="100%" fo:font-weight="bold" officeooo:rsid="005d1779" style:font-weight-asian="bold" style:font-weight-complex="bold"/>
    </style:style>
    <style:style style:name="T66" style:family="text">
      <style:text-properties fo:color="#ff0000" loext:opacity="100%" fo:font-weight="normal" officeooo:rsid="001f589e" style:font-weight-asian="normal" style:font-weight-complex="normal"/>
    </style:style>
    <style:style style:name="T67" style:family="text">
      <style:text-properties fo:color="#ff0000" loext:opacity="100%" fo:font-weight="normal" officeooo:rsid="004b5cd1" style:font-weight-asian="normal" style:font-weight-complex="normal"/>
    </style:style>
    <style:style style:name="T68" style:family="text">
      <style:text-properties fo:color="#ff0000" loext:opacity="100%" fo:font-weight="normal" fo:background-color="#ffffff" loext:char-shading-value="0"/>
    </style:style>
    <style:style style:name="T69" style:family="text">
      <style:text-properties fo:color="#ff0000" loext:opacity="100%" fo:font-weight="normal" officeooo:rsid="001f589e" fo:background-color="#ffffff" loext:char-shading-value="0" style:font-weight-asian="normal" style:font-weight-complex="normal"/>
    </style:style>
    <style:style style:name="T70" style:family="text">
      <style:text-properties fo:color="#ff0000" loext:opacity="100%" fo:font-size="9pt" style:font-size-asian="9pt" style:font-size-complex="9pt"/>
    </style:style>
    <style:style style:name="T71" style:family="text">
      <style:text-properties fo:color="#ff0000" loext:opacity="100%" style:font-size-asian="9pt" style:font-weight-asian="normal" style:font-size-complex="9pt" style:font-weight-complex="normal"/>
    </style:style>
    <style:style style:name="T72" style:family="text">
      <style:text-properties fo:color="#ff0000" loext:opacity="100%" officeooo:rsid="001e965e" style:font-size-asian="9pt" style:font-weight-asian="normal" style:font-size-complex="9pt" style:font-weight-complex="normal"/>
    </style:style>
    <style:style style:name="T73" style:family="text">
      <style:text-properties fo:color="#ff0000" loext:opacity="100%" officeooo:rsid="00525949" style:font-size-asian="9pt" style:font-weight-asian="normal" style:font-size-complex="9pt" style:font-weight-complex="normal"/>
    </style:style>
    <style:style style:name="T74" style:family="text">
      <style:text-properties fo:color="#ff0000" loext:opacity="100%" officeooo:rsid="005e041e" style:font-size-asian="9pt" style:font-weight-asian="normal" style:font-size-complex="9pt" style:font-weight-complex="normal"/>
    </style:style>
    <style:style style:name="T75" style:family="text">
      <style:text-properties fo:color="#ff0000" loext:opacity="100%" style:font-weight-asian="normal" style:font-weight-complex="normal"/>
    </style:style>
    <style:style style:name="T76" style:family="text">
      <style:text-properties fo:color="#ff0000" loext:opacity="100%" fo:font-size="8.39999961853027pt"/>
    </style:style>
    <style:style style:name="T77" style:family="text">
      <style:text-properties fo:color="#ff0000" loext:opacity="100%" style:font-name="Liberation Serif" fo:font-size="8.39999961853027pt" fo:font-weight="normal" officeooo:rsid="004d62f1" fo:background-color="#ffffff" loext:char-shading-value="0" style:font-size-asian="9pt" style:font-weight-asian="normal" style:font-size-complex="9pt" style:font-weight-complex="normal"/>
    </style:style>
    <style:style style:name="T78" style:family="text">
      <style:text-properties fo:color="#0000ff" loext:opacity="100%"/>
    </style:style>
    <style:style style:name="T79" style:family="text">
      <style:text-properties fo:color="#0000ff" loext:opacity="100%" style:font-name="Droid Sans Mono" fo:font-size="8.39999961853027pt" fo:font-weight="normal" fo:background-color="#ffffff" loext:char-shading-value="0"/>
    </style:style>
    <style:style style:name="T80" style:family="text">
      <style:text-properties fo:color="#0000ff" loext:opacity="100%" style:font-name="Droid Sans Mono" fo:font-weight="normal" fo:background-color="#ffffff" loext:char-shading-value="0"/>
    </style:style>
    <style:style style:name="T81" style:family="text">
      <style:text-properties fo:color="#0000ff" loext:opacity="100%" fo:font-weight="normal" officeooo:rsid="001f589e" style:font-weight-asian="normal" style:font-weight-complex="normal"/>
    </style:style>
    <style:style style:name="T82" style:family="text">
      <style:text-properties fo:color="#0000ff" loext:opacity="100%" fo:font-weight="normal" fo:background-color="#ffffff" loext:char-shading-value="0"/>
    </style:style>
    <style:style style:name="T83" style:family="text">
      <style:text-properties fo:color="#0000ff" loext:opacity="100%" fo:font-size="9pt" style:font-size-asian="9pt" style:font-size-complex="9pt"/>
    </style:style>
    <style:style style:name="T84" style:family="text">
      <style:text-properties fo:color="#0000ff" loext:opacity="100%" style:font-name="Liberation Serif" fo:font-size="8.39999961853027pt" fo:font-weight="normal" officeooo:rsid="004d62f1" fo:background-color="#ffffff" loext:char-shading-value="0" style:font-size-asian="9pt" style:font-weight-asian="normal" style:font-size-complex="9pt" style:font-weight-complex="normal"/>
    </style:style>
    <style:style style:name="T85" style:family="text">
      <style:text-properties fo:color="#0000ff" loext:opacity="100%" style:font-weight-asian="normal" style:font-weight-complex="normal"/>
    </style:style>
    <style:style style:name="T86" style:family="text">
      <style:text-properties fo:color="#0000ff" loext:opacity="100%" officeooo:rsid="00525949" style:font-size-asian="9pt" style:font-weight-asian="normal" style:font-size-complex="9pt" style:font-weight-complex="normal"/>
    </style:style>
    <style:style style:name="T87" style:family="text">
      <style:text-properties fo:color="#008000" loext:opacity="100%"/>
    </style:style>
    <style:style style:name="T88" style:family="text">
      <style:text-properties fo:color="#008000" loext:opacity="100%" officeooo:rsid="001e9fae"/>
    </style:style>
    <style:style style:name="T89" style:family="text">
      <style:text-properties fo:color="#008000" loext:opacity="100%" fo:font-weight="bold" style:font-weight-asian="bold" style:font-weight-complex="bold"/>
    </style:style>
    <style:style style:name="T90" style:family="text">
      <style:text-properties fo:color="#008000" loext:opacity="100%" fo:font-weight="bold" officeooo:rsid="001e9fae" style:font-weight-asian="bold" style:font-weight-complex="bold"/>
    </style:style>
    <style:style style:name="T91" style:family="text">
      <style:text-properties fo:color="#008000" loext:opacity="100%" fo:font-weight="bold" officeooo:rsid="00298b6a" style:font-weight-asian="bold" style:font-weight-complex="bold"/>
    </style:style>
    <style:style style:name="T92" style:family="text">
      <style:text-properties fo:color="#008000" loext:opacity="100%" fo:font-weight="bold" officeooo:rsid="002bb3b3" style:font-weight-asian="bold" style:font-weight-complex="bold"/>
    </style:style>
    <style:style style:name="T93" style:family="text">
      <style:text-properties fo:color="#008000" loext:opacity="100%" fo:font-weight="bold" officeooo:rsid="00471f16" style:font-weight-asian="bold" style:font-weight-complex="bold"/>
    </style:style>
    <style:style style:name="T94" style:family="text">
      <style:text-properties fo:color="#008000" loext:opacity="100%" style:font-name="Droid Sans Mono" fo:font-size="8.39999961853027pt" fo:font-weight="normal" fo:background-color="#ffffff" loext:char-shading-value="0"/>
    </style:style>
    <style:style style:name="T95" style:family="text">
      <style:text-properties fo:color="#008000" loext:opacity="100%" style:font-name="Droid Sans Mono" fo:font-weight="normal" fo:background-color="#ffffff" loext:char-shading-value="0"/>
    </style:style>
    <style:style style:name="T96" style:family="text">
      <style:text-properties fo:color="#008000" loext:opacity="100%" style:font-name="Droid Sans Mono" fo:font-weight="normal" officeooo:rsid="001f589e" fo:background-color="#ffffff" loext:char-shading-value="0"/>
    </style:style>
    <style:style style:name="T97" style:family="text">
      <style:text-properties fo:color="#008000" loext:opacity="100%" style:font-name="Droid Sans Mono" fo:font-weight="normal" officeooo:rsid="001e965e" fo:background-color="#ffffff" loext:char-shading-value="0"/>
    </style:style>
    <style:style style:name="T98" style:family="text">
      <style:text-properties fo:color="#008000" loext:opacity="100%" style:font-name="Droid Sans Mono" fo:font-weight="normal" officeooo:rsid="003f71c9" fo:background-color="#ffffff" loext:char-shading-value="0"/>
    </style:style>
    <style:style style:name="T99" style:family="text">
      <style:text-properties fo:color="#008000" loext:opacity="100%" style:font-name="Droid Sans Mono" fo:font-weight="normal" officeooo:rsid="004302e9" fo:background-color="#ffffff" loext:char-shading-value="0"/>
    </style:style>
    <style:style style:name="T100" style:family="text">
      <style:text-properties fo:color="#008000" loext:opacity="100%" style:font-name="Droid Sans Mono" fo:font-weight="bold" fo:background-color="#ffffff" loext:char-shading-value="0" style:font-weight-asian="bold" style:font-weight-complex="bold"/>
    </style:style>
    <style:style style:name="T101" style:family="text">
      <style:text-properties fo:color="#008000" loext:opacity="100%" style:font-name="Droid Sans Mono" fo:font-weight="bold" officeooo:rsid="001e965e" fo:background-color="#ffffff" loext:char-shading-value="0" style:font-weight-asian="bold" style:font-weight-complex="bold"/>
    </style:style>
    <style:style style:name="T102" style:family="text">
      <style:text-properties fo:color="#008000" loext:opacity="100%" style:font-name="Droid Sans Mono" fo:font-weight="bold" officeooo:rsid="001f589e" fo:background-color="#ffffff" loext:char-shading-value="0" style:font-weight-asian="bold" style:font-weight-complex="bold"/>
    </style:style>
    <style:style style:name="T103" style:family="text">
      <style:text-properties fo:color="#008000" loext:opacity="100%" officeooo:rsid="0024006e"/>
    </style:style>
    <style:style style:name="T104" style:family="text">
      <style:text-properties fo:color="#008000" loext:opacity="100%" officeooo:rsid="002ff916"/>
    </style:style>
    <style:style style:name="T105" style:family="text">
      <style:text-properties fo:color="#008000" loext:opacity="100%" officeooo:rsid="0032b9cc"/>
    </style:style>
    <style:style style:name="T106" style:family="text">
      <style:text-properties fo:color="#008000" loext:opacity="100%" officeooo:rsid="00412caa"/>
    </style:style>
    <style:style style:name="T107" style:family="text">
      <style:text-properties fo:color="#008000" loext:opacity="100%" officeooo:rsid="001e965e" style:font-size-asian="9pt" style:font-weight-asian="normal" style:font-size-complex="9pt" style:font-weight-complex="normal"/>
    </style:style>
    <style:style style:name="T108" style:family="text">
      <style:text-properties fo:color="#008000" loext:opacity="100%" officeooo:rsid="00412caa" style:font-size-asian="9pt" style:font-weight-asian="normal" style:font-size-complex="9pt" style:font-weight-complex="normal"/>
    </style:style>
    <style:style style:name="T109" style:family="text">
      <style:text-properties fo:color="#008000" loext:opacity="100%" style:font-size-asian="9pt" style:font-size-complex="9pt"/>
    </style:style>
    <style:style style:name="T110" style:family="text">
      <style:text-properties fo:color="#008000" loext:opacity="100%" officeooo:rsid="00298b6a" style:font-size-asian="9pt" style:font-size-complex="9pt"/>
    </style:style>
    <style:style style:name="T111" style:family="text">
      <style:text-properties fo:color="#008000" loext:opacity="100%" officeooo:rsid="00471f16"/>
    </style:style>
    <style:style style:name="T112" style:family="text">
      <style:text-properties fo:color="#008000" loext:opacity="100%" officeooo:rsid="0048a474"/>
    </style:style>
    <style:style style:name="T113" style:family="text">
      <style:text-properties fo:color="#008000" loext:opacity="100%" officeooo:rsid="00525949"/>
    </style:style>
    <style:style style:name="T114" style:family="text">
      <style:text-properties fo:color="#008000" loext:opacity="100%" officeooo:rsid="0059c89f"/>
    </style:style>
    <style:style style:name="T115" style:family="text">
      <style:text-properties fo:color="#008000" loext:opacity="100%" officeooo:rsid="005b3ef9"/>
    </style:style>
    <style:style style:name="T116" style:family="text">
      <style:text-properties style:font-name="Droid Sans Mono" fo:font-weight="bold" fo:background-color="#ffffff" loext:char-shading-value="0" style:font-weight-asian="bold" style:font-weight-complex="bold"/>
    </style:style>
    <style:style style:name="T117" style:family="text">
      <style:text-properties style:font-name="Droid Sans Mono" fo:font-weight="bold" officeooo:rsid="00524a5d" fo:background-color="#ffffff" loext:char-shading-value="0" style:font-weight-asian="bold" style:font-weight-complex="bold"/>
    </style:style>
    <style:style style:name="T118" style:family="text">
      <style:text-properties style:font-name="Droid Sans Mono" fo:font-weight="bold" officeooo:rsid="001e965e" fo:background-color="#ffffff" loext:char-shading-value="0" style:font-size-asian="9pt" style:font-weight-asian="bold" style:font-size-complex="9pt" style:font-weight-complex="bold"/>
    </style:style>
    <style:style style:name="T119" style:family="text">
      <style:text-properties style:font-name="Droid Sans Mono" fo:background-color="#ffffff" loext:char-shading-value="0"/>
    </style:style>
    <style:style style:name="T120" style:family="text">
      <style:text-properties style:font-name="Droid Sans Mono" officeooo:rsid="001e965e" fo:background-color="#ffffff" loext:char-shading-value="0" style:font-weight-asian="normal" style:font-weight-complex="normal"/>
    </style:style>
    <style:style style:name="T121" style:family="text">
      <style:text-properties style:font-name="Droid Sans Mono" fo:font-weight="normal" fo:background-color="#ffffff" loext:char-shading-value="0"/>
    </style:style>
    <style:style style:name="T122" style:family="text">
      <style:text-properties style:font-name="Droid Sans Mono" fo:font-weight="normal" fo:background-color="#ffffff" loext:char-shading-value="0" style:font-weight-asian="normal" style:font-weight-complex="normal"/>
    </style:style>
    <style:style style:name="T123" style:family="text">
      <style:text-properties style:font-name="Droid Sans Mono" fo:font-weight="normal" officeooo:rsid="00412caa" fo:background-color="#ffffff" loext:char-shading-value="0" style:font-weight-asian="normal" style:font-weight-complex="normal"/>
    </style:style>
    <style:style style:name="T124" style:family="text">
      <style:text-properties style:font-name="Droid Sans Mono" fo:font-size="9pt" fo:font-weight="bold" fo:background-color="#ffffff" loext:char-shading-value="0" style:font-weight-asian="bold" style:font-weight-complex="bold"/>
    </style:style>
    <style:style style:name="T125" style:family="text">
      <style:text-properties style:font-name="Droid Sans Mono" fo:font-size="9pt" fo:font-weight="bold" officeooo:rsid="00524a5d" fo:background-color="#ffffff" loext:char-shading-value="0" style:font-weight-asian="bold" style:font-weight-complex="bold"/>
    </style:style>
    <style:style style:name="T126" style:family="text">
      <style:text-properties officeooo:rsid="001e9fae"/>
    </style:style>
    <style:style style:name="T127" style:family="text">
      <style:text-properties fo:color="#098658" loext:opacity="100%"/>
    </style:style>
    <style:style style:name="T128" style:family="text">
      <style:text-properties fo:color="#098658" loext:opacity="100%" style:font-name="Droid Sans Mono" fo:background-color="#ffffff" loext:char-shading-value="0"/>
    </style:style>
    <style:style style:name="T129" style:family="text">
      <style:text-properties fo:color="#098658" loext:opacity="100%" style:font-name="Droid Sans Mono" fo:font-weight="normal" fo:background-color="#ffffff" loext:char-shading-value="0"/>
    </style:style>
    <style:style style:name="T130" style:family="text">
      <style:text-properties fo:color="#098658" loext:opacity="100%" style:font-name="Droid Sans Mono" fo:font-size="8.39999961853027pt" fo:font-weight="normal" fo:background-color="#ffffff" loext:char-shading-value="0"/>
    </style:style>
    <style:style style:name="T131" style:family="text">
      <style:text-properties fo:color="#098658" loext:opacity="100%" fo:font-weight="normal" fo:background-color="#ffffff" loext:char-shading-value="0"/>
    </style:style>
    <style:style style:name="T132" style:family="text">
      <style:text-properties fo:color="#098658" loext:opacity="100%" fo:font-size="8.39999961853027pt"/>
    </style:style>
    <style:style style:name="T133" style:family="text">
      <style:text-properties fo:color="#098658" loext:opacity="100%" officeooo:rsid="005712c3"/>
    </style:style>
    <style:style style:name="T134" style:family="text">
      <style:text-properties fo:color="#098658" loext:opacity="100%" officeooo:rsid="005e041e"/>
    </style:style>
    <style:style style:name="T135" style:family="text">
      <style:text-properties fo:color="#098658" loext:opacity="100%" officeooo:rsid="005e041e" style:font-size-asian="9pt" style:font-weight-asian="normal" style:font-size-complex="9pt" style:font-weight-complex="normal"/>
    </style:style>
    <style:style style:name="T136" style:family="text">
      <style:text-properties fo:color="#0451a5" loext:opacity="100%"/>
    </style:style>
    <style:style style:name="T137" style:family="text">
      <style:text-properties fo:color="#0451a5" loext:opacity="100%" style:font-name="Droid Sans Mono" fo:font-size="8.39999961853027pt" fo:font-weight="normal" fo:background-color="#ffffff" loext:char-shading-value="0"/>
    </style:style>
    <style:style style:name="T138" style:family="text">
      <style:text-properties fo:color="#0451a5" loext:opacity="100%" style:font-name="Droid Sans Mono" fo:background-color="#ffffff" loext:char-shading-value="0"/>
    </style:style>
    <style:style style:name="T139" style:family="text">
      <style:text-properties fo:color="#0451a5" loext:opacity="100%" style:font-name="Droid Sans Mono" fo:font-weight="normal" fo:background-color="#ffffff" loext:char-shading-value="0"/>
    </style:style>
    <style:style style:name="T140" style:family="text">
      <style:text-properties fo:color="#0451a5" loext:opacity="100%" style:font-name="Droid Sans Mono" fo:font-weight="normal" fo:background-color="#ffffff" loext:char-shading-value="0" style:font-weight-asian="normal" style:font-weight-complex="normal"/>
    </style:style>
    <style:style style:name="T141" style:family="text">
      <style:text-properties fo:color="#0451a5" loext:opacity="100%" fo:font-weight="bold" style:font-weight-asian="bold" style:font-weight-complex="bold"/>
    </style:style>
    <style:style style:name="T142" style:family="text">
      <style:text-properties fo:color="#0451a5" loext:opacity="100%" fo:font-weight="bold" officeooo:rsid="005d1779" style:font-weight-asian="bold" style:font-weight-complex="bold"/>
    </style:style>
    <style:style style:name="T143" style:family="text">
      <style:text-properties fo:color="#0451a5" loext:opacity="100%" style:font-weight-asian="normal" style:font-weight-complex="normal"/>
    </style:style>
    <style:style style:name="T144" style:family="text">
      <style:text-properties fo:color="#0451a5" loext:opacity="100%" officeooo:rsid="001e965e" style:font-size-asian="9pt" style:font-weight-asian="normal" style:font-size-complex="9pt" style:font-weight-complex="normal"/>
    </style:style>
    <style:style style:name="T145" style:family="text">
      <style:text-properties fo:color="#0451a5" loext:opacity="100%" fo:font-size="8.39999961853027pt"/>
    </style:style>
    <style:style style:name="T146" style:family="text">
      <style:text-properties fo:color="#0451a5" loext:opacity="100%" style:font-name="Liberation Serif" fo:font-size="8.39999961853027pt" fo:font-weight="normal" officeooo:rsid="004d62f1" fo:background-color="#ffffff" loext:char-shading-value="0" style:font-size-asian="9pt" style:font-weight-asian="normal" style:font-size-complex="9pt" style:font-weight-complex="normal"/>
    </style:style>
    <style:style style:name="T147" style:family="text">
      <style:text-properties fo:color="#0451a5" loext:opacity="100%" officeooo:rsid="0059c89f"/>
    </style:style>
    <style:style style:name="T148" style:family="text">
      <style:text-properties officeooo:rsid="001f589e"/>
    </style:style>
    <style:style style:name="T149" style:family="text">
      <style:text-properties fo:color="#a31515" loext:opacity="100%"/>
    </style:style>
    <style:style style:name="T150" style:family="text">
      <style:text-properties officeooo:rsid="002129b6"/>
    </style:style>
    <style:style style:name="T151" style:family="text">
      <style:text-properties officeooo:rsid="002964fe"/>
    </style:style>
    <style:style style:name="T152" style:family="text">
      <style:text-properties officeooo:rsid="00202a8a" style:font-weight-asian="bold" style:font-weight-complex="bold"/>
    </style:style>
    <style:style style:name="T153" style:family="text">
      <style:text-properties officeooo:rsid="0031365c" style:font-weight-asian="bold" style:font-weight-complex="bold"/>
    </style:style>
    <style:style style:name="T154" style:family="text">
      <style:text-properties officeooo:rsid="0049942e" style:font-weight-asian="bold" style:font-weight-complex="bold"/>
    </style:style>
    <style:style style:name="T155" style:family="text">
      <style:text-properties fo:font-weight="normal" style:font-weight-asian="normal" style:font-weight-complex="normal"/>
    </style:style>
    <style:style style:name="T156" style:family="text">
      <style:text-properties fo:font-weight="normal" officeooo:rsid="001f589e" style:font-weight-asian="normal" style:font-weight-complex="normal"/>
    </style:style>
    <style:style style:name="T157" style:family="text">
      <style:text-properties fo:font-weight="normal" officeooo:rsid="004cd924" style:font-weight-asian="normal" style:font-weight-complex="normal"/>
    </style:style>
    <style:style style:name="T158" style:family="text">
      <style:text-properties fo:font-weight="normal" officeooo:rsid="0050f98d" style:font-weight-asian="normal" style:font-weight-complex="normal"/>
    </style:style>
    <style:style style:name="T159" style:family="text">
      <style:text-properties fo:font-weight="normal" officeooo:rsid="004cd924" style:font-size-asian="9pt" style:font-weight-asian="normal" style:font-size-complex="9pt" style:font-weight-complex="normal"/>
    </style:style>
    <style:style style:name="T160" style:family="text">
      <style:text-properties fo:font-weight="normal" officeooo:rsid="004b968a" style:font-size-asian="9pt" style:font-weight-asian="normal" style:font-size-complex="9pt" style:font-weight-complex="normal"/>
    </style:style>
    <style:style style:name="T161" style:family="text">
      <style:text-properties fo:font-weight="normal" officeooo:rsid="0050f98d" style:font-size-asian="9pt" style:font-weight-asian="normal" style:font-size-complex="9pt" style:font-weight-complex="normal"/>
    </style:style>
    <style:style style:name="T162" style:family="text">
      <style:text-properties fo:font-weight="normal" fo:background-color="#ffff00" loext:char-shading-value="0" style:font-weight-asian="normal" style:font-weight-complex="normal"/>
    </style:style>
    <style:style style:name="T163" style:family="text">
      <style:text-properties fo:font-weight="normal" officeooo:rsid="004cd924" fo:background-color="#ffff00" loext:char-shading-value="0" style:font-weight-asian="normal" style:font-weight-complex="normal"/>
    </style:style>
    <style:style style:name="T164" style:family="text">
      <style:text-properties fo:font-weight="normal" officeooo:rsid="0050f98d" fo:background-color="#ffff00" loext:char-shading-value="0" style:font-weight-asian="normal" style:font-weight-complex="normal"/>
    </style:style>
    <style:style style:name="T165" style:family="text">
      <style:text-properties fo:font-weight="normal" fo:background-color="#ffffff" loext:char-shading-value="0"/>
    </style:style>
    <style:style style:name="T166" style:family="text">
      <style:text-properties fo:font-weight="normal" fo:background-color="#ffffff" loext:char-shading-value="0" style:font-weight-asian="normal" style:font-weight-complex="normal"/>
    </style:style>
    <style:style style:name="T167" style:family="text">
      <style:text-properties fo:font-weight="normal" officeooo:rsid="004d62f1" fo:background-color="#ffffff" loext:char-shading-value="0" style:font-weight-asian="normal" style:font-weight-complex="normal"/>
    </style:style>
    <style:style style:name="T168" style:family="text">
      <style:text-properties fo:font-weight="normal" officeooo:rsid="0050f98d" fo:background-color="#ffffff" loext:char-shading-value="0" style:font-weight-asian="normal" style:font-weight-complex="normal"/>
    </style:style>
    <style:style style:name="T169" style:family="text">
      <style:text-properties fo:font-weight="normal" officeooo:rsid="001f589e" fo:background-color="#ffffff" loext:char-shading-value="0" style:font-weight-asian="normal" style:font-weight-complex="normal"/>
    </style:style>
    <style:style style:name="T170" style:family="text">
      <style:text-properties fo:font-size="9pt" style:font-size-asian="9pt" style:font-size-complex="9pt"/>
    </style:style>
    <style:style style:name="T171" style:family="text">
      <style:text-properties officeooo:rsid="0036180f"/>
    </style:style>
    <style:style style:name="T172" style:family="text">
      <style:text-properties style:font-weight-asian="normal" style:font-weight-complex="normal"/>
    </style:style>
    <style:style style:name="T173" style:family="text">
      <style:text-properties officeooo:rsid="0053b734" style:font-weight-asian="normal" style:font-weight-complex="normal"/>
    </style:style>
    <style:style style:name="T174" style:family="text">
      <style:text-properties style:font-size-asian="9pt" style:font-weight-asian="normal" style:font-size-complex="9pt" style:font-weight-complex="normal"/>
    </style:style>
    <style:style style:name="T175" style:family="text">
      <style:text-properties officeooo:rsid="001f589e" style:font-size-asian="9pt" style:font-weight-asian="normal" style:font-size-complex="9pt" style:font-weight-complex="normal"/>
    </style:style>
    <style:style style:name="T176" style:family="text">
      <style:text-properties officeooo:rsid="003aa835" style:font-size-asian="9pt" style:font-weight-asian="normal" style:font-size-complex="9pt" style:font-weight-complex="normal"/>
    </style:style>
    <style:style style:name="T177" style:family="text">
      <style:text-properties officeooo:rsid="003d709d" style:font-size-asian="9pt" style:font-weight-asian="normal" style:font-size-complex="9pt" style:font-weight-complex="normal"/>
    </style:style>
    <style:style style:name="T178" style:family="text">
      <style:text-properties officeooo:rsid="001e965e" style:font-size-asian="9pt" style:font-weight-asian="normal" style:font-size-complex="9pt" style:font-weight-complex="normal"/>
    </style:style>
    <style:style style:name="T179" style:family="text">
      <style:text-properties officeooo:rsid="00525949" style:font-size-asian="9pt" style:font-weight-asian="normal" style:font-size-complex="9pt" style:font-weight-complex="normal"/>
    </style:style>
    <style:style style:name="T180" style:family="text">
      <style:text-properties officeooo:rsid="0052d18d" style:font-size-asian="9pt" style:font-weight-asian="normal" style:font-size-complex="9pt" style:font-weight-complex="normal"/>
    </style:style>
    <style:style style:name="T181" style:family="text">
      <style:text-properties officeooo:rsid="0053b734" style:font-size-asian="9pt" style:font-weight-asian="normal" style:font-size-complex="9pt" style:font-weight-complex="normal"/>
    </style:style>
    <style:style style:name="T182" style:family="text">
      <style:text-properties officeooo:rsid="005e041e" style:font-size-asian="9pt" style:font-weight-asian="normal" style:font-size-complex="9pt" style:font-weight-complex="normal"/>
    </style:style>
    <style:style style:name="T183" style:family="text">
      <style:text-properties officeooo:rsid="005ea0d6" style:font-size-asian="9pt" style:font-weight-asian="normal" style:font-size-complex="9pt" style:font-weight-complex="normal"/>
    </style:style>
    <style:style style:name="T184" style:family="text">
      <style:text-properties officeooo:rsid="001e965e" style:font-size-asian="9pt" style:font-weight-asian="bold" style:font-size-complex="9pt" style:font-weight-complex="bold"/>
    </style:style>
    <style:style style:name="T185" style:family="text">
      <style:text-properties style:font-size-asian="9pt" style:font-size-complex="9pt"/>
    </style:style>
    <style:style style:name="T186" style:family="text">
      <style:text-properties officeooo:rsid="00412caa"/>
    </style:style>
    <style:style style:name="T187" style:family="text">
      <style:text-properties style:font-name="Liberation Serif" fo:font-size="8.39999961853027pt" fo:font-weight="normal" officeooo:rsid="004d62f1" fo:background-color="#ffffff" loext:char-shading-value="0" style:font-size-asian="9pt" style:font-weight-asian="normal" style:font-size-complex="9pt" style:font-weight-complex="normal"/>
    </style:style>
    <style:style style:name="T188" style:family="text">
      <style:text-properties style:font-name="Liberation Serif" fo:font-weight="normal" officeooo:rsid="004d62f1" fo:background-color="#ffff00" loext:char-shading-value="0" style:font-size-asian="9pt" style:font-weight-asian="normal" style:font-size-complex="9pt" style:font-weight-complex="normal"/>
    </style:style>
    <style:style style:name="T189" style:family="text">
      <style:text-properties style:font-name="Liberation Serif" fo:font-weight="normal" officeooo:rsid="004d62f1" style:font-size-asian="9pt" style:font-weight-asian="normal" style:font-size-complex="9pt" style:font-weight-complex="normal"/>
    </style:style>
    <style:style style:name="T190" style:family="text">
      <style:text-properties style:font-name="Liberation Serif" fo:font-size="9pt" fo:font-weight="bold" officeooo:rsid="001f589e" style:font-size-asian="9pt" style:font-weight-asian="bold" style:font-size-complex="9pt" style:font-weight-complex="bold"/>
    </style:style>
    <style:style style:name="T191" style:family="text">
      <style:text-properties fo:font-size="8.39999961853027pt"/>
    </style:style>
    <style:style style:name="T192" style:family="text">
      <style:text-properties officeooo:rsid="00525949"/>
    </style:style>
    <style:style style:name="T193" style:family="text">
      <style:text-properties officeooo:rsid="0053b734"/>
    </style:style>
    <style:style style:name="T194" style:family="text">
      <style:text-properties officeooo:rsid="005d1779"/>
    </style:style>
    <style:style style:name="T195" style:family="text">
      <style:text-properties officeooo:rsid="005e041e"/>
    </style:style>
    <style:style style:name="T196" style:family="text">
      <style:text-properties officeooo:rsid="006056dc"/>
    </style:style>
    <style:style style:name="T197" style:family="text">
      <style:text-properties officeooo:rsid="003bab95"/>
    </style:style>
    <style:style style:name="T198" style:family="text">
      <style:text-properties officeooo:rsid="003bab95"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1">HTML</text:span> <text:s text:c="4"/><text:span text:style-name="T171">(letter size 9 and title size 12)</text:span></text:p>
      <text:p text:style-name="P73"><text:span text:style-name="T28">&lt;!DOCTYPE</text:span><text:span text:style-name="T121"> </text:span><text:span text:style-name="T60">html</text:span><text:span text:style-name="T28">&gt; &lt;html</text:span><text:span text:style-name="T121"> </text:span><text:span text:style-name="T60">lang</text:span><text:span text:style-name="T121">=</text:span><text:span text:style-name="T80">"en"</text:span><text:span text:style-name="T28">&gt;</text:span></text:p>
      <text:p text:style-name="P73"><text:span text:style-name="T28">&lt;head&gt; <text:s/>&lt;meta</text:span><text:span text:style-name="T121"> </text:span><text:span text:style-name="T60">charset</text:span><text:span text:style-name="T121">=</text:span><text:span text:style-name="T80">"UTF-8"</text:span><text:span text:style-name="T28">&gt; <text:s/>&lt;meta</text:span><text:span text:style-name="T121"> </text:span><text:span text:style-name="T60">name</text:span><text:span text:style-name="T121">=</text:span><text:span text:style-name="T80">"viewport"</text:span><text:span text:style-name="T121"> </text:span><text:span text:style-name="T60">content</text:span><text:span text:style-name="T121">=</text:span><text:span text:style-name="T80">"width=device-width, initial-scale=1.0"</text:span><text:span text:style-name="T28">&gt;</text:span></text:p>
      <text:p text:style-name="P59"><text:span text:style-name="T23">&lt;title&gt;</text:span>Document<text:span text:style-name="T23">&lt;/title&gt; <text:s/></text:span></text:p>
      <text:p text:style-name="P116">&lt;/head&gt;</text:p>
      <text:p text:style-name="P41"><text:span text:style-name="T23">&lt;body&gt;</text:span> </text:p>
      <text:p text:style-name="P127"><text:tab/>&lt;!-- To set header →</text:p>
      <text:p text:style-name="P42"><text:span text:style-name="T23"><text:tab/>&lt;h1&gt; </text:span><text:span text:style-name="T126">h1</text:span> <text:span text:style-name="T23">&lt;/h1&gt;</text:span> </text:p>
      <text:p text:style-name="P42"><text:span text:style-name="T23"><text:tab/>&lt;h2&gt;</text:span> h2 <text:span text:style-name="T23">&lt;/h2&gt;</text:span></text:p>
      <text:p text:style-name="P42"><text:span text:style-name="T23"><text:tab/>&lt;h6&gt;</text:span> h6 <text:span text:style-name="T23">&lt;/h6&gt;</text:span></text:p>
      <text:p text:style-name="P127"><text:tab/>&lt;!-- To set paragraph, &lt;br&gt; break the line --&gt;</text:p>
      <text:p text:style-name="P43"><text:span text:style-name="T23"><text:tab/>&lt;p&gt;</text:span> Write paragraph <text:span text:style-name="T23">&lt;br&gt;</text:span> here <text:span text:style-name="T23">&lt;/p&gt;</text:span></text:p>
      <text:p text:style-name="P43"><text:span text:style-name="T87"><text:tab/>&lt;!-- To create list, unorder or order --&gt;</text:span> </text:p>
      <text:p text:style-name="P43"><text:span text:style-name="T23"><text:tab/>&lt;ul&gt;</text:span> </text:p>
      <text:p text:style-name="P48"><text:span text:style-name="T23"><text:tab/>&lt;li&gt;</text:span> unorder list 1 <text:span text:style-name="T23">&lt;/li&gt;</text:span> </text:p>
      <text:p text:style-name="P47"><text:span text:style-name="T23"><text:tab/>&lt;li&gt;</text:span> unorder list 2 <text:span text:style-name="T23">&lt;/li&gt;</text:span> </text:p>
      <text:p text:style-name="P111"><text:tab/>&lt;/ul&gt;</text:p>
      <text:p text:style-name="P127"/>
      <text:p text:style-name="P127"><text:tab/>&lt;!-- by default is number. Change it with type="A"</text:p>
      <text:p text:style-name="P123"><text:span text:style-name="T170"><text:tab/></text:span><text:a xlink:type="simple" xlink:href="https://developer.mozilla.org/en-US/docs/Web/HTML/Element/li" text:style-name="Internet_20_link" text:visited-style-name="Visited_20_Internet_20_Link"><text:span text:style-name="T170">https://developer.mozilla.org/en-US/docs/Web/HTML/Element/li</text:span></text:a><text:span text:style-name="T170"> --&gt;</text:span></text:p>
      <text:p text:style-name="P43"><text:span text:style-name="T23"><text:tab/>&lt;ol</text:span> <text:span text:style-name="T23">&gt;</text:span></text:p>
      <text:p text:style-name="P49"><text:span text:style-name="T23"><text:tab/>&lt;li&gt;</text:span> order list 1 <text:span text:style-name="T23">&lt;/li&gt;</text:span> </text:p>
      <text:p text:style-name="P49"><text:span text:style-name="T23"><text:tab/>&lt;li&gt;</text:span> order list 2 <text:span text:style-name="T23">&lt;/li&gt;</text:span> </text:p>
      <text:p text:style-name="P111"><text:tab/>&lt;/ol&gt;</text:p>
      <text:p text:style-name="P142"><text:tab/><text:span text:style-name="T95">&lt;!-- </text:span><text:span text:style-name="T96">specify the start order with value --&gt;</text:span></text:p>
      <text:p text:style-name="P44"><text:span text:style-name="T23"><text:tab/>&lt;ol</text:span> <text:span text:style-name="T23">&gt;</text:span></text:p>
      <text:p text:style-name="P50"><text:span text:style-name="T23"><text:tab/>&lt;li </text:span><text:span text:style-name="T54">value</text:span>=<text:span text:style-name="T78">"2" </text:span><text:span text:style-name="T23">&gt;</text:span> order list 1 <text:span text:style-name="T23">&lt;/li&gt;</text:span> </text:p>
      <text:p text:style-name="P50"><text:span text:style-name="T23"><text:tab/>&lt;li&gt;</text:span> order list 2 <text:span text:style-name="T23">&lt;/li&gt;</text:span> </text:p>
      <text:p text:style-name="P112"><text:tab/>&lt;/ol&gt;</text:p>
      <text:p text:style-name="P142"/>
      <text:p text:style-name="P127"><text:tab/>&lt;!-- link to a website (anchor) --&gt;</text:p>
      <text:p text:style-name="P43"><text:span text:style-name="T23"><text:tab/>&lt;h3&gt;</text:span> <text:tab/>This is where you need to go: <text:span text:style-name="T23">&lt;/h3&gt;</text:span></text:p>
      <text:p text:style-name="P8"><text:span text:style-name="T39"><text:tab/>&lt;a</text:span><text:span text:style-name="T170"> </text:span><text:span text:style-name="T70">href</text:span><text:span text:style-name="T170">=</text:span><text:span text:style-name="T83">"</text:span><text:a xlink:type="simple" xlink:href="https://www.google.com/maps/@35.7040744,139.5577317,3a,75y,289.6h,87.01t,0.72r/data=!3m6" text:style-name="Internet_20_link" text:visited-style-name="Visited_20_Internet_20_Link">https://www.google.com/maps/@35.7040744,139.5577317,3a,75y,289.6h,87.01t,0.72r/data=!3m6</text:a><text:span text:style-name="T83">!<text:tab/>1e1!3m4!1sgT28ssf0BB2LxZ63JNcL1w!2e0!7i13312!8i6656"</text:span><text:span text:style-name="T39">&gt;</text:span><text:span text:style-name="T170"> Google Map Here </text:span><text:span text:style-name="T39">&lt;/a&gt;</text:span></text:p>
      <text:p text:style-name="P128"><text:tab/></text:p>
      <text:p text:style-name="P128"><text:tab/>&lt;!-- Add a link to your page (another html file) named about.html --&gt;</text:p>
      <text:p text:style-name="P43"><text:span text:style-name="T23"><text:tab/>&lt;a</text:span> <text:span text:style-name="T54">href</text:span>=<text:span text:style-name="T78">"./public/about.html"</text:span><text:span text:style-name="T23">&gt;</text:span> about me <text:span text:style-name="T23">&lt;/a&gt;</text:span></text:p>
      <text:p text:style-name="P143"/>
      <text:p text:style-name="P127"><text:tab/>&lt;!-- image: atl is for the translator --&gt;</text:p>
      <text:p text:style-name="P143"><text:span text:style-name="T28"><text:tab/>&lt;img</text:span><text:span text:style-name="T47"> </text:span><text:span text:style-name="T60">src</text:span><text:span text:style-name="T47">=</text:span><text:span text:style-name="T80">"./birthday-cake3.4.jpeg"</text:span><text:span text:style-name="T47"> </text:span><text:span text:style-name="T60">atl</text:span><text:span text:style-name="T47">=</text:span><text:span text:style-name="T80">"Cake"</text:span><text:span text:style-name="T28">&gt;</text:span></text:p>
      <text:p text:style-name="P43"><text:span text:style-name="T23"><text:tab/>&lt;div</text:span> <text:span text:style-name="T54">class</text:span>=<text:span text:style-name="T78">"box1"</text:span><text:span text:style-name="T23">&gt;</text:span> <text:span text:style-name="T87">&lt;!-- division 1,→ </text:span><text:span text:style-name="T103">we can create our own division</text:span><text:span text:style-name="T87"> <text:s/></text:span><text:span text:style-name="T104">internal or external </text:span><text:span text:style-name="T87">--&gt;</text:span> </text:p>
      <text:p text:style-name="P45"><text:span text:style-name="T87"><text:tab/>&lt;!-- </text:span><text:span text:style-name="T104">my own </text:span><text:span text:style-name="T87">division </text:span><text:span text:style-name="T112">or my own selector </text:span><text:span text:style-name="T103">→ </text:span><text:span text:style-name="T104">it can be realeted to an id or a class </text:span><text:span text:style-name="T112">as well </text:span><text:span text:style-name="T87">--&gt;</text:span> </text:p>
      <text:p text:style-name="P46"><text:s text:c="4"/><text:span text:style-name="T23">&lt;hotdog&gt;</text:span> This is a new special paragraph. <text:span text:style-name="T23">&lt;/hotdog&gt; </text:span></text:p>
      <text:p text:style-name="P46"><text:span text:style-name="T23"><text:s text:c="3"/></text:span><text:span text:style-name="T87">&lt;!-- </text:span><text:span text:style-name="T113">Note: when we create our own, it won’t jump to the next line. We use &lt;br&gt; to jump to next line </text:span><text:span text:style-name="T87">--&gt;</text:span></text:p>
      <text:p text:style-name="P45"/>
      <text:p text:style-name="P41"><text:span text:style-name="T23"><text:tab/>&lt;p</text:span> <text:span text:style-name="T23">&gt;</text:span> Hell there is is a paragraph, but this time I will show all the margins dimensions as well as the padding <text:tab/><text:tab/><text:tab/>along<text:tab/>with the border, I hope you enjoy it, Good Bye for now. <text:span text:style-name="T23"><text:tab/>&lt;/p&gt;</text:span></text:p>
      <text:p text:style-name="P110"><text:s text:c="7"/>&lt;/div&gt; <text:s text:c="5"/>&lt;/body&gt; <text:s text:c="5"/>&lt;/html&gt;</text:p>
      <text:p text:style-name="P31"/>
      <text:p text:style-name="P24"><text:span text:style-name="T23">.col1</text:span>{<text:span text:style-name="T54">width</text:span>: <text:span text:style-name="T127">50%</text:span>;} </text:p>
      <text:p text:style-name="P7"><text:span text:style-name="T23">.col2</text:span>{<text:span text:style-name="T54">width</text:span>: <text:span text:style-name="T127">30%</text:span>;}</text:p>
      <text:p text:style-name="P7"><text:span text:style-name="T23">.col3</text:span>{<text:span text:style-name="T54">width</text:span>: <text:span text:style-name="T127">30%</text:span>;}</text:p>
      <text:p text:style-name="P108">&lt;table&gt;</text:p>
      <text:p text:style-name="P7"><text:span text:style-name="T23">&lt;td</text:span> <text:span text:style-name="T54">class</text:span>=<text:span text:style-name="T78">"col1"</text:span><text:span text:style-name="T23">&gt;</text:span> dato1 <text:span text:style-name="T23">&lt;/td&gt; <text:s/>&lt;td</text:span> <text:span text:style-name="T54">class</text:span>=<text:span text:style-name="T78">"col2"</text:span><text:span text:style-name="T23">&gt;</text:span> dato2 <text:span text:style-name="T23">&lt;/td&gt; &lt;td</text:span> <text:span text:style-name="T54">class</text:span>=<text:span text:style-name="T78">"col3"</text:span> <text:span text:style-name="T23">&gt;</text:span> dato 3<text:span text:style-name="T23">&lt;/td&gt;</text:span></text:p>
      <text:p text:style-name="P101">&lt;/table&gt;</text:p>
      <text:p text:style-name="P66"><text:span text:style-name="T29">li</text:span><text:span text:style-name="T122"> { </text:span><text:span text:style-name="T61">list-style</text:span><text:span text:style-name="T122">: </text:span><text:span text:style-name="T140">none</text:span><text:span text:style-name="T122">; } → </text:span><text:span text:style-name="T123">if we don’t want the dot to be shown</text:span></text:p>
      <text:p text:style-name="P71"><text:soft-page-break/></text:p>
      <text:p text:style-name="P89"><text:span text:style-name="T1">HTML With CSS </text:span><text:span text:style-name="T7">(Inline, Internal, and External Style)</text:span></text:p>
      <text:p text:style-name="P67"><text:span text:style-name="T28">&lt;!DOCTYPE</text:span><text:span text:style-name="T121"> </text:span><text:span text:style-name="T60">html</text:span><text:span text:style-name="T28">&gt;</text:span></text:p>
      <text:p text:style-name="P41"><text:span text:style-name="T23">&lt;html</text:span> <text:span text:style-name="T54">lang</text:span>=<text:span text:style-name="T78">"en"</text:span><text:span text:style-name="T23">&gt;</text:span></text:p>
      <text:p text:style-name="P110"><text:s text:c="6"/>&lt;head&gt;</text:p>
      <text:p text:style-name="P41"><text:span text:style-name="T23"><text:s text:c="8"/>&lt;meta</text:span> <text:span text:style-name="T54">charset</text:span>=<text:span text:style-name="T78">"UTF-8"</text:span><text:span text:style-name="T23">&gt;</text:span></text:p>
      <text:p text:style-name="P41"><text:span text:style-name="T23"><text:s text:c="8"/>&lt;title&gt;</text:span>Adding CSS<text:span text:style-name="T23">&lt;/title&gt;</text:span></text:p>
      <text:p text:style-name="P41"/>
      <text:p text:style-name="P41"><text:s text:c="8"/><text:span text:style-name="T87">&lt;!-- rel -&gt; relationship, href -&gt; reference file. </text:span><text:span text:style-name="T88">This is a </text:span><text:span text:style-name="T90">external</text:span><text:span text:style-name="T88"> style. A css file</text:span><text:span text:style-name="T87"> --&gt;</text:span></text:p>
      <text:p text:style-name="P41"><text:span text:style-name="T23"><text:s text:c="8"/>&lt;link</text:span> <text:span text:style-name="T54">rel</text:span>=<text:span text:style-name="T78">"stylesheet" </text:span><text:span text:style-name="T54">href</text:span>=<text:span text:style-name="T78">"./style.css" </text:span><text:span text:style-name="T23">/&gt;</text:span></text:p>
      <text:p text:style-name="P113"><text:s text:c="2"/></text:p>
      <text:p text:style-name="P113"><text:s text:c="8"/>&lt;style&gt; <text:s/><text:span text:style-name="T87">&lt;!-- </text:span><text:span text:style-name="T88">this is an </text:span><text:span text:style-name="T89">in</text:span><text:span text:style-name="T90">ternal</text:span><text:span text:style-name="T87"> </text:span><text:span text:style-name="T88">style</text:span><text:span text:style-name="T87"> --&gt;</text:span></text:p>
      <text:p text:style-name="P51"><text:span text:style-name="T23"><text:s text:c="12"/>html</text:span>{ <text:span text:style-name="T54">background-color</text:span>: rgb(<text:span text:style-name="T127">100</text:span>, <text:span text:style-name="T127">149</text:span>, <text:span text:style-name="T127">237</text:span>);<text:span text:style-name="T126">}</text:span> </text:p>
      <text:p text:style-name="P51"><text:span text:style-name="T23"><text:tab/> h1</text:span>{<text:span text:style-name="T54">background</text:span>: <text:span text:style-name="T136">yellow</text:span>; <text:span text:style-name="T54">color</text:span>: <text:span text:style-name="T136">blue</text:span>;}</text:p>
      <text:p text:style-name="P51"><text:tab/> <text:span text:style-name="T23">.pic <text:s/></text:span>{ <text:span text:style-name="T54">border</text:span>: <text:span text:style-name="T127">5px</text:span> <text:span text:style-name="T136">solid</text:span> <text:span text:style-name="T136">white</text:span>; <text:span text:style-name="T54">width</text:span>:<text:span text:style-name="T127">56%</text:span>; } <text:span text:style-name="T87">&lt;!-- </text:span><text:span text:style-name="T88">this is a <text:s/></text:span><text:span text:style-name="T92">class</text:span><text:span text:style-name="T87"> --&gt;</text:span></text:p>
      <text:p text:style-name="P110"><text:s text:c="8"/>&lt;/style&gt;</text:p>
      <text:p text:style-name="P110"><text:s text:c="4"/>&lt;/head&gt;</text:p>
      <text:p text:style-name="P117"/>
      <text:p text:style-name="P117"><text:s text:c="4"/>&lt;body&gt;</text:p>
      <text:p text:style-name="P41"><text:span text:style-name="T23"><text:s text:c="8"/>&lt;h1&gt;</text:span>Three Methods of Adding CSS<text:span text:style-name="T23">&lt;/h1&gt;</text:span></text:p>
      <text:p text:style-name="P41"><text:span text:style-name="T23"><text:s text:c="8"/>&lt;a</text:span> <text:span text:style-name="T54">style</text:span>=<text:span text:style-name="T78">"color: rgb(255, 0, 166)"</text:span> <text:span text:style-name="T54">href</text:span>=<text:span text:style-name="T78">"./inline.html"</text:span><text:span text:style-name="T23">&gt;</text:span>inline style <text:span text:style-name="T23">&lt;/a&gt;</text:span> <text:span text:style-name="T23">&lt;br/&gt; </text:span><text:span text:style-name="T87">&lt;!-- </text:span><text:span text:style-name="T88">this is </text:span><text:span text:style-name="T89">inline</text:span><text:span text:style-name="T87"> </text:span><text:span text:style-name="T88">style</text:span><text:span text:style-name="T87"> --&gt;</text:span></text:p>
      <text:p text:style-name="P41"/>
      <text:p text:style-name="P41"><text:span text:style-name="T23"><text:s text:c="8"/>&lt;a</text:span> <text:span text:style-name="T54">style</text:span>=<text:span text:style-name="T78">"color: rgb(6, 92, 111)"</text:span><text:span text:style-name="T54">href</text:span>=<text:span text:style-name="T78">"./internal.html"</text:span><text:span text:style-name="T23">&gt;</text:span>internal style <text:span text:style-name="T23">&lt;/a&gt;</text:span> <text:span text:style-name="T23">&lt;br/&gt;</text:span></text:p>
      <text:p text:style-name="P41"><text:span text:style-name="T23"><text:s text:c="8"/>&lt;a</text:span> <text:span text:style-name="T54">style</text:span>=<text:span text:style-name="T78">"color: rgb(255, 255, 255)"</text:span> <text:span text:style-name="T54">href</text:span>=<text:span text:style-name="T78">"./external.html"</text:span><text:span text:style-name="T23">&gt;</text:span>external style <text:span text:style-name="T23">&lt;/a&gt;</text:span></text:p>
      <text:p text:style-name="P52"><text:s text:c="8"/></text:p>
      <text:p text:style-name="P52"><text:span text:style-name="T23"><text:s text:c="8"/>&lt;h</text:span><text:span text:style-name="T33">2</text:span> <text:span text:style-name="T54">style</text:span>=<text:span text:style-name="T78">"background:rgb(255, 255, 0); <text:s/>color:rgb(0,0,255);"</text:span><text:span text:style-name="T23">&gt; </text:span>Style Me in blue! <text:span text:style-name="T23">&lt;/h</text:span><text:span text:style-name="T33">2</text:span><text:span text:style-name="T23">&gt; </text:span><text:span text:style-name="T87">&lt;!-- </text:span><text:span text:style-name="T88">this is </text:span><text:span text:style-name="T89">inline</text:span><text:span text:style-name="T87"> </text:span><text:span text:style-name="T88">style</text:span><text:span text:style-name="T87"> --&gt;</text:span></text:p>
      <text:p text:style-name="P41"><text:tab/></text:p>
      <text:p text:style-name="P53"><text:s text:c="8"/><text:span text:style-name="T23">&lt;img</text:span> <text:span text:style-name="T54">class</text:span>=<text:span text:style-name="T78">"pic" </text:span><text:span text:style-name="T54">src</text:span>=<text:span text:style-name="T78">"./birthday-cake3.4.jpeg"</text:span> <text:span text:style-name="T54">atl</text:span>=<text:span text:style-name="T78">"Cake"</text:span><text:span text:style-name="T23">&gt; </text:span><text:span text:style-name="T87">&lt;!-- </text:span><text:span text:style-name="T88">this is </text:span><text:span text:style-name="T89">in</text:span><text:span text:style-name="T91">ternal</text:span><text:span text:style-name="T87"> </text:span><text:span text:style-name="T88">style</text:span><text:span text:style-name="T87"> --&gt;</text:span></text:p>
      <text:p text:style-name="P113"><text:s text:c="4"/>&lt;/body&gt;</text:p>
      <text:p text:style-name="P117">&lt;/html&gt;</text:p>
      <text:p text:style-name="P67"/>
      <text:p text:style-name="P77">Note:</text:p>
      <text:p text:style-name="P132">&lt;!--</text:p>
      <text:p text:style-name="P132"><text:tab/>1 pixel = 1/96 inch = 0.26 mm</text:p>
      <text:p text:style-name="P129"><text:tab/>1 pt = 1/72 inch = 0.35 mm </text:p>
      <text:p text:style-name="P129"><text:tab/>1 em = 100% of parent letter. body = 18px then 2em = 36px</text:p>
      <text:p text:style-name="P130"><text:tab/>1 rem = 100% of root that is defined on html </text:p>
      <text:p text:style-name="P130">--&gt;</text:p>
      <text:p text:style-name="P41"/>
      <text:p text:style-name="P67"/>
      <text:p text:style-name="P78">Important Tutorial Links <text:s text:c="59"/><text:span text:style-name="T150">Note:</text:span></text:p>
      <text:p text:style-name="P69"><text:a xlink:type="simple" xlink:href="https://web.dev/learn/css/" text:style-name="Internet_20_link" text:visited-style-name="Visited_20_Internet_20_Link"><text:span text:style-name="T155">https://web.dev/learn/css/</text:span></text:a><text:span text:style-name="T155"> <text:s text:c="62"/></text:span><text:a xlink:type="simple" xlink:href="https://developer.mozilla.org/en-US/docs/Web/CSS/font" text:style-name="Internet_20_link" text:visited-style-name="Visited_20_Internet_20_Link"><text:span text:style-name="T155">https://developer.mozilla.org/en-US/docs/Web/CSS/font</text:span></text:a></text:p>
      <text:p text:style-name="P69"><text:a xlink:type="simple" xlink:href="https://developer.mozilla.org/en-US/docs/Web/CSS" text:style-name="Internet_20_link" text:visited-style-name="Visited_20_Internet_20_Link">https://developer.mozilla.org/en-US/docs/Web/CSS</text:a> <text:s text:c="20"/><text:a xlink:type="simple" xlink:href="https://developer.mozilla.org/en-US/docs/Web/CSS/CSS_colors/Applying_color" text:style-name="Internet_20_link" text:visited-style-name="Visited_20_Internet_20_Link">https://developer.mozilla.org/en-US/docs/Web/CSS/CSS_colors/Applying_color</text:a></text:p>
      <text:p text:style-name="P67"><text:a xlink:type="simple" xlink:href="https://css-tricks.com/snippets/css/a-guide-to-flexbox/" text:style-name="Internet_20_link" text:visited-style-name="Visited_20_Internet_20_Link">https://css-tricks.com/snippets/css/a-guide-to-flexbox/</text:a></text:p>
      <text:p text:style-name="P67"/>
      <text:p text:style-name="P67"/>
      <text:p text:style-name="P67"/>
      <text:p text:style-name="P67"/>
      <text:p text:style-name="P67"/>
      <text:p text:style-name="P67"/>
      <text:p text:style-name="P67"/>
      <text:p text:style-name="P67"/>
      <text:p text:style-name="P67"/>
      <text:p text:style-name="P67"/>
      <text:p text:style-name="P67"/>
      <text:p text:style-name="P89"><text:soft-page-break/><text:span text:style-name="T1">HTML With CSS </text:span><text:span text:style-name="T2">(classes, ids, and references, </text:span><text:span text:style-name="T10">selectors</text:span><text:span text:style-name="T2">) </text:span><text:span text:style-name="T3">and Colors</text:span></text:p>
      <text:p text:style-name="P70"><text:span text:style-name="T28">&lt;!DOCTYPE</text:span><text:span text:style-name="T121"> </text:span><text:span text:style-name="T60">html</text:span><text:span text:style-name="T28">&gt; <text:s text:c="4"/>&lt;html</text:span><text:span text:style-name="T121"> </text:span><text:span text:style-name="T60">lang</text:span><text:span text:style-name="T121">=</text:span><text:span text:style-name="T80">"en"</text:span><text:span text:style-name="T28">&gt; <text:s text:c="4"/>&lt;head&gt; <text:s text:c="4"/>&lt;meta</text:span><text:span text:style-name="T121"> </text:span><text:span text:style-name="T60">charset</text:span><text:span text:style-name="T121">=</text:span><text:span text:style-name="T80">"UTF-8"</text:span><text:span text:style-name="T28">&gt; <text:s text:c="19"/></text:span><text:span text:style-name="T57">index.html</text:span></text:p>
      <text:p text:style-name="P41"><text:span text:style-name="T23">&lt;title&gt;</text:span>CSS Selectors<text:span text:style-name="T23">&lt;/title&gt;</text:span></text:p>
      <text:p text:style-name="P41"><text:span text:style-name="T23">&lt;link</text:span> <text:span text:style-name="T54">rel</text:span>=<text:span text:style-name="T78">"stylesheet"</text:span> <text:span text:style-name="T54">href</text:span>=<text:span text:style-name="T78">"./style.css"</text:span> <text:span text:style-name="T23">/&gt;</text:span></text:p>
      <text:p text:style-name="P110">&lt;/head&gt;</text:p>
      <text:p text:style-name="P67"/>
      <text:p text:style-name="P117">&lt;body&gt;</text:p>
      <text:p text:style-name="P41"><text:span text:style-name="T23">&lt;h1&gt;</text:span>CSS Selectors<text:span text:style-name="T23">&lt;/h1&gt;</text:span></text:p>
      <text:p text:style-name="P41"><text:span text:style-name="T23">&lt;h2&gt;</text:span>Applying CSS to Different Parts of HTML<text:span text:style-name="T23">&lt;/h2&gt;</text:span></text:p>
      <text:p text:style-name="P129">&lt;!-- TODO 1: Set the CSS for all paragraph tags to "color: red" --&gt;</text:p>
      <text:p text:style-name="P144"><text:span text:style-name="T28">&lt;p</text:span><text:span text:style-name="T47"> </text:span><text:span text:style-name="T60">class</text:span><text:span text:style-name="T47">=</text:span><text:span text:style-name="T80">"note"</text:span><text:span text:style-name="T28">&gt;</text:span><text:span text:style-name="T47">1. The element selector targets elements based on their HTML tag name.</text:span><text:span text:style-name="T28">&lt;/p&gt;</text:span></text:p>
      <text:p text:style-name="P110">&lt;ol&gt;</text:p>
      <text:p text:style-name="P129"><text:s text:c="4"/>&lt;!-- TODO 2: Set the CSS for all elements with a class of "note" to "font-size: 20px" --&gt;</text:p>
      <text:p text:style-name="P54"><text:span text:style-name="T23"><text:s text:c="4"/>&lt;li</text:span> <text:span text:style-name="T54">class</text:span>=<text:span text:style-name="T78">"note"</text:span> <text:span text:style-name="T54">value</text:span>=<text:span text:style-name="T78">"2"</text:span><text:span text:style-name="T23">&gt;</text:span>Class selectors target elements based on the value of the class attribute.<text:span text:style-name="T23">&lt;/li&gt;</text:span></text:p>
      <text:p text:style-name="P131"><text:s text:c="4"/></text:p>
      <text:p text:style-name="P131"><text:s text:c="4"/>&lt;!-- TODO 3: Set the CSS for the element with an id of "id-selector-demo" to "color: green" --&gt;</text:p>
      <text:p text:style-name="P41"><text:span text:style-name="T23"><text:s text:c="4"/>&lt;li</text:span> <text:span text:style-name="T54">class</text:span>=<text:span text:style-name="T78">"note"</text:span> <text:span text:style-name="T54">id</text:span>=<text:span text:style-name="T78">"id-selector-demo"</text:span> <text:span text:style-name="T54">value</text:span>=<text:span text:style-name="T78">"3"</text:span><text:span text:style-name="T23">&gt;</text:span>ID selectors target elements based on the value of the id</text:p>
      <text:p text:style-name="P144"><text:span text:style-name="T47"><text:s text:c="12"/>attribute.</text:span><text:span text:style-name="T28">&lt;/li&gt;</text:span></text:p>
      <text:p text:style-name="P131"><text:s text:c="4"/></text:p>
      <text:p text:style-name="P131"><text:s text:c="4"/>&lt;!-- TODO 4: Set the CSS for the li elements that have the "value" attribute set to "4" to have "color: blue" --&gt;</text:p>
      <text:p text:style-name="P144"><text:span text:style-name="T28"><text:s text:c="4"/>&lt;li</text:span><text:span text:style-name="T47"> </text:span><text:span text:style-name="T60">class</text:span><text:span text:style-name="T47">=</text:span><text:span text:style-name="T80">"note"</text:span><text:span text:style-name="T47"> </text:span><text:span text:style-name="T60">value</text:span><text:span text:style-name="T47">=</text:span><text:span text:style-name="T80">"4"</text:span><text:span text:style-name="T28">&gt;</text:span><text:span text:style-name="T47">Attribute selectors target elements based on their attributes and values.</text:span><text:span text:style-name="T28">&lt;/li&gt;</text:span></text:p>
      <text:p text:style-name="P131"><text:s text:c="4"/></text:p>
      <text:p text:style-name="P131"><text:s text:c="4"/>&lt;!-- TODO 5: Set all elements to have "text-align: center" --&gt;</text:p>
      <text:p text:style-name="P41"><text:span text:style-name="T23"><text:s text:c="4"/>&lt;li</text:span> <text:span text:style-name="T54">class</text:span>=<text:span text:style-name="T78">"note"</text:span> <text:span text:style-name="T54">value</text:span>=<text:span text:style-name="T78">"5"</text:span><text:span text:style-name="T23">&gt;</text:span>The universal selector targets all elements.<text:span text:style-name="T23">&lt;/li&gt;</text:span></text:p>
      <text:p text:style-name="P110">&lt;/ol&gt;</text:p>
      <text:p text:style-name="P144"><text:span text:style-name="T28">&lt;h3</text:span><text:span text:style-name="T47"> </text:span><text:span text:style-name="T60">class</text:span><text:span text:style-name="T47">=</text:span><text:span text:style-name="T80">"red-text"</text:span><text:span text:style-name="T28">&gt;</text:span><text:span text:style-name="T47"> Next Head </text:span><text:span text:style-name="T28">&lt;/h3&gt;</text:span><text:span text:style-name="T47"> <text:s text:c="9"/></text:span><text:span text:style-name="T28">&lt;h3</text:span><text:span text:style-name="T47"> </text:span><text:span text:style-name="T60">id</text:span><text:span text:style-name="T47">=</text:span><text:span text:style-name="T80">"main_color"</text:span><text:span text:style-name="T28">&gt;</text:span><text:span text:style-name="T47"> Here I am again </text:span><text:span text:style-name="T28">&lt;/h3&gt;</text:span></text:p>
      <text:p text:style-name="P144"><text:span text:style-name="T28">&lt;h3</text:span><text:span text:style-name="T47"> </text:span><text:span text:style-name="T60">my_reference</text:span><text:span text:style-name="T47">=</text:span><text:span text:style-name="T80">"true"</text:span><text:span text:style-name="T28">&gt;</text:span><text:span text:style-name="T47"> Drag me </text:span><text:span text:style-name="T28">&lt;/h3&gt;</text:span></text:p>
      <text:p text:style-name="P110">&lt;/body&gt;</text:p>
      <text:p text:style-name="P110">&lt;/html&gt;</text:p>
      <text:p text:style-name="P140"/>
      <text:p text:style-name="P141">style.css</text:p>
      <text:p text:style-name="P145"><text:span text:style-name="T28">.red-text</text:span><text:span text:style-name="T47">{</text:span><text:span text:style-name="T60">color</text:span><text:span text:style-name="T47">: </text:span><text:span text:style-name="T139">red</text:span><text:span text:style-name="T47">;} <text:s text:c="12"/></text:span><text:span text:style-name="T97">/* Change color with a </text:span><text:span text:style-name="T101">class</text:span><text:span text:style-name="T97"> selector */</text:span></text:p>
      <text:p text:style-name="P145"><text:span text:style-name="T28">#main_color</text:span><text:span text:style-name="T47">{</text:span><text:span text:style-name="T60">color</text:span><text:span text:style-name="T47">:</text:span><text:span text:style-name="T139">green</text:span><text:span text:style-name="T47">} <text:s text:c="3"/></text:span><text:span text:style-name="T95">/* change color with an </text:span><text:span text:style-name="T100">id</text:span><text:span text:style-name="T95"> selector */</text:span></text:p>
      <text:p text:style-name="P144"/>
      <text:p text:style-name="P144"><text:span text:style-name="T95">/* change color with element(attribute) </text:span><text:span text:style-name="T102">reference</text:span><text:span text:style-name="T95"> selector */</text:span></text:p>
      <text:p text:style-name="P60"><text:span text:style-name="T23">h3</text:span>[<text:span text:style-name="T54">my_reference</text:span>]{<text:span text:style-name="T54">color</text:span>: <text:span text:style-name="T136">purple</text:span>} <text:span text:style-name="T87">/* if the reference is not set, then all the h3 will be affected by the color purple. </text:span></text:p>
      <text:p text:style-name="P60"><text:span text:style-name="T87"><text:tab/><text:tab/><text:tab/><text:tab/><text:tab/> <text:s text:c="6"/></text:span><text:span text:style-name="T111">Also if the reference is set to </text:span><text:span text:style-name="T93">false</text:span><text:span text:style-name="T111"> it won’t be affected by this seletor. </text:span><text:span text:style-name="T87">*/</text:span></text:p>
      <text:p text:style-name="P145"><text:span text:style-name="T28">*</text:span><text:span text:style-name="T47">{</text:span><text:span text:style-name="T60">color</text:span><text:span text:style-name="T47">: </text:span><text:span text:style-name="T139">burlywood</text:span><text:span text:style-name="T47">} <text:s text:c="3"/></text:span><text:span text:style-name="T95">/* change color with universal selector */</text:span></text:p>
      <text:p text:style-name="P144"><text:span text:style-name="T28">p</text:span><text:span text:style-name="T47">{</text:span><text:span text:style-name="T60">color</text:span><text:span text:style-name="T47">:</text:span><text:span text:style-name="T139">red</text:span><text:span text:style-name="T47">;}</text:span></text:p>
      <text:p text:style-name="P41"/>
      <text:p text:style-name="P41"><text:span text:style-name="T23">.note</text:span>{<text:span text:style-name="T54">font-size</text:span>: <text:span text:style-name="T127">20px</text:span> }</text:p>
      <text:p text:style-name="P41"><text:span text:style-name="T23">#id-selector-demo</text:span>{<text:span text:style-name="T54">color</text:span>: <text:span text:style-name="T136">green</text:span>}</text:p>
      <text:p text:style-name="P41"><text:span text:style-name="T23">li</text:span>[<text:span text:style-name="T54">value</text:span>=<text:span text:style-name="T149">"4"</text:span>]{<text:span text:style-name="T54">color</text:span>: <text:span text:style-name="T136">blue</text:span>}</text:p>
      <text:p text:style-name="P41"><text:span text:style-name="T23">*</text:span>{<text:span text:style-name="T54">text-align</text:span>: <text:span text:style-name="T136">center</text:span>;}</text:p>
      <text:p text:style-name="P67"/>
      <text:p text:style-name="P62"><text:span text:style-name="T152">Note: we can combine </text:span><text:span text:style-name="T153">C</text:span><text:span text:style-name="T152">lasses, ids and </text:span><text:span text:style-name="T154">attributes.</text:span><text:span text:style-name="T152"> </text:span><text:span text:style-name="T36">&lt;div</text:span><text:span text:style-name="T156"> </text:span><text:span text:style-name="T66">id</text:span><text:span text:style-name="T156">=</text:span><text:span text:style-name="T81">"outer-box"</text:span><text:span text:style-name="T156"> </text:span><text:span text:style-name="T66">class</text:span><text:span text:style-name="T156">=</text:span><text:span text:style-name="T81">"box" </text:span><text:span text:style-name="T66">a</text:span><text:span text:style-name="T67">ttribute</text:span><text:span text:style-name="T36">&gt; <text:s text:c="2"/></text:span><text:span text:style-name="T35">&lt;/div&gt;</text:span></text:p>
      <text:p text:style-name="P138"><text:span text:style-name="T124">/* </text:span><text:span text:style-name="T125">Combinig Selectors inside the </text:span><text:span text:style-name="T64">index</text:span><text:span text:style-name="T63">.</text:span><text:span text:style-name="T64">html</text:span><text:span text:style-name="T63"> </text:span><text:span text:style-name="T125">file </text:span><text:span text:style-name="T124">*/</text:span></text:p>
      <text:p text:style-name="P65"/>
      <text:p text:style-name="P65"><text:span text:style-name="T26">&lt;!DOCTYPE</text:span><text:span text:style-name="T118"> </text:span><text:span text:style-name="T58">html</text:span><text:span text:style-name="T26">&gt;</text:span></text:p>
      <text:p text:style-name="P65"><text:span text:style-name="T28">&lt;html</text:span><text:span text:style-name="T121"> </text:span><text:span text:style-name="T60">lang</text:span><text:span text:style-name="T121">=</text:span><text:span text:style-name="T80">"en"</text:span><text:span text:style-name="T28">&gt;</text:span></text:p>
      <text:p text:style-name="P65"><text:span text:style-name="T28">&lt;meta</text:span><text:span text:style-name="T121"> </text:span><text:span text:style-name="T60">charset</text:span><text:span text:style-name="T121">=</text:span><text:span text:style-name="T80">"UTF-8"</text:span><text:span text:style-name="T28">&gt;</text:span><text:span text:style-name="T32"> </text:span><text:span text:style-name="T31">&lt;head&gt;</text:span></text:p>
      <text:p text:style-name="P102"><text:span text:style-name="T184">&lt;title&gt;</text:span><text:span text:style-name="T53">Document</text:span><text:span text:style-name="T184">&lt;/title&gt;</text:span></text:p>
      <text:p text:style-name="P102">&lt;link<text:span text:style-name="T44"> </text:span><text:span text:style-name="T54">rel</text:span><text:span text:style-name="T44">=</text:span><text:span text:style-name="T78">"stylesheet"</text:span><text:span text:style-name="T44"> </text:span><text:span text:style-name="T54">href</text:span><text:span text:style-name="T44">=</text:span><text:span text:style-name="T78">"./style_test.css"</text:span><text:span text:style-name="T44"> </text:span>/&gt;</text:p>
      <text:p text:style-name="P102">&lt;/head&gt;</text:p>
      <text:p text:style-name="P102"><text:tab/>&lt;body&gt;</text:p>
      <text:p text:style-name="P102"><text:tab/><text:tab/>&lt;div&gt; <text:s text:c="4"/></text:p>
      <text:p text:style-name="P102"><text:soft-page-break/>&lt;h1&gt;<text:span text:style-name="T44"> Working with Selector Types </text:span>&lt;/h1&gt;</text:p>
      <text:p text:style-name="P102"><text:tab/><text:tab/><text:tab/></text:p>
      <text:p text:style-name="P4"><text:span text:style-name="T24">&lt;h2&gt;</text:span><text:span text:style-name="T45"> This is an Element Selector, h2 </text:span><text:span text:style-name="T24">&lt;/h2&gt;</text:span></text:p>
      <text:p text:style-name="P1"><text:span text:style-name="T24">&lt;p</text:span><text:span text:style-name="T45"> </text:span><text:span text:style-name="T55">class</text:span><text:span text:style-name="T45">=</text:span><text:span text:style-name="T79">"RedFont"</text:span><text:span text:style-name="T24">&gt;</text:span><text:span text:style-name="T45"> Class Selector </text:span><text:span text:style-name="T24">&lt;/p&gt; <text:s text:c="4"/>&lt;p</text:span><text:span text:style-name="T45"> </text:span><text:span text:style-name="T55">id</text:span><text:span text:style-name="T45">=</text:span><text:span text:style-name="T79">"bg_yellow"</text:span><text:span text:style-name="T24">&gt;</text:span><text:span text:style-name="T45"> Id Selector </text:span><text:span text:style-name="T24">&lt;/p&gt;</text:span></text:p>
      <text:p text:style-name="P1"/>
      <text:p text:style-name="P1"><text:span text:style-name="T24">&lt;h2&gt;</text:span><text:span text:style-name="T45"> Combinig a class and an id, h2 </text:span><text:span text:style-name="T24">&lt;/h2&gt;</text:span></text:p>
      <text:p text:style-name="P1"/>
      <text:p text:style-name="P7"><text:span text:style-name="T23">&lt;p</text:span> <text:span text:style-name="T54">class</text:span>=<text:span text:style-name="T78">"RedFont"</text:span> <text:span text:style-name="T54">id</text:span>=<text:span text:style-name="T78">"bg_yellow"</text:span> <text:span text:style-name="T23">&gt;</text:span> Two Selectors class and id <text:span text:style-name="T23">&lt;/p&gt;</text:span></text:p>
      <text:p text:style-name="P7"><text:span text:style-name="T23">&lt;p</text:span> <text:span text:style-name="T54">id</text:span>=<text:span text:style-name="T78">"mysize"</text:span> <text:span text:style-name="T54">class</text:span>=<text:span text:style-name="T78">"RedFont"</text:span> <text:span text:style-name="T23">&gt;</text:span> Two Selectors id and class <text:span text:style-name="T23">&lt;/p&gt;</text:span></text:p>
      <text:p text:style-name="P1"/>
      <text:p text:style-name="P1"><text:span text:style-name="T24">&lt;h2&gt;</text:span><text:span text:style-name="T45"> Combinig many classes and only one id, h2 </text:span><text:span text:style-name="T24">&lt;/h2&gt;</text:span></text:p>
      <text:p text:style-name="P7"><text:span text:style-name="T23">&lt;p</text:span> <text:span text:style-name="T54">class</text:span>=<text:span text:style-name="T78">"MySize RedFont MyStyle"</text:span><text:span text:style-name="T23">&gt;</text:span> 3 class Selectors: MySize, RedFont and MyStyle <text:span text:style-name="T23">&lt;/p&gt;</text:span></text:p>
      <text:p text:style-name="P7"><text:span text:style-name="T23">&lt;p</text:span> <text:span text:style-name="T54">id</text:span>=<text:span text:style-name="T78">"purple_text"</text:span> <text:span text:style-name="T23">&gt;</text:span> This only one id Selector not more than one is allowed <text:span text:style-name="T23">&lt;/p&gt;</text:span></text:p>
      <text:p text:style-name="P7"/>
      <text:p text:style-name="P7"><text:span text:style-name="T23">&lt;h2&gt;</text:span> Attribute Selector, h2 <text:span text:style-name="T23">&lt;/h2&gt;</text:span></text:p>
      <text:p text:style-name="P7"><text:span text:style-name="T23">&lt;p</text:span> <text:span text:style-name="T54">copy_right</text:span>=<text:span text:style-name="T78">"true"</text:span><text:span text:style-name="T23">&gt;</text:span> This is an Attribute Selector set to true <text:span text:style-name="T23">&lt;/p&gt;</text:span></text:p>
      <text:p text:style-name="P7"><text:span text:style-name="T23">&lt;p</text:span> <text:span text:style-name="T54">copy_right</text:span>=<text:span text:style-name="T78">"false"</text:span><text:span text:style-name="T23">&gt;</text:span> This is an Attribute Selector set to false <text:span text:style-name="T23">&lt;/p&gt;</text:span></text:p>
      <text:p text:style-name="P1"/>
      <text:p text:style-name="P1"><text:span text:style-name="T24">&lt;h2&gt;</text:span><text:span text:style-name="T45"> Universal Selector, h2 </text:span><text:span text:style-name="T24">&lt;/h2&gt;</text:span></text:p>
      <text:p text:style-name="P7"><text:span text:style-name="T23">&lt;p&gt;</text:span> This will afected all the document although I am not setting anything on some of the element as the h1. However, if you set a class or an id or an attribute the universal selector won't affect those type of selectors. Therefore, all the colors set on elements ,ids, classes and attributes selectors, but that will be applicable only colors because what we set on those selector. In </text:p>
      <text:p text:style-name="P7">the case of different value then you will notice text-align:"center;" was affected for all the entire document because that value was not set on the selectors. Unless we specified different text-align for any element. h2 we set its own text-align, therefore, it won't be affected by the universal selector.</text:p>
      <text:p text:style-name="P72"/>
      <text:p text:style-name="P137"><text:span text:style-name="T116">/* how we use them → Element Selector{Property(color):Value(blue)} */ <text:s text:c="3"/></text:span><text:span text:style-name="T63">style.css</text:span></text:p>
      <text:p text:style-name="P1"/>
      <text:p text:style-name="P122">/* Element Selector or just Element, h1. */</text:p>
      <text:p text:style-name="P7"><text:span text:style-name="T23">h2</text:span>{ <text:span text:style-name="T54">color</text:span>: <text:span text:style-name="T136">blue</text:span>; <text:span text:style-name="T54">text-align</text:span>: <text:span text:style-name="T136">left</text:span>;}</text:p>
      <text:p text:style-name="P1"/>
      <text:p text:style-name="P122">/* Class Selector. It can be used for many elements. */</text:p>
      <text:p text:style-name="P122">/* .class_name{property:value} */</text:p>
      <text:p text:style-name="P14"><text:span text:style-name="T23">.RedFont</text:span>{<text:span text:style-name="T54">color</text:span>:<text:span text:style-name="T136">red</text:span>;}</text:p>
      <text:p text:style-name="P14"><text:span text:style-name="T23">.MySize</text:span>{<text:span text:style-name="T54">font-size</text:span>: <text:span text:style-name="T136">xx-large</text:span>;}</text:p>
      <text:p text:style-name="P14"><text:span text:style-name="T23">.MyStyle</text:span>{<text:span text:style-name="T54">font-style</text:span>: <text:span text:style-name="T136">oblique</text:span>;}</text:p>
      <text:p text:style-name="P1"/>
      <text:p text:style-name="P122">/* #id_name{property:value} */</text:p>
      <text:p text:style-name="P122">/* Id Selector. It is used for one single element. */</text:p>
      <text:p text:style-name="P14"><text:span text:style-name="T23">#bg_yellow</text:span>{<text:span text:style-name="T54">background-color</text:span>:<text:span text:style-name="T136">yellow</text:span>;}</text:p>
      <text:p text:style-name="P14"><text:span text:style-name="T23">#mysize</text:span>{<text:span text:style-name="T54">font-size</text:span>:<text:span text:style-name="T136">xx-small</text:span>;}</text:p>
      <text:p text:style-name="P14"><text:span text:style-name="T23">#purple_text</text:span>{<text:span text:style-name="T54">color</text:span>:<text:span text:style-name="T136">purple</text:span>;}</text:p>
      <text:p text:style-name="P1"/>
      <text:p text:style-name="P122">/* Attribute Selector */</text:p>
      <text:p text:style-name="P7"><text:span text:style-name="T23">p</text:span>[<text:span text:style-name="T54">copy_right</text:span>=<text:span text:style-name="T149">"true"</text:span>]</text:p>
      <text:p text:style-name="P7">{</text:p>
      <text:p text:style-name="P7"><text:span text:style-name="T54">font-size</text:span>: <text:span text:style-name="T136">small</text:span>; <text:span text:style-name="T54">background-color</text:span>: <text:span text:style-name="T136">blue</text:span>;</text:p>
      <text:p text:style-name="P7"><text:span text:style-name="T54">color</text:span>: <text:span text:style-name="T136">yellow</text:span>; <text:span text:style-name="T54">font-weight</text:span>: <text:span text:style-name="T136">bold</text:span>; <text:span text:style-name="T54">font-style</text:span>: <text:span text:style-name="T136">oblique</text:span>;</text:p>
      <text:p text:style-name="P7">}</text:p>
      <text:p text:style-name="P122">/* Note: if ="true" is not set then it will do the same for true and false or even without specifying true/false on the element</text:p>
      <text:p text:style-name="P122">where is being used. To avoid using true or false, don't write the attribute and it will work either false or true or even without</text:p>
      <text:p text:style-name="P122">the =true/false. To make it work in oppiste way then just defined it as false rather than true. */</text:p>
      <text:p text:style-name="P1"/>
      <text:p text:style-name="P122">/* Universal Selector. It means Select all. */</text:p>
      <text:p text:style-name="P7"><text:span text:style-name="T23">*</text:span>{<text:span text:style-name="T54">color</text:span>:<text:span text:style-name="T136">darksalmon</text:span>; <text:span text:style-name="T54">text-align</text:span>: <text:span text:style-name="T136">center</text:span>;}</text:p>
      <text:p text:style-name="P86"><text:soft-page-break/><text:span text:style-name="T15">Note: </text:span><text:span text:style-name="T160">The </text:span><text:span text:style-name="T19">order </text:span><text:span text:style-name="T20">of selectors</text:span><text:span text:style-name="T159"> </text:span><text:span text:style-name="T160">that elements takes in CSS is as following: </text:span><text:span text:style-name="T16">Top</text:span><text:span text:style-name="T161"> to </text:span><text:span text:style-name="T16">Bottom</text:span><text:span text:style-name="T161">, being the Bottom the most importace one.</text:span><text:span text:style-name="T160"> </text:span></text:p>
      <text:p text:style-name="P74"><text:span text:style-name="T163">Position:</text:span><text:span text:style-name="T157"> whatever is set at the </text:span><text:span text:style-name="T158">bottom </text:span><text:span text:style-name="T157">will </text:span><text:span text:style-name="T158">be </text:span><text:span text:style-name="T157">ke</text:span><text:span text:style-name="T158">pt</text:span><text:span text:style-name="T157">, no matter wh</text:span><text:span text:style-name="T158">at</text:span><text:span text:style-name="T157"> </text:span><text:span text:style-name="T158">is being used </text:span><text:span text:style-name="T157">(when same </text:span><text:span text:style-name="T158">selector and </text:span><text:span text:style-name="T157">value is </text:span><text:span text:style-name="T158">being used</text:span><text:span text:style-name="T157">).</text:span></text:p>
      <text:p text:style-name="P75"><text:span text:style-name="T163">Specifity:</text:span><text:span text:style-name="T157"> </text:span></text:p>
      <text:p text:style-name="P75"><text:span text:style-name="T157"><text:tab/></text:span><text:span text:style-name="T155">attribute <text:s text:c="24"/></text:span><text:span text:style-name="T158">Top</text:span></text:p>
      <text:p text:style-name="P82"><text:tab/>element </text:p>
      <text:p text:style-name="P82"><text:tab/>class </text:p>
      <text:p text:style-name="P75"><text:span text:style-name="T155"><text:tab/>id <text:s text:c="34"/></text:span><text:span text:style-name="T158">Bottom</text:span></text:p>
      <text:p text:style-name="P76"><text:span text:style-name="T162">Type:</text:span><text:span text:style-name="T155"> </text:span></text:p>
      <text:p text:style-name="P76"><text:span text:style-name="T155"><text:tab/>external <text:s text:c="24"/></text:span><text:span text:style-name="T158">Top</text:span></text:p>
      <text:p text:style-name="P83"><text:tab/>internal </text:p>
      <text:p text:style-name="P76"><text:span text:style-name="T155"><text:tab/>inline <text:s text:c="28"/></text:span><text:span text:style-name="T158">Bottom</text:span></text:p>
      <text:p text:style-name="P85"><text:span text:style-name="T159"><text:s/></text:span><text:span text:style-name="T188">Importance:</text:span><text:span text:style-name="T189"> </text:span><text:span text:style-name="T77">color</text:span><text:span text:style-name="T187">: </text:span><text:span text:style-name="T146">yellow</text:span><text:span text:style-name="T187">; </text:span><text:span text:style-name="T77">color</text:span><text:span text:style-name="T187">: </text:span><text:span text:style-name="T146">red</text:span><text:span text:style-name="T187"> </text:span><text:span text:style-name="T84">!important</text:span><text:span text:style-name="T187">; → color:red will take effect over everything specified for that specific element.</text:span></text:p>
      <text:p text:style-name="P96"/>
      <text:p text:style-name="P94"><text:span text:style-name="T167">C</text:span><text:span text:style-name="T166">ascade order come from </text:span><text:span text:style-name="T21">Top</text:span><text:span text:style-name="T166"> to </text:span><text:span text:style-name="T21">Bottom </text:span><text:span text:style-name="T168">(</text:span><text:span text:style-name="T164">Position to Importance</text:span><text:span text:style-name="T168">)</text:span><text:span text:style-name="T22"> </text:span><text:span text:style-name="T166">when talking about importace. Bottom </text:span><text:span text:style-name="T168">is</text:span><text:span text:style-name="T166"> the most important one.</text:span></text:p>
      <text:p text:style-name="P138"/>
      <text:p text:style-name="P138"><text:span text:style-name="T116">/* </text:span><text:span text:style-name="T117">Combinig Selectors inside the </text:span><text:span text:style-name="T64">index.html and s</text:span><text:span text:style-name="T63">tyle.css </text:span><text:span text:style-name="T117">file </text:span><text:span text:style-name="T116">*/</text:span></text:p>
      <text:p text:style-name="P109">Combination of Selectors:</text:p>
      <text:p text:style-name="P35">Group: they are separetor by a coma.<text:span text:style-name="T54"/></text:p>
      <text:p text:style-name="P139">Index.html file <text:s text:c="63"/>style.css file</text:p>
      <text:p text:style-name="P27"><text:span text:style-name="T23">&lt;h1&gt;</text:span> Main Title <text:span text:style-name="T23">&lt;/h1&gt; <text:s text:c="49"/>h1</text:span>, <text:span text:style-name="T23">h2</text:span>{<text:span text:style-name="T54">color</text:span>:<text:span text:style-name="T136">blueviolet</text:span>;}</text:p>
      <text:p text:style-name="P7"><text:span text:style-name="T23">&lt;h2&gt;</text:span> Second Title <text:span text:style-name="T23">&lt;/h2&gt;</text:span></text:p>
      <text:p text:style-name="P27"/>
      <text:p text:style-name="P27"><text:span text:style-name="T1">Note:</text:span> you can use any kind of selectors as class with id or attribute instead of element selector. Any combination should work.</text:p>
      <text:p text:style-name="P27"/>
      <text:p text:style-name="P35">Child: they are separeted by angle bracket, &gt;. </text:p>
      <text:p text:style-name="P15"><text:span text:style-name="T40">&lt;main_level&gt;</text:span><text:span text:style-name="T178"> <text:s text:c="63"/></text:span><text:span text:style-name="T40">.box</text:span><text:span text:style-name="T178"> &gt; p1 &gt; </text:span><text:span text:style-name="T179">p11</text:span><text:span text:style-name="T178">{</text:span><text:span text:style-name="T72">color</text:span><text:span text:style-name="T178">:</text:span><text:span text:style-name="T144">firebrick</text:span><text:span text:style-name="T178">;</text:span><text:span text:style-name="T72">background-color</text:span><text:span text:style-name="T178">: </text:span><text:span text:style-name="T144">yellow</text:span><text:span text:style-name="T178">;}</text:span></text:p>
      <text:p text:style-name="P7"><text:span text:style-name="T23"><text:s text:c="4"/>&lt;second_level</text:span> <text:span text:style-name="T54">class</text:span>=<text:span text:style-name="T78">"box"</text:span><text:span text:style-name="T23">&gt;</text:span> <text:span text:style-name="T23">&lt;br&gt;</text:span></text:p>
      <text:p text:style-name="P7"><text:span text:style-name="T23"><text:s text:c="8"/>&lt;p1&gt;</text:span> hello there </text:p>
      <text:p text:style-name="P7"><text:span text:style-name="T23"><text:s text:c="12"/>&lt;p11&gt;</text:span> <text:span text:style-name="T23">&lt;br&gt;</text:span></text:p>
      <text:p text:style-name="P7"><text:s text:c="16"/>hi<text:span text:style-name="T192">_1</text:span> </text:p>
      <text:p text:style-name="P7"><text:span text:style-name="T23"><text:s text:c="12"/>&lt;/p11&gt;</text:span> </text:p>
      <text:p text:style-name="P7"><text:span text:style-name="T23"><text:s text:c="8"/>&lt;/p1&gt;</text:span> <text:span text:style-name="T23">&lt;br&gt;</text:span> </text:p>
      <text:p text:style-name="P7"><text:span text:style-name="T23"><text:s text:c="8"/>&lt;p2&gt;</text:span> adios bye <text:span text:style-name="T23">&lt;br&gt;</text:span> </text:p>
      <text:p text:style-name="P15"><text:span text:style-name="T23"><text:s text:c="12"/>&lt;p11&gt;</text:span> </text:p>
      <text:p text:style-name="P15"><text:s text:c="16"/>hi<text:span text:style-name="T192">_2</text:span> </text:p>
      <text:p text:style-name="P104"><text:s text:c="12"/>&lt;/p11&gt;</text:p>
      <text:p text:style-name="P101"><text:s text:c="8"/>&lt;/p2&gt;</text:p>
      <text:p text:style-name="P101"><text:s text:c="4"/>&lt;/second_level&gt;</text:p>
      <text:p text:style-name="P101">&lt;/main_level&gt;</text:p>
      <text:p text:style-name="P15"/>
      <text:p text:style-name="P15"><text:span text:style-name="T14">Note:</text:span><text:span text:style-name="T179"> As you see the only p11 is being affected. This only work</text:span><text:span text:style-name="T180">s</text:span><text:span text:style-name="T179"> with one level down that is why the </text:span><text:span text:style-name="T14">hi_2</text:span><text:span text:style-name="T179"> is not affected because hi_2 belongs to level p2. If we delete p1 from the style.cc file then nothing will be affected and the reason is because box&gt;p11 does not exist. If we want both hi_1 and hi_2 to be affected then we use a different combination, Descendant. </text:span></text:p>
      <text:p text:style-name="P15"><text:span text:style-name="T179">As decendant this will be: </text:span><text:span text:style-name="T23">.box</text:span> p11 {<text:span text:style-name="T54">color</text:span>:<text:span text:style-name="T136">firebrick</text:span>; <text:span text:style-name="T54">background-color</text:span>: <text:span text:style-name="T136">yellow</text:span>;} </text:p>
      <text:p text:style-name="P27"/>
      <text:p text:style-name="P35">Descendant: they are separeted by a space.</text:p>
      <text:p text:style-name="P14"><text:span text:style-name="T43">&lt;hamburger</text:span><text:span text:style-name="T172"> </text:span><text:span text:style-name="T75">class</text:span><text:span text:style-name="T172">=</text:span><text:span text:style-name="T85">"RedFont"</text:span><text:span text:style-name="T43">&gt;</text:span><text:span text:style-name="T172"> <text:s text:c="42"/></text:span><text:span text:style-name="T23">.RedFont</text:span> tocino{<text:span text:style-name="T54">color</text:span>:<text:span text:style-name="T136">white</text:span>; <text:span text:style-name="T54">background-color</text:span>: <text:span text:style-name="T136">green</text:span>;}</text:p>
      <text:p text:style-name="P7"><text:span text:style-name="T23"><text:s text:c="4"/>&lt;vetables&gt;</text:span> </text:p>
      <text:p text:style-name="P7"><text:span text:style-name="T23"><text:s text:c="8"/>&lt;tomate&gt;</text:span> hello <text:span text:style-name="T23">&lt;/tomate&gt;</text:span></text:p>
      <text:p text:style-name="P7"><text:span text:style-name="T23"><text:s text:c="8"/>&lt;lettuce&gt;</text:span> lettuce <text:span text:style-name="T23">&lt;/lettuce&gt;</text:span></text:p>
      <text:p text:style-name="P101"><text:s text:c="4"/>&lt;/vetables&gt;</text:p>
      <text:p text:style-name="P7"><text:span text:style-name="T23"><text:s text:c="4"/>&lt;meat&gt;</text:span> <text:span text:style-name="T23">&lt;br&gt;</text:span></text:p>
      <text:p text:style-name="P7"><text:span text:style-name="T23"><text:s text:c="8"/>&lt;tocino&gt;</text:span> tocino <text:span text:style-name="T23">&lt;/tocino&gt;</text:span> <text:span text:style-name="T23">&lt;br&gt;</text:span> </text:p>
      <text:p text:style-name="P7"><text:span text:style-name="T23"><text:s text:c="8"/>&lt;carne&gt;</text:span> carne <text:span text:style-name="T23">&lt;/carne&gt;</text:span></text:p>
      <text:p text:style-name="P101"><text:s text:c="4"/>&lt;/meat&gt;</text:p>
      <text:p text:style-name="P101">&lt;/hamburger&gt;</text:p>
      <text:p text:style-name="P16"/>
      <text:p text:style-name="P16"><text:soft-page-break/><text:span text:style-name="T14">Note:</text:span><text:span text:style-name="T17"> </text:span><text:span text:style-name="T179">Only tocino is being affected although </text:span><text:span text:style-name="T14">tocino</text:span><text:span text:style-name="T179"> is inside </text:span><text:span text:style-name="T14">meat</text:span><text:span text:style-name="T179">. <text:s/>This work</text:span><text:span text:style-name="T180">s</text:span><text:span text:style-name="T179"> with </text:span><text:span text:style-name="T180">many </text:span><text:span text:style-name="T179">level</text:span><text:span text:style-name="T180">s</text:span><text:span text:style-name="T179"> down</text:span></text:p>
      <text:p text:style-name="P36"><text:span text:style-name="T193">Chaining</text:span>: they <text:span text:style-name="T193">apply where all Selectors </text:span>are <text:span text:style-name="T193">true</text:span>. <text:span text:style-name="T193">This is used when we want something in specific.</text:span></text:p>
      <text:p text:style-name="P38">The order is by: Element, class, id without space between them on style.css file.</text:p>
      <text:p text:style-name="P38"/>
      <text:p text:style-name="P17"><text:span text:style-name="T41">&lt;h2&gt;</text:span><text:span text:style-name="T181"> This is an Element Selector, h2 </text:span><text:span text:style-name="T41">&lt;/h2&gt; <text:s text:c="27"/></text:span><text:span text:style-name="T23">h2</text:span>{ <text:span text:style-name="T54">color</text:span>: rgb(<text:span text:style-name="T127">17</text:span>, <text:span text:style-name="T127">192</text:span>, <text:span text:style-name="T127">31</text:span>); <text:span text:style-name="T54">text-align</text:span>: <text:span text:style-name="T136">left</text:span>;}</text:p>
      <text:p text:style-name="P17"><text:span text:style-name="T42">&lt;h2</text:span><text:span text:style-name="T179"> </text:span><text:span text:style-name="T73">class</text:span><text:span text:style-name="T179">=</text:span><text:span text:style-name="T86">"MyStyle"</text:span><text:span text:style-name="T42">&gt;</text:span><text:span text:style-name="T179"> hello </text:span><text:span text:style-name="T42">&lt;/h2&gt; <text:s text:c="41"/></text:span><text:span text:style-name="T23">h2.MyStyle</text:span>{<text:span text:style-name="T54">background-color</text:span>: <text:span text:style-name="T136">black</text:span>; <text:span text:style-name="T54">color</text:span>:<text:span text:style-name="T136">white</text:span>}</text:p>
      <text:p text:style-name="P29"/>
      <text:p text:style-name="P39"><text:span text:style-name="T1">Note: </text:span>Although the <text:span text:style-name="T1">Element Selector</text:span> makes all the <text:span text:style-name="T1">h2</text:span> in green color and <text:span text:style-name="T1">align left</text:span>, the <text:span text:style-name="T1">chaining Selector</text:span> makes it to change its properties for the specific one with the class specified. </text:p>
      <text:p text:style-name="P37"/>
      <text:p text:style-name="P99"><text:span text:style-name="T1">HTML With CSS </text:span><text:span text:style-name="T2">(</text:span><text:span text:style-name="T3">Border</text:span><text:span text:style-name="T2">s, </text:span><text:span text:style-name="T4">font-family, font-weight, font-style</text:span><text:span text:style-name="T2">)</text:span></text:p>
      <text:p text:style-name="P63"><text:a xlink:type="simple" xlink:href="https://developer.mozilla.org/en-US/docs/Web/CSS/font" text:style-name="Internet_20_link" text:visited-style-name="Visited_20_Internet_20_Link"><text:span text:style-name="T190">https://developer.mozilla.org/en-US/docs/Web/CSS/font</text:span></text:a><text:span text:style-name="T190"> <text:s text:c="5"/></text:span></text:p>
      <text:p text:style-name="P95"><text:span text:style-name="T38">&lt;!DOCTYPE</text:span><text:span text:style-name="T169"> </text:span><text:span text:style-name="T69">html</text:span><text:span text:style-name="T38">&gt; </text:span><text:span text:style-name="T37">&lt;html</text:span><text:span text:style-name="T165"> </text:span><text:span text:style-name="T68">lang</text:span><text:span text:style-name="T165">=</text:span><text:span text:style-name="T82">"en"</text:span><text:span text:style-name="T37">&gt;</text:span></text:p>
      <text:p text:style-name="P119">&lt;head&gt;</text:p>
      <text:p text:style-name="P97"><text:span text:style-name="T23"><text:s text:c="4"/>&lt;meta</text:span> <text:span text:style-name="T54">charset</text:span>=<text:span text:style-name="T78">"UTF-8"</text:span><text:span text:style-name="T23">&gt; &lt;title&gt;</text:span>CSS Box Model<text:span text:style-name="T23">&lt;/title&gt; &lt;style&gt; </text:span><text:span text:style-name="T87">/* Write your CSS code here */</text:span></text:p>
      <text:p text:style-name="P97"><text:tab/>bfc1 { <text:span text:style-name="T54">background-color</text:span>:<text:span text:style-name="T136">yellow</text:span>; <text:span text:style-name="T54">color</text:span>:<text:span text:style-name="T136">blueviolet</text:span>; <text:span text:style-name="T54">font-weight</text:span>: <text:span text:style-name="T127">800</text:span>; <text:span text:style-name="T54">font-family</text:span>: <text:span text:style-name="T149">'Courier New'</text:span>, <text:span text:style-name="T136">Courier</text:span>, <text:span text:style-name="T136">monospace</text:span>; }</text:p>
      <text:p text:style-name="P119"><text:tab/>div <text:span text:style-name="T44">{ </text:span><text:span text:style-name="T54">height</text:span><text:span text:style-name="T44">: </text:span><text:span text:style-name="T127">150px</text:span><text:span text:style-name="T44">; </text:span><text:span text:style-name="T54">width</text:span><text:span text:style-name="T44">: </text:span><text:span text:style-name="T127">200px</text:span><text:span text:style-name="T44">; <text:s/></text:span><text:span text:style-name="T54">text-align</text:span><text:span text:style-name="T44">: </text:span><text:span text:style-name="T136">justify</text:span><text:span text:style-name="T44">; <text:s/>}</text:span></text:p>
      <text:p text:style-name="P119"/>
      <text:p text:style-name="P119"><text:tab/>.box1 <text:span text:style-name="T44">{ </text:span><text:span text:style-name="T54">background-color</text:span><text:span text:style-name="T44">: </text:span><text:span text:style-name="T136">aquamarine</text:span><text:span text:style-name="T44">; </text:span><text:span text:style-name="T54">color</text:span><text:span text:style-name="T44">:</text:span><text:span text:style-name="T136">brown</text:span><text:span text:style-name="T44">; </text:span><text:span text:style-name="T54">font-style</text:span><text:span text:style-name="T44">: </text:span><text:span text:style-name="T136">oblique</text:span><text:span text:style-name="T44">; </text:span><text:span text:style-name="T54">font-weight</text:span><text:span text:style-name="T44">: </text:span><text:span text:style-name="T136">bolder</text:span><text:span text:style-name="T44">; </text:span><text:span text:style-name="T54">border</text:span><text:span text:style-name="T44">: </text:span><text:span text:style-name="T127">10px</text:span><text:span text:style-name="T49"> </text:span><text:span text:style-name="T141">solid</text:span><text:span text:style-name="T44"> </text:span><text:span text:style-name="T136">black</text:span><text:span text:style-name="T44">;</text:span></text:p>
      <text:p text:style-name="P98"><text:span text:style-name="T54"><text:tab/><text:tab/> <text:s/>border-width</text:span>: <text:span text:style-name="T127">5px</text:span> <text:span text:style-name="T127">10px</text:span> <text:span text:style-name="T127">5px</text:span> <text:span text:style-name="T127">15px</text:span>; <text:span text:style-name="T54">padding</text:span>: <text:span text:style-name="T127">5px</text:span> <text:span text:style-name="T127">10px</text:span> <text:span text:style-name="T127">0px</text:span> <text:span text:style-name="T127">15px</text:span>; <text:span text:style-name="T54">margin</text:span>: <text:span text:style-name="T127">5px</text:span>; <text:span text:style-name="T54">text-transform</text:span>: <text:span text:style-name="T136">uppercase</text:span>; }</text:p>
      <text:p text:style-name="P120"><text:tab/></text:p>
      <text:p text:style-name="P121"><text:tab/>.box2 <text:span text:style-name="T44">{ </text:span><text:span text:style-name="T54">background-color</text:span><text:span text:style-name="T44">:</text:span><text:span text:style-name="T136">yellow</text:span><text:span text:style-name="T44">; </text:span><text:span text:style-name="T54">border</text:span><text:span text:style-name="T44">: </text:span><text:span text:style-name="T127">10px</text:span><text:span text:style-name="T44"> </text:span><text:span text:style-name="T141">dashed</text:span><text:span text:style-name="T44"> </text:span><text:span text:style-name="T136">black</text:span><text:span text:style-name="T44">; </text:span><text:span text:style-name="T54">border-width</text:span><text:span text:style-name="T44">: </text:span><text:span text:style-name="T127">5px</text:span><text:span text:style-name="T44"> </text:span><text:span text:style-name="T127">10px</text:span><text:span text:style-name="T44"> </text:span><text:span text:style-name="T127">5px</text:span><text:span text:style-name="T44"> </text:span><text:span text:style-name="T127">15px</text:span><text:span text:style-name="T44">;</text:span></text:p>
      <text:p text:style-name="P121"><text:span text:style-name="T44"><text:tab/><text:tab/> <text:s text:c="2"/></text:span><text:span text:style-name="T54">padding</text:span><text:span text:style-name="T44">: </text:span><text:span text:style-name="T127">5px</text:span><text:span text:style-name="T44"> </text:span><text:span text:style-name="T127">10px 0px</text:span><text:span text:style-name="T44"> </text:span><text:span text:style-name="T127">15px</text:span><text:span text:style-name="T44">; </text:span><text:span text:style-name="T54">margin</text:span><text:span text:style-name="T44">: </text:span><text:span text:style-name="T127">5px</text:span><text:span text:style-name="T44">; <text:s/></text:span><text:span text:style-name="T54">margin-left</text:span><text:span text:style-name="T44">: </text:span><text:span text:style-name="T127">260px</text:span><text:span text:style-name="T44">; <text:s/></text:span><text:span text:style-name="T54">text-align</text:span><text:span text:style-name="T44">: </text:span><text:span text:style-name="T136">center</text:span><text:span text:style-name="T44">; }</text:span></text:p>
      <text:p text:style-name="P120"><text:tab/></text:p>
      <text:p text:style-name="P120"><text:tab/>.box3 <text:span text:style-name="T44">{ </text:span><text:span text:style-name="T54">background-color</text:span><text:span text:style-name="T44">:</text:span><text:span text:style-name="T136">black</text:span><text:span text:style-name="T44">; </text:span><text:span text:style-name="T54">color</text:span><text:span text:style-name="T44">:</text:span><text:span text:style-name="T136">yellow</text:span><text:span text:style-name="T44">; </text:span><text:span text:style-name="T54">font-weight</text:span><text:span text:style-name="T44">: </text:span><text:span text:style-name="T136">bold</text:span><text:span text:style-name="T44">; </text:span><text:span text:style-name="T54">font-style</text:span><text:span text:style-name="T44">: </text:span><text:span text:style-name="T136">oblique</text:span><text:span text:style-name="T44">; </text:span><text:span text:style-name="T54">font-family</text:span><text:span text:style-name="T44">: cursive;</text:span></text:p>
      <text:p text:style-name="P97"><text:span text:style-name="T54"><text:tab/><text:tab/> <text:s/>border</text:span>: <text:span text:style-name="T127">10px</text:span> <text:span text:style-name="T136">dashed</text:span> <text:span text:style-name="T136">red</text:span>; <text:span text:style-name="T54">border-width</text:span>: <text:span text:style-name="T127">5px</text:span> <text:span text:style-name="T127">10px</text:span> <text:span text:style-name="T127">5px</text:span> <text:span text:style-name="T127">15px</text:span>; <text:span text:style-name="T54">padding</text:span>: <text:span text:style-name="T127">5px</text:span> <text:span text:style-name="T127">15px</text:span> <text:span text:style-name="T127">0px</text:span> <text:span text:style-name="T127">15px</text:span>; <text:span text:style-name="T54">margin</text:span>: <text:span text:style-name="T127">5px</text:span>; </text:p>
      <text:p text:style-name="P156"><text:span text:style-name="T68"><text:tab/><text:tab/> <text:s/>margin-left</text:span><text:span text:style-name="T52">: </text:span><text:span text:style-name="T131">520px</text:span><text:span text:style-name="T52">; }</text:span></text:p>
      <text:p text:style-name="P119"><text:s text:c="4"/>&lt;/style&gt;</text:p>
      <text:p text:style-name="P110">&lt;/head&gt;</text:p>
      <text:p text:style-name="P110">&lt;body&gt;</text:p>
      <text:p text:style-name="P41"><text:span text:style-name="T23"><text:s text:c="4"/>&lt;h1&gt;</text:span> Boxes Exercise <text:span text:style-name="T23">&lt;/h1&gt;</text:span></text:p>
      <text:p text:style-name="P41"><text:span text:style-name="T23"><text:s text:c="4"/>&lt;bfc1&gt;</text:span> Boxe 1 <text:span text:style-name="T23">&lt;/bfc1&gt;</text:span></text:p>
      <text:p text:style-name="P41"/>
      <text:p text:style-name="P41"><text:span text:style-name="T23"><text:s text:c="4"/>&lt;div</text:span> <text:span text:style-name="T54">class</text:span>=<text:span text:style-name="T78">"box1"</text:span><text:span text:style-name="T23">&gt;</text:span> <text:span text:style-name="T87">&lt;!-- division 1 --&gt;</text:span> </text:p>
      <text:p text:style-name="P55"><text:span text:style-name="T23"><text:s text:c="8"/>&lt;p</text:span> <text:span text:style-name="T23">&gt;</text:span> Hell there is is a paragraph, but this time I will show all the margins dimensions as well as the padding along <text:tab/> <text:s text:c="6"/>with the border, I hope you enjoy it, Good Bye for now. <text:s/><text:span text:style-name="T23">&lt;/p&gt;</text:span></text:p>
      <text:p text:style-name="P110"><text:s text:c="4"/>&lt;/div&gt;</text:p>
      <text:p text:style-name="P110"><text:s text:c="4"/></text:p>
      <text:p text:style-name="P57"><text:span text:style-name="T23">&lt;div</text:span> <text:span text:style-name="T54">class</text:span>=<text:span text:style-name="T78">"box2"</text:span> <text:span text:style-name="T23">&gt;</text:span> <text:span text:style-name="T87">&lt;!-- division 2 --&gt;</text:span> </text:p>
      <text:p text:style-name="P56"><text:span text:style-name="T23"><text:s text:c="4"/>&lt;p</text:span> <text:span text:style-name="T23">&gt;</text:span> Hell there is is a paragraph, but this time I will show all the margins dimensions as well as the padding along with <text:tab/> <text:s text:c="2"/>the border, I hope you enjoy it, Good Bye for now. <text:span text:style-name="T23">&lt;/p&gt;</text:span></text:p>
      <text:p text:style-name="P114">&lt;/div&gt;</text:p>
      <text:p text:style-name="P146"/>
      <text:p text:style-name="P56"><text:span text:style-name="T23">&lt;div</text:span> <text:span text:style-name="T54">class</text:span>=<text:span text:style-name="T78">"box3"</text:span><text:span text:style-name="T23">&gt;</text:span> <text:span text:style-name="T87">&lt;!-- division 3 --&gt;</text:span> </text:p>
      <text:p text:style-name="P56"><text:span text:style-name="T23"><text:s text:c="4"/>&lt;p</text:span> <text:span text:style-name="T23">&gt;</text:span> Hell there is is a paragraph, but this time I will show all the margins dimensions as well as the padding along with <text:s text:c="2"/><text:tab/> <text:s text:c="2"/>the border, I hope you enjoy it, Good Bye for now. <text:span text:style-name="T23">&lt;/p&gt;</text:span> </text:p>
      <text:p text:style-name="P114">&lt;/div&gt;</text:p>
      <text:p text:style-name="P115">&lt;/body&gt;</text:p>
      <text:p text:style-name="P110">&lt;/html&gt;</text:p>
      <text:p text:style-name="P155">border: thickness style color </text:p>
      <text:p text:style-name="P61"><text:span text:style-name="T185">border-top:0px <text:s text:c="12"/></text:span><text:span text:style-name="T109">&lt;!-- </text:span><text:span text:style-name="T110">specify the top border </text:span><text:span text:style-name="T109">→ </text:span><text:span text:style-name="T76">border-top</text:span><text:span text:style-name="T191">: </text:span><text:span text:style-name="T132">5px</text:span><text:span text:style-name="T191"> </text:span><text:span text:style-name="T145">solid</text:span><text:span text:style-name="T191"> </text:span><text:span text:style-name="T145">gold</text:span><text:span text:style-name="T191">; </text:span><text:span text:style-name="T109">--&gt;</text:span></text:p>
      <text:p text:style-name="P58">border-<text:span text:style-name="T151">right</text:span>:0px</text:p>
      <text:p text:style-name="P58">border-<text:span text:style-name="T151">left</text:span>:0px</text:p>
      <text:p text:style-name="P58">border-<text:span text:style-name="T151">bottom</text:span>:0px</text:p>
      <text:p text:style-name="P144"><text:span text:style-name="T47">border-width: Apx Bpx Cpx Dpx; </text:span><text:span text:style-name="T95">&lt;!-- ABCD are numbers for the pixels size top right bottom left--&gt;</text:span></text:p>
      <text:p text:style-name="P144"><text:span text:style-name="T47">border-width: Apx Bpx; <text:s text:c="14"/></text:span><text:span text:style-name="T95">&lt;!-- AB are numbers for the pixels size A for top right and B for bottom left--&gt;</text:span></text:p>
      <text:p text:style-name="P144"><text:soft-page-break/><text:span text:style-name="T47">border-width: Apx; <text:s text:c="21"/></text:span><text:span text:style-name="T95">&lt;!-- A will be for all 4 sides top right bottom left--&gt;</text:span></text:p>
      <text:p text:style-name="P90"><text:span text:style-name="T1">HTML With CSS </text:span><text:span text:style-name="T2">(</text:span><text:span text:style-name="T5">position: static, absolute, relative</text:span><text:span text:style-name="T4">, fi</text:span><text:span text:style-name="T5">xed</text:span><text:span text:style-name="T2">)</text:span></text:p>
      <text:p text:style-name="P135"><text:span text:style-name="T148">&lt;!-- <text:s text:c="3"/></text:span>position: static; HTML default flow</text:p>
      <text:p text:style-name="P148"/>
      <text:p text:style-name="P134">position: relative; → this moves the object relative</text:p>
      <text:p text:style-name="P136">top:20px; <text:s text:c="12"/>→ <text:span text:style-name="T186">away from the top from the absolute position object (box) reference.</text:span></text:p>
      <text:p text:style-name="P134">left:20px; <text:s text:c="12"/>→ <text:span text:style-name="T186">away from the left from the absolute position object (box) reference.</text:span></text:p>
      <text:p text:style-name="P148"/>
      <text:p text:style-name="P134">Position: absolute; → this is relative to the nearest positioned</text:p>
      <text:p text:style-name="P134">top:20px; <text:s text:c="14"/>→ ancestor or top left corner of webpage <text:span text:style-name="T186">(ancestor can be another object, box)</text:span></text:p>
      <text:p text:style-name="P136">left:20px; <text:s text:c="14"/>→ ancestor or top left corner of webpage <text:span text:style-name="T186">(ancestor can be another object, box)</text:span></text:p>
      <text:p text:style-name="P134">z-index: -1; <text:s text:c="11"/>→ z-index, decided how is set the object. <text:s/><text:span text:style-name="T186">B</text:span>ehidn is -1 and top <text:span text:style-name="T186">is 0</text:span>.</text:p>
      <text:p text:style-name="P148"/>
      <text:p text:style-name="P134">position:fixed;</text:p>
      <text:p text:style-name="P134">top:50px; <text:s text:c="13"/>→ it is fixed in all the website and it </text:p>
      <text:p text:style-name="P134">left:50px; <text:s text:c="13"/>→ never moves from your screen. <text:s text:c="6"/>--&gt;</text:p>
      <text:p text:style-name="P148"/>
      <text:p text:style-name="P118">.red-circle</text:p>
      <text:p text:style-name="P41">{</text:p>
      <text:p text:style-name="P41"><text:span text:style-name="T54">position</text:span>: <text:span text:style-name="T136">absolute</text:span>;</text:p>
      <text:p text:style-name="P41"><text:span text:style-name="T54">background-color</text:span>: <text:span text:style-name="T136">red</text:span>;</text:p>
      <text:p text:style-name="P41"><text:span text:style-name="T54">width</text:span>: <text:span text:style-name="T127">200px</text:span>;</text:p>
      <text:p text:style-name="P41"><text:span text:style-name="T54">height</text:span>: <text:span text:style-name="T127">200px</text:span>;</text:p>
      <text:p text:style-name="P41"><text:span text:style-name="T54">border-radius</text:span>: <text:span text:style-name="T127">100px</text:span>; <text:s text:c="3"/><text:span text:style-name="T87">/* W</text:span><text:span text:style-name="T105">ithout this option it will be a rectangle</text:span><text:span text:style-name="T87"> */</text:span></text:p>
      <text:p text:style-name="P41"><text:span text:style-name="T54">left</text:span>:<text:span text:style-name="T127">250px</text:span>;</text:p>
      <text:p text:style-name="P41"><text:span text:style-name="T54">top</text:span>: <text:span text:style-name="T127">150px</text:span> </text:p>
      <text:p text:style-name="P41">}</text:p>
      <text:p text:style-name="P148"/>
      <text:p text:style-name="P149">Note: Check exercise 7.2</text:p>
      <text:p text:style-name="P79"/>
      <text:p text:style-name="P91"><text:span text:style-name="T1">HTML With CSS </text:span><text:span text:style-name="T2">(</text:span><text:span text:style-name="T6">Display</text:span><text:span text:style-name="T2">)</text:span></text:p>
      <text:p text:style-name="P147"><text:span text:style-name="T30">&lt;!DOCTYPE</text:span><text:span text:style-name="T48"> </text:span><text:span text:style-name="T62">html</text:span><text:span text:style-name="T30">&gt; </text:span><text:span text:style-name="T28">&lt;html&gt; &lt;head&gt; <text:s/>&lt;title&gt;</text:span><text:span text:style-name="T47">CSS Display Property Example</text:span><text:span text:style-name="T28">&lt;/title&gt; </text:span></text:p>
      <text:p text:style-name="P147"><text:span text:style-name="T28">&lt;style&gt; p</text:span><text:span text:style-name="T47"> { </text:span><text:span text:style-name="T60">color</text:span><text:span text:style-name="T47">: </text:span><text:span text:style-name="T139">white</text:span><text:span text:style-name="T47">; }</text:span></text:p>
      <text:p text:style-name="P133">/* there are 3 ways to display things:</text:p>
      <text:p text:style-name="P133"/>
      <text:p text:style-name="P129">block → it will jump to the next block after it's done. It will use all the line completely for itself.</text:p>
      <text:p text:style-name="P144"/>
      <text:p text:style-name="P144"><text:span text:style-name="T95">Inline → it'll go all in the same line without respecting the width and height. It will jump to the next block if there is not <text:tab/><text:tab/> <text:s text:c="2"/>enough space </text:span><text:span text:style-name="T98">available</text:span><text:span text:style-name="T95">.</text:span></text:p>
      <text:p text:style-name="P144"/>
      <text:p text:style-name="P129">Inline-block → it'll go all in the same line respecting the width and height. Unless there is not enough space in the line <text:tab/><text:tab/><text:tab/> <text:s text:c="2"/>block.</text:p>
      <text:p text:style-name="P144"><text:span text:style-name="T99">n</text:span><text:span text:style-name="T95">one → it will disappear the container from the screen <text:s/>*/</text:span></text:p>
      <text:p text:style-name="P84"/>
      <text:p text:style-name="P84"><text:span text:style-name="T27">.red</text:span><text:span text:style-name="T120"> <text:s text:c="3"/>{ </text:span><text:span text:style-name="T59">display</text:span><text:span text:style-name="T119">: </text:span><text:span text:style-name="T138">inline-block</text:span><text:span text:style-name="T119">; </text:span><text:span text:style-name="T59">width</text:span><text:span text:style-name="T119">: </text:span><text:span text:style-name="T128">200px</text:span><text:span text:style-name="T119">; </text:span><text:span text:style-name="T59">height</text:span><text:span text:style-name="T119">: </text:span><text:span text:style-name="T128">200px</text:span><text:span text:style-name="T119">; </text:span><text:span text:style-name="T59">background-color</text:span><text:span text:style-name="T119">: </text:span><text:span text:style-name="T138">red</text:span><text:span text:style-name="T119">; <text:s text:c="4"/>}</text:span></text:p>
      <text:p text:style-name="P144"><text:span text:style-name="T28">.green</text:span><text:span text:style-name="T47">{ </text:span><text:span text:style-name="T60">display</text:span><text:span text:style-name="T47">: </text:span><text:span text:style-name="T139">inline-block</text:span><text:span text:style-name="T47">; </text:span><text:span text:style-name="T60">width</text:span><text:span text:style-name="T47">: </text:span><text:span text:style-name="T129">200px</text:span><text:span text:style-name="T47">; </text:span><text:span text:style-name="T60">height</text:span><text:span text:style-name="T47">: </text:span><text:span text:style-name="T129">200px</text:span><text:span text:style-name="T47">; </text:span><text:span text:style-name="T60">background-color</text:span><text:span text:style-name="T47">: </text:span><text:span text:style-name="T139">green</text:span><text:span text:style-name="T47">; }</text:span></text:p>
      <text:p text:style-name="P144"><text:span text:style-name="T28">.blue</text:span><text:span text:style-name="T47"> <text:s/>{ </text:span><text:span text:style-name="T60">display</text:span><text:span text:style-name="T47">: </text:span><text:span text:style-name="T139">inline-block</text:span><text:span text:style-name="T47">; </text:span><text:span text:style-name="T60">width</text:span><text:span text:style-name="T47">: </text:span><text:span text:style-name="T129">200px</text:span><text:span text:style-name="T47">; </text:span><text:span text:style-name="T60">height</text:span><text:span text:style-name="T47">: </text:span><text:span text:style-name="T129">200px</text:span><text:span text:style-name="T47">; </text:span><text:span text:style-name="T60">background-color</text:span><text:span text:style-name="T47">: </text:span><text:span text:style-name="T139">blue</text:span><text:span text:style-name="T47">; <text:s text:c="2"/>}</text:span></text:p>
      <text:p text:style-name="P110">&lt;/style&gt;</text:p>
      <text:p text:style-name="P110">&lt;/head&gt;</text:p>
      <text:p text:style-name="P144"/>
      <text:p text:style-name="P110">&lt;body&gt;</text:p>
      <text:p text:style-name="P41"><text:span text:style-name="T23"><text:tab/>&lt;h1&gt;</text:span>CSS Display Property<text:span text:style-name="T23">&lt;/h1&gt;</text:span></text:p>
      <text:p text:style-name="P41"><text:span text:style-name="T23"><text:tab/>&lt;p</text:span> <text:span text:style-name="T54">class</text:span>=<text:span text:style-name="T78">"red"</text:span><text:span text:style-name="T23">&gt;</text:span>Red Paragraph <text:span text:style-name="T23">&lt;/p&gt;</text:span></text:p>
      <text:p text:style-name="P41"><text:span text:style-name="T23"><text:tab/>&lt;p</text:span> <text:span text:style-name="T54">class</text:span>=<text:span text:style-name="T78">"green"</text:span><text:span text:style-name="T23">&gt;</text:span>Green Paragraph<text:span text:style-name="T23">&lt;/p&gt;</text:span></text:p>
      <text:p text:style-name="P41"><text:span text:style-name="T23"><text:tab/>&lt;p</text:span> <text:span text:style-name="T54">class</text:span>=<text:span text:style-name="T78">"blue"</text:span><text:span text:style-name="T23">&gt;</text:span>Blue Paragraph<text:span text:style-name="T23">&lt;/p&gt;</text:span></text:p>
      <text:p text:style-name="P110">&lt;/body&gt;</text:p>
      <text:p text:style-name="P110"><text:soft-page-break/>&lt;/html&gt;</text:p>
      <text:p text:style-name="P91"><text:span text:style-name="T1">HTML With CSS </text:span><text:span text:style-name="T2">(</text:span><text:span text:style-name="T8">float</text:span><text:span text:style-name="T2">)</text:span></text:p>
      <text:p text:style-name="P124"><text:span text:style-name="T175">&lt;!--</text:span><text:span text:style-name="T12"> </text:span><text:span text:style-name="T13">float: </text:span><text:span text:style-name="T176">wrap the text around the picture. </text:span><text:span text:style-name="T177">Helps with layout boxes(objects)--&gt; </text:span><text:s/>→ <text:span text:style-name="T50">Note</text:span><text:span text:style-name="T51">: Don’t use float for layout</text:span></text:p>
      <text:p text:style-name="P64"><text:span text:style-name="T28">&lt;!DOCTYPE</text:span><text:span text:style-name="T121"> </text:span><text:span text:style-name="T60">html</text:span><text:span text:style-name="T28">&gt; <text:s/>&lt;html</text:span><text:span text:style-name="T121"> </text:span><text:span text:style-name="T60">lang</text:span><text:span text:style-name="T121">=</text:span><text:span text:style-name="T80">"en"</text:span><text:span text:style-name="T28">&gt;</text:span></text:p>
      <text:p text:style-name="P101">&lt;head&gt;</text:p>
      <text:p text:style-name="P7"><text:span text:style-name="T23">&lt;meta</text:span> <text:span text:style-name="T54">charset</text:span>=<text:span text:style-name="T78">"UTF-8"</text:span><text:span text:style-name="T23">&gt;</text:span></text:p>
      <text:p text:style-name="P7"><text:span text:style-name="T23">&lt;title&gt;</text:span>CSS Float<text:span text:style-name="T23">&lt;/title&gt;</text:span></text:p>
      <text:p text:style-name="P101">&lt;style&gt;</text:p>
      <text:p text:style-name="P7"><text:span text:style-name="T23"><text:tab/>div</text:span> { <text:span text:style-name="T54">display</text:span>: <text:span text:style-name="T136">inline-block</text:span>; <text:span text:style-name="T54">width</text:span>: <text:span text:style-name="T127">40%</text:span>; }</text:p>
      <text:p text:style-name="P7"><text:span text:style-name="T23"><text:tab/>p</text:span> { <text:span text:style-name="T54">font-size</text:span>: <text:span text:style-name="T127">2em</text:span>; }</text:p>
      <text:p text:style-name="P1"/>
      <text:p text:style-name="P7"><text:span text:style-name="T23"><text:tab/>.cat</text:span> { <text:span text:style-name="T54">background-color</text:span>: <text:span text:style-name="T136">aquamarine</text:span>; <text:span text:style-name="T54">float</text:span>: <text:span text:style-name="T136">left</text:span>; }</text:p>
      <text:p text:style-name="P7"><text:span text:style-name="T23"><text:tab/>.dog</text:span> { <text:span text:style-name="T54">background-color</text:span>: <text:span text:style-name="T136">coral</text:span>; <text:span text:style-name="T54">float</text:span>: <text:span text:style-name="T136">right</text:span>;}</text:p>
      <text:p text:style-name="P1"/>
      <text:p text:style-name="P7"><text:span text:style-name="T23"><text:tab/>footer</text:span> { <text:span text:style-name="T54">text-align</text:span>: <text:span text:style-name="T136">center</text:span>; <text:span text:style-name="T54">background-color</text:span>: <text:span text:style-name="T136">blueviolet</text:span>;</text:p>
      <text:p text:style-name="P7"><text:span text:style-name="T54"><text:tab/>clear</text:span>:<text:span text:style-name="T136">both</text:span> }</text:p>
      <text:p text:style-name="P1"/>
      <text:p text:style-name="P7"><text:span text:style-name="T23"><text:tab/>img</text:span>{ <text:span text:style-name="T54">float</text:span>:<text:span text:style-name="T136">left</text:span>;}</text:p>
      <text:p text:style-name="P101">&lt;/style&gt;</text:p>
      <text:p text:style-name="P101">&lt;/head&gt;</text:p>
      <text:p text:style-name="P1"/>
      <text:p text:style-name="P101">&lt;body&gt;</text:p>
      <text:p text:style-name="P7"><text:span text:style-name="T23"><text:tab/>&lt;div</text:span> <text:span text:style-name="T54">class</text:span>=<text:span text:style-name="T78">"cat"</text:span><text:span text:style-name="T23">&gt;</text:span></text:p>
      <text:p text:style-name="P7"><text:span text:style-name="T23"><text:tab/> <text:s text:c="7"/>&lt;h2&gt;</text:span>CatCSS<text:span text:style-name="T23">&lt;/h2&gt;</text:span></text:p>
      <text:p text:style-name="P1"><text:span text:style-name="T24"><text:tab/> <text:s text:c="7"/>&lt;img</text:span><text:span text:style-name="T45"> </text:span><text:span text:style-name="T55">src</text:span><text:span text:style-name="T45">=</text:span><text:span text:style-name="T79">"cat.jpeg"</text:span><text:span text:style-name="T45"> </text:span><text:span text:style-name="T55">alt</text:span><text:span text:style-name="T45">=</text:span><text:span text:style-name="T79">"cat in a box"</text:span><text:span text:style-name="T45"> </text:span><text:span text:style-name="T24">/&gt;</text:span></text:p>
      <text:p text:style-name="P7"><text:span text:style-name="T23"><text:tab/> <text:s text:c="7"/>&lt;p</text:span> <text:span text:style-name="T54">class</text:span>=<text:span text:style-name="T78">"first-paragraph"</text:span><text:span text:style-name="T23">&gt;</text:span>Nap all day cat dog hate mouse eat string barf pillow no baths hate everything but kitty</text:p>
      <text:p text:style-name="P10"><text:tab/><text:tab/>poochy. Sleep on keyboard toy mouse squeak roll over. Mesmerizing birds. Poop on grasses licks paws destroy <text:tab/><text:tab/><text:tab/>couch intently sniff hand. The dog smells bad gnaw. </text:p>
      <text:p text:style-name="P105"><text:tab/> <text:s text:c="7"/>&lt;/p&gt;</text:p>
      <text:p text:style-name="P101"><text:tab/>&lt;/div&gt;</text:p>
      <text:p text:style-name="P101"/>
      <text:p text:style-name="P7"><text:span text:style-name="T23"><text:tab/>&lt;div</text:span> <text:span text:style-name="T54">class</text:span>=<text:span text:style-name="T78">"dog"</text:span><text:span text:style-name="T23">&gt;</text:span></text:p>
      <text:p text:style-name="P7"><text:span text:style-name="T23"><text:tab/> <text:s text:c="7"/>&lt;h2&gt;</text:span>DogCSS<text:span text:style-name="T23">&lt;/h2&gt;</text:span></text:p>
      <text:p text:style-name="P7"><text:span text:style-name="T23"><text:tab/> <text:s text:c="7"/>&lt;img</text:span> <text:span text:style-name="T54">src</text:span>=<text:span text:style-name="T78">"dog.jpeg"</text:span> <text:span text:style-name="T54">alt</text:span>=<text:span text:style-name="T78">"dogs in a box"</text:span> <text:span text:style-name="T23">/&gt;</text:span></text:p>
      <text:p text:style-name="P7"><text:span text:style-name="T23"><text:tab/> <text:s text:c="7"/>&lt;p</text:span> <text:span text:style-name="T54">class</text:span>=<text:span text:style-name="T78">"second-paragraph"</text:span><text:span text:style-name="T23">&gt;</text:span>Heckin good boys and girls long woofer big ol wow very biscit long woofer heck what <text:tab/><text:tab/>a nice floof, long doggo noodle horse vvv very taste wow. Very taste wow many pats aqua doggo he made many <text:tab/><text:tab/><text:tab/>woofs pupperino, puggo doing me a frighten.<text:span text:style-name="T23">&lt;/p&gt;</text:span></text:p>
      <text:p text:style-name="P1"><text:span text:style-name="T45"><text:tab/></text:span><text:span text:style-name="T24">&lt;/div&gt;</text:span><text:tab/></text:p>
      <text:p text:style-name="P7"><text:span text:style-name="T23"><text:tab/>&lt;footer&gt;</text:span>Copyright. This is the footer<text:span text:style-name="T23">&lt;/footer&gt;</text:span></text:p>
      <text:p text:style-name="P101">&lt;/body&gt;</text:p>
      <text:p text:style-name="P101">&lt;/html&gt;</text:p>
      <text:p text:style-name="P9"/>
      <text:p text:style-name="P92"><text:span text:style-name="T1">HTML With CSS </text:span><text:span text:style-name="T2">(</text:span><text:span text:style-name="T9">responsive: </text:span><text:span text:style-name="T18">@media</text:span><text:span text:style-name="T9">, Flexbox, Grid, and <text:s/>Bootstrap</text:span><text:span text:style-name="T2">)</text:span></text:p>
      <text:p text:style-name="P2"><text:span text:style-name="T25">&lt;!DOCTYPE</text:span><text:span text:style-name="T46"> </text:span><text:span text:style-name="T56">html</text:span><text:span text:style-name="T25">&gt; </text:span><text:span text:style-name="T24">&lt;html</text:span><text:span text:style-name="T45"> </text:span><text:span text:style-name="T55">lang</text:span><text:span text:style-name="T45">=</text:span><text:span text:style-name="T79">"en"</text:span><text:span text:style-name="T24">&gt; </text:span><text:span text:style-name="T94">&lt;!-- TODO: Change the background color for each device</text:span></text:p>
      <text:p text:style-name="P122">[lightsalmon] Mobile Devices: 319px — 480px, <text:s text:c="2"/>[powderblue] iPads and Tablets: 481px — 1200px</text:p>
      <text:p text:style-name="P122">[limegreen] Laptops: 1201px — 1600px <text:s text:c="13"/>[seagreen] Desktops: 1601px and more <text:s text:c="15"/>--&gt;</text:p>
      <text:p text:style-name="P1"><text:span text:style-name="T24">&lt;head&gt; &lt;meta</text:span><text:span text:style-name="T45"> </text:span><text:span text:style-name="T55">charset</text:span><text:span text:style-name="T45">=</text:span><text:span text:style-name="T79">"UTF-8"</text:span><text:span text:style-name="T24">&gt; </text:span></text:p>
      <text:p text:style-name="P7"><text:span text:style-name="T23">&lt;meta</text:span> <text:span text:style-name="T54">name</text:span>=<text:span text:style-name="T78">"viewport"</text:span> <text:span text:style-name="T54">content</text:span>=<text:span text:style-name="T78">"width=device-width, initial-scale=1, minimum-scale=1"</text:span> <text:span text:style-name="T23">/&gt;</text:span></text:p>
      <text:p text:style-name="P7"><text:span text:style-name="T23">&lt;title&gt;</text:span>Media Query<text:span text:style-name="T23">&lt;/title&gt; &lt;style&gt;</text:span></text:p>
      <text:p text:style-name="P7"><text:span text:style-name="T78">@media</text:span>(<text:span text:style-name="T54">max-width</text:span>:<text:span text:style-name="T127">350px</text:span>) { <text:span text:style-name="T23">h1</text:span>{<text:span text:style-name="T54">background-color</text:span>: <text:span text:style-name="T136">white</text:span>;}} </text:p>
      <text:p text:style-name="P7"><text:span text:style-name="T78">@media</text:span>(<text:span text:style-name="T54">min-width</text:span>: <text:span text:style-name="T127">351px</text:span>) and (<text:span text:style-name="T54">max-width</text:span>:<text:span text:style-name="T127">480px</text:span>) { <text:span text:style-name="T23">h1</text:span>{<text:span text:style-name="T54">background-color</text:span>: <text:span text:style-name="T136">blue</text:span>;}}</text:p>
      <text:p text:style-name="P7"><text:span text:style-name="T78">@media</text:span>(<text:span text:style-name="T54">min-width</text:span>: <text:span text:style-name="T127">481px</text:span>) and (<text:span text:style-name="T54">max-width</text:span>:<text:span text:style-name="T127">1200px</text:span>) { <text:span text:style-name="T23">h1</text:span>{<text:span text:style-name="T54">background-color</text:span>: <text:span text:style-name="T136">red</text:span>;}}</text:p>
      <text:p text:style-name="P7"><text:span text:style-name="T78">@media</text:span>(<text:span text:style-name="T54">min-width</text:span>: <text:span text:style-name="T127">1201px</text:span>) and (<text:span text:style-name="T54">max-width</text:span>:<text:span text:style-name="T127">1600px</text:span>) { <text:span text:style-name="T23">h1</text:span>{<text:span text:style-name="T54">background-color</text:span>: <text:span text:style-name="T136">yellow</text:span>;}}</text:p>
      <text:p text:style-name="P7"><text:span text:style-name="T78">@media</text:span>(<text:span text:style-name="T54">min-width</text:span>: <text:span text:style-name="T127">1601px</text:span>) { <text:span text:style-name="T23">h1</text:span>{<text:span text:style-name="T54">background-color</text:span>: <text:span text:style-name="T136">green</text:span>;}}</text:p>
      <text:p text:style-name="P1"><text:span text:style-name="T24">&lt;/style&gt; &lt;/head&gt; &lt;body&gt; &lt;h1&gt;</text:span><text:span text:style-name="T45"> Hello World!</text:span><text:span text:style-name="T24">&lt;/h1&gt; &lt;/body&gt;</text:span></text:p>
      <text:p text:style-name="P101"><text:soft-page-break/>&lt;/html&gt;</text:p>
      <text:p text:style-name="P93"><text:span text:style-name="T2">HTML With CSS (</text:span><text:span text:style-name="T9">responsive: @media, </text:span><text:span text:style-name="T18">Flexbox</text:span><text:span text:style-name="T9">, Grid, and <text:s/>Bootstrap</text:span><text:span text:style-name="T2">)</text:span></text:p>
      <text:p text:style-name="P101">&lt;style&gt;</text:p>
      <text:p text:style-name="P7"><text:span text:style-name="T23"><text:tab/>p</text:span> { <text:span text:style-name="T54">padding</text:span>: <text:span text:style-name="T127">0</text:span>; <text:span text:style-name="T54">margin</text:span>: <text:span text:style-name="T127">0</text:span>; <text:span text:style-name="T54">font-weight</text:span>: <text:span text:style-name="T127">700</text:span>; }</text:p>
      <text:p text:style-name="P11"><text:span text:style-name="T23"><text:tab/>li</text:span> { <text:span text:style-name="T54">list-style</text:span>: <text:span text:style-name="T136">none</text:span>; } <text:s text:c="2"/><text:span text:style-name="T87"><text:s/>/</text:span><text:span text:style-name="T106">* </text:span><text:span text:style-name="T107">→ </text:span><text:span text:style-name="T108">if we don’t want the dot to be shown */</text:span></text:p>
      <text:p text:style-name="P106"><text:tab/>.container</text:p>
      <text:p text:style-name="P11"><text:span text:style-name="T23"><text:tab/></text:span> {</text:p>
      <text:p text:style-name="P7"><text:span text:style-name="T54"><text:tab/> <text:s text:c="3"/>display</text:span>: <text:span text:style-name="T136">flex</text:span>;</text:p>
      <text:p text:style-name="P11"><text:span text:style-name="T54"><text:tab/> <text:s text:c="3"/>gap</text:span>: <text:span text:style-name="T127">15px</text:span>;</text:p>
      <text:p text:style-name="P7"><text:span text:style-name="T54"><text:s/><text:tab/> <text:s text:c="3"/>padding</text:span>: <text:span text:style-name="T127">50px</text:span>;</text:p>
      <text:p text:style-name="P7"><text:span text:style-name="T54"><text:tab/> <text:s text:c="3"/>background-color</text:span>: <text:span text:style-name="T136">gold</text:span>;</text:p>
      <text:p text:style-name="P7"><text:tab/>}</text:p>
      <text:p text:style-name="P101">&lt;/style&gt;</text:p>
      <text:p text:style-name="P1"/>
      <text:p text:style-name="P101">&lt;body&gt;</text:p>
      <text:p text:style-name="P7"><text:span text:style-name="T23"><text:s text:c="4"/>&lt;div</text:span> <text:span text:style-name="T54">class</text:span>=<text:span text:style-name="T78">"container"</text:span><text:span text:style-name="T23">&gt;</text:span></text:p>
      <text:p text:style-name="P13"><text:span text:style-name="T23">&lt;p&gt;</text:span>Page Layout Methods<text:span text:style-name="T23">&lt;/p&gt;</text:span></text:p>
      <text:p text:style-name="P3"><text:span text:style-name="T24">&lt;li&gt;&lt;a</text:span><text:span text:style-name="T45"> </text:span><text:span text:style-name="T55">href</text:span><text:span text:style-name="T45">=</text:span><text:span text:style-name="T79">"./html-table.html"</text:span><text:span text:style-name="T24">&gt;</text:span><text:span text:style-name="T45">HTML Table</text:span><text:span text:style-name="T24">&lt;/a&gt;&lt;/li&gt;</text:span></text:p>
      <text:p text:style-name="P12"><text:span text:style-name="T23">&lt;li&gt;&lt;a</text:span> <text:span text:style-name="T54">href</text:span>=<text:span text:style-name="T78">"./inline-block.html"</text:span><text:span text:style-name="T23">&gt;</text:span>Inline-Block<text:span text:style-name="T23">&lt;/li&gt;</text:span></text:p>
      <text:p text:style-name="P12"><text:span text:style-name="T23">&lt;li&gt;&lt;a</text:span> <text:span text:style-name="T54">href</text:span>=<text:span text:style-name="T78">"./absolute-position.html"</text:span><text:span text:style-name="T23">&gt;</text:span>Absolute Positioning<text:span text:style-name="T23">&lt;/li&gt;</text:span></text:p>
      <text:p text:style-name="P12"><text:span text:style-name="T23">&lt;li&gt;&lt;a</text:span> <text:span text:style-name="T54">href</text:span>=<text:span text:style-name="T78">"./float.html"</text:span><text:span text:style-name="T23">&gt;</text:span>Float<text:span text:style-name="T23">&lt;/li&gt;</text:span></text:p>
      <text:p text:style-name="P7"><text:span text:style-name="T23"><text:s text:c="12"/>&lt;li&gt;&lt;a</text:span> <text:span text:style-name="T54">href</text:span>=<text:span text:style-name="T78">"./flex.html"</text:span><text:span text:style-name="T23">&gt;</text:span>Flexbox<text:span text:style-name="T23">&lt;/li&gt;</text:span></text:p>
      <text:p text:style-name="P101"><text:s text:c="4"/>&lt;/div&gt;</text:p>
      <text:p text:style-name="P101">&lt;/body&gt;</text:p>
      <text:p text:style-name="P80"/>
      <text:p text:style-name="P81">==========================================================================================================</text:p>
      <text:p text:style-name="P107">&lt;style&gt;</text:p>
      <text:p text:style-name="P7"><text:span text:style-name="T23">.container</text:span> { <text:span text:style-name="T54">color</text:span>: <text:span text:style-name="T136">white</text:span>; <text:span text:style-name="T54">border-top</text:span>: <text:span text:style-name="T127">5px</text:span> <text:span text:style-name="T136">solid</text:span> <text:span text:style-name="T136">gold</text:span>; <text:span text:style-name="T54">border-left</text:span>: <text:span text:style-name="T127">5px</text:span> <text:span text:style-name="T136">solid</text:span> <text:span text:style-name="T136">gray</text:span>; <text:span text:style-name="T54">border-bottom</text:span>: <text:span text:style-name="T127">5px</text:span> <text:span text:style-name="T136">solid</text:span> <text:span text:style-name="T136">black</text:span>;</text:p>
      <text:p text:style-name="P17"><text:span text:style-name="T54"><text:tab/> <text:s text:c="8"/>border-right</text:span>: <text:span text:style-name="T127">5px</text:span> <text:span text:style-name="T136">solid</text:span> <text:span text:style-name="T136">goldenrod</text:span>; <text:span text:style-name="T54">padding</text:span>: <text:span text:style-name="T127">0px</text:span>; <text:span text:style-name="T54">margin-left</text:span>: <text:span text:style-name="T127">150px</text:span>; <text:span text:style-name="T75">display</text:span><text:span text:style-name="T172">: </text:span><text:span text:style-name="T143">flex</text:span><text:span text:style-name="T172">; </text:span></text:p>
      <text:p text:style-name="P17"><text:span text:style-name="T75"><text:tab/><text:tab/>flex-direction</text:span><text:span text:style-name="T172">: </text:span><text:span text:style-name="T143">column</text:span><text:span text:style-name="T172">; <text:s text:c="3"/></text:span><text:span text:style-name="T173">/* the order is vertical */</text:span></text:p>
      <text:p text:style-name="P7"><text:span text:style-name="T54"><text:tab/> <text:s text:c="8"/>width</text:span>: <text:span text:style-name="T127">80px</text:span>; <text:span text:style-name="T54">height</text:span>: <text:span text:style-name="T127">910px</text:span>; }</text:p>
      <text:p text:style-name="P18"><text:span text:style-name="T23">.container</text:span> &gt; <text:span text:style-name="T23">*</text:span> {<text:span text:style-name="T54">flex-basis</text:span>: <text:span text:style-name="T127">1</text:span><text:span text:style-name="T133">50</text:span><text:span text:style-name="T127">px</text:span>; } <text:s text:c="7"/><text:span text:style-name="T87">/* it will modifies the width or the heigh depends on the flex-direction. </text:span></text:p>
      <text:p text:style-name="P126"><text:tab/><text:tab/><text:tab/><text:tab/><text:tab/><text:tab/><text:tab/>column for heigh and row for width */</text:p>
      <text:p text:style-name="P7"/>
      <text:p text:style-name="P25"><text:span text:style-name="T23">.red</text:span> <text:s text:c="6"/>{<text:span text:style-name="T54">background-color</text:span>:<text:span text:style-name="T136">#eb4d4b</text:span>;}</text:p>
      <text:p text:style-name="P7"><text:span text:style-name="T23">.orange</text:span> {<text:span text:style-name="T54">background-color</text:span>:<text:span text:style-name="T136">#f0932b</text:span>; }</text:p>
      <text:p text:style-name="P7"><text:span text:style-name="T23">.yellow</text:span> <text:s/>{<text:span text:style-name="T54">background-color</text:span>:<text:span text:style-name="T136">#f6e58d</text:span>; }</text:p>
      <text:p text:style-name="P7"><text:span text:style-name="T23">.green</text:span> <text:s text:c="2"/>{<text:span text:style-name="T54">background-color</text:span>:<text:span text:style-name="T136">#6ab04c</text:span>;}</text:p>
      <text:p text:style-name="P7"><text:span text:style-name="T23">.blue</text:span> <text:s text:c="4"/>{<text:span text:style-name="T54">background-color</text:span>:<text:span text:style-name="T136">#4834d4</text:span>;}</text:p>
      <text:p text:style-name="P7"><text:span text:style-name="T23">.indigo</text:span> <text:s/>{<text:span text:style-name="T54">background-color</text:span>:<text:span text:style-name="T136">#30336b</text:span>;}</text:p>
      <text:p text:style-name="P7"><text:span text:style-name="T23">.purple </text:span><text:s/>{<text:span text:style-name="T54">background-color</text:span>:<text:span text:style-name="T136">#be2edd</text:span>;}</text:p>
      <text:p text:style-name="P7"/>
      <text:p text:style-name="P7"><text:span text:style-name="T23">div</text:span> <text:span text:style-name="T23">div</text:span> <text:s text:c="2"/>{<text:span text:style-name="T54">height</text:span>: <text:span text:style-name="T127">150px</text:span>; } </text:p>
      <text:p text:style-name="P101">&lt;/style&gt;</text:p>
      <text:p text:style-name="P80"/>
      <text:p text:style-name="P107">&lt;body&gt;</text:p>
      <text:p text:style-name="P7"><text:span text:style-name="T23">&lt;div</text:span> <text:span text:style-name="T54">class</text:span>=<text:span text:style-name="T78">"container"</text:span><text:span text:style-name="T23">&gt;</text:span></text:p>
      <text:p text:style-name="P7"><text:span text:style-name="T23">&lt;div</text:span> <text:span text:style-name="T54">class</text:span>=<text:span text:style-name="T78">"red"</text:span><text:span text:style-name="T23">&gt;</text:span>Red<text:span text:style-name="T23">&lt;/div&gt;</text:span></text:p>
      <text:p text:style-name="P7"><text:span text:style-name="T23">&lt;div</text:span> <text:span text:style-name="T54">class</text:span>=<text:span text:style-name="T78">"orange"</text:span><text:span text:style-name="T23">&gt;</text:span>Orange<text:span text:style-name="T23">&lt;/div&gt;</text:span></text:p>
      <text:p text:style-name="P7"><text:span text:style-name="T23">&lt;div</text:span> <text:span text:style-name="T54">class</text:span>=<text:span text:style-name="T78">"yellow"</text:span><text:span text:style-name="T23">&gt;</text:span>Yellow<text:span text:style-name="T23">&lt;/div&gt;</text:span></text:p>
      <text:p text:style-name="P7"><text:span text:style-name="T23">&lt;div</text:span> <text:span text:style-name="T54">class</text:span>=<text:span text:style-name="T78">"green"</text:span><text:span text:style-name="T23">&gt;</text:span>Green<text:span text:style-name="T23">&lt;/div&gt;</text:span></text:p>
      <text:p text:style-name="P7"><text:span text:style-name="T23">&lt;div</text:span> <text:span text:style-name="T54">class</text:span>=<text:span text:style-name="T78">"blue"</text:span><text:span text:style-name="T23">&gt;</text:span>Blue<text:span text:style-name="T23">&lt;/div&gt;</text:span></text:p>
      <text:p text:style-name="P7"><text:span text:style-name="T23">&lt;div</text:span> <text:span text:style-name="T54">class</text:span>=<text:span text:style-name="T78">"indigo"</text:span><text:span text:style-name="T23">&gt;</text:span>Indigo<text:span text:style-name="T23">&lt;/div&gt;</text:span></text:p>
      <text:p text:style-name="P7"><text:span text:style-name="T23">&lt;div</text:span> <text:span text:style-name="T54">class</text:span>=<text:span text:style-name="T78">"purple"</text:span><text:span text:style-name="T23">&gt;</text:span>Purple<text:span text:style-name="T23">&lt;/div&gt;</text:span></text:p>
      <text:p text:style-name="P101">&lt;/div&gt;</text:p>
      <text:p text:style-name="P101">&lt;/body&gt;</text:p>
      <text:p text:style-name="P101"><text:soft-page-break/></text:p>
      <text:p text:style-name="P40">index.html</text:p>
      <text:p text:style-name="P19"><text:span text:style-name="T23">&lt;!DOCTYPE</text:span> <text:span text:style-name="T54">html</text:span><text:span text:style-name="T23">&gt; <text:s text:c="3"/>&lt;html</text:span> <text:span text:style-name="T54">lang</text:span>=<text:span text:style-name="T78">"en"</text:span><text:span text:style-name="T23">&gt; <text:s text:c="3"/>&lt;head&gt; <text:s text:c="3"/>&lt;meta</text:span> <text:span text:style-name="T54">charset</text:span>=<text:span text:style-name="T78">"UTF-8"</text:span><text:span text:style-name="T23">&gt;</text:span></text:p>
      <text:p text:style-name="P7"><text:span text:style-name="T23">&lt;meta</text:span> <text:span text:style-name="T54">name</text:span>=<text:span text:style-name="T78">"viewport"</text:span> <text:span text:style-name="T54">content</text:span>=<text:span text:style-name="T78">"width=device-width, initial-scale=1.0"</text:span><text:span text:style-name="T23">&gt; <text:s text:c="3"/>&lt;title&gt;</text:span>Document<text:span text:style-name="T23">&lt;/title&gt;</text:span></text:p>
      <text:p text:style-name="P7"><text:span text:style-name="T23">&lt;link</text:span> <text:span text:style-name="T54">rel</text:span>=<text:span text:style-name="T78">"stylesheet"</text:span> <text:span text:style-name="T54">href</text:span>=<text:span text:style-name="T78">"./style_flex.css"</text:span> <text:span text:style-name="T23">/&gt;</text:span></text:p>
      <text:p text:style-name="P101">&lt;/head&gt; <text:s text:c="3"/>&lt;body&gt;</text:p>
      <text:p text:style-name="P19"><text:span text:style-name="T23">&lt;h1&gt;</text:span> Another Try With Flex <text:span text:style-name="T23">&lt;/h2&gt;</text:span></text:p>
      <text:p text:style-name="P19"><text:span text:style-name="T23">&lt;div</text:span> <text:span text:style-name="T54">class</text:span>=<text:span text:style-name="T78">"container"</text:span><text:span text:style-name="T23">&gt;</text:span></text:p>
      <text:p text:style-name="P19"><text:span text:style-name="T23">&lt;p</text:span> <text:span text:style-name="T54">class</text:span>=<text:span text:style-name="T78">"bgred"</text:span><text:span text:style-name="T23">&gt;</text:span> one <text:span text:style-name="T23">&lt;/p&gt;</text:span></text:p>
      <text:p text:style-name="P19"><text:span text:style-name="T23">&lt;p</text:span> <text:span text:style-name="T54">class</text:span>=<text:span text:style-name="T78">"bggreen"</text:span><text:span text:style-name="T23">&gt;</text:span> two <text:span text:style-name="T23">&lt;/p&gt;</text:span></text:p>
      <text:p text:style-name="P19"><text:span text:style-name="T23">&lt;p</text:span> <text:span text:style-name="T54">class</text:span>=<text:span text:style-name="T78">"bgblue"</text:span><text:span text:style-name="T23">&gt;</text:span> three <text:span text:style-name="T23">&lt;/p&gt;</text:span></text:p>
      <text:p text:style-name="P19"><text:span text:style-name="T23">&lt;p</text:span> <text:span text:style-name="T54">class</text:span>=<text:span text:style-name="T78">"bgindigo"</text:span><text:span text:style-name="T23">&gt;</text:span> four <text:span text:style-name="T23">&lt;/p&gt;</text:span></text:p>
      <text:p text:style-name="P19"><text:span text:style-name="T23">&lt;p</text:span> <text:span text:style-name="T54">class</text:span>=<text:span text:style-name="T78">"bgred"</text:span><text:span text:style-name="T23">&gt;</text:span> five <text:span text:style-name="T23">&lt;/p&gt;</text:span></text:p>
      <text:p text:style-name="P19"><text:span text:style-name="T23">&lt;p</text:span> <text:span text:style-name="T54">class</text:span>=<text:span text:style-name="T78">"bggreen"</text:span><text:span text:style-name="T23">&gt;</text:span> six <text:span text:style-name="T23">&lt;/p&gt;</text:span></text:p>
      <text:p text:style-name="P19"><text:span text:style-name="T23">&lt;p</text:span> <text:span text:style-name="T54">class</text:span>=<text:span text:style-name="T78">"bgblue"</text:span><text:span text:style-name="T23">&gt;</text:span> seven <text:span text:style-name="T23">&lt;/p&gt;</text:span></text:p>
      <text:p text:style-name="P19"><text:span text:style-name="T23">&lt;p</text:span> <text:span text:style-name="T54">class</text:span>=<text:span text:style-name="T78">"bgindigo"</text:span><text:span text:style-name="T23">&gt;</text:span> eight <text:span text:style-name="T23">&lt;/p&gt;</text:span></text:p>
      <text:p text:style-name="P19"><text:span text:style-name="T23">&lt;p</text:span> <text:span text:style-name="T54">class</text:span>=<text:span text:style-name="T78">"bgblack"</text:span><text:span text:style-name="T23">&gt;</text:span> nine <text:span text:style-name="T23">&lt;/p&gt;</text:span></text:p>
      <text:p text:style-name="P19"><text:span text:style-name="T23">&lt;p</text:span> <text:span text:style-name="T54">style</text:span>=<text:span text:style-name="T78">"color: red;"</text:span><text:span text:style-name="T23">&gt;</text:span> Ten <text:span text:style-name="T23">&lt;/p&gt;</text:span></text:p>
      <text:p text:style-name="P103">&lt;/div&gt; <text:s text:c="3"/>&lt;/body&gt; <text:s text:c="3"/>&lt;/html&gt;</text:p>
      <text:p text:style-name="P40">Style.css</text:p>
      <text:p text:style-name="P28"><text:span text:style-name="T34">.container</text:span><text:span text:style-name="T1">{</text:span></text:p>
      <text:p text:style-name="P19"><text:span text:style-name="T54">height</text:span>: <text:span text:style-name="T127">500px</text:span>;</text:p>
      <text:p text:style-name="P125">/*width: 400px; /* is not specified it will go all the line, this will make no work the flex-flow: wrap */</text:p>
      <text:p text:style-name="P19"><text:span text:style-name="T54">display</text:span>: <text:span text:style-name="T136">flex</text:span>;</text:p>
      <text:p text:style-name="P19"><text:span text:style-name="T54">flex-direction</text:span>: <text:span text:style-name="T136">row</text:span>;</text:p>
      <text:p text:style-name="P19"><text:span text:style-name="T54">background-color</text:span>: <text:span text:style-name="T136">azure</text:span>;</text:p>
      <text:p text:style-name="P19"><text:span text:style-name="T54">color</text:span>: <text:span text:style-name="T136">white</text:span>;</text:p>
      <text:p text:style-name="P19"><text:span text:style-name="T54">border</text:span>:<text:span text:style-name="T127">1px</text:span> <text:span text:style-name="T136">solid</text:span> <text:span text:style-name="T136">black</text:span>; <text:span text:style-name="T87">/* this works fine */</text:span></text:p>
      <text:p text:style-name="P19"><text:span text:style-name="T54">margin</text:span>: <text:span text:style-name="T127">5px</text:span> <text:span text:style-name="T127">5px</text:span> <text:span text:style-name="T127">5px</text:span> <text:span text:style-name="T127">5px</text:span> ;</text:p>
      <text:p text:style-name="P19"><text:span text:style-name="T54">row-gap</text:span>:<text:span text:style-name="T127">2px</text:span>;</text:p>
      <text:p text:style-name="P19"><text:span text:style-name="T54">column-gap</text:span>: <text:span text:style-name="T127">20px</text:span>; <text:span text:style-name="T87">/* gap between child */</text:span></text:p>
      <text:p text:style-name="P19"><text:span text:style-name="T54">flex-flow</text:span>: <text:span text:style-name="T136">wrap</text:span>; <text:span text:style-name="T87">/* top acomodate when we make small window original order */</text:span></text:p>
      <text:p text:style-name="P19"><text:span text:style-name="T54">flex-flow</text:span>: <text:span text:style-name="T136">wrap-reverse</text:span>; <text:span text:style-name="T87">/*bottom to acomodate inreverse order of creation */</text:span></text:p>
      <text:p text:style-name="P32">justify-content → <text:s/>works horizontally</text:p>
      <text:p text:style-name="P19"><text:span text:style-name="T54">justify-content</text:span>: <text:span text:style-name="T136">center</text:span>; <text:span text:style-name="T87">/* starts from center */</text:span></text:p>
      <text:p text:style-name="P20"><text:span text:style-name="T54">justify-content: </text:span><text:span text:style-name="T147">space-between</text:span><text:span text:style-name="T54">; </text:span><text:span text:style-name="T87">/* </text:span><text:span text:style-name="T115">set a </text:span><text:span text:style-name="T114">column-gap</text:span><text:span text:style-name="T87"> </text:span><text:span text:style-name="T115">evenly </text:span><text:span text:style-name="T87">*/</text:span></text:p>
      <text:p text:style-name="P19"><text:span text:style-name="T54">justify-content</text:span>: <text:span text:style-name="T136">flex-start</text:span>; <text:span text:style-name="T87">/* this is the default one */</text:span></text:p>
      <text:p text:style-name="P19"><text:span text:style-name="T54">justify-content</text:span>: <text:span text:style-name="T136">flex-end</text:span>; <text:span text:style-name="T87">/* start from end */</text:span></text:p>
      <text:p text:style-name="P19"><text:span text:style-name="T54">justify-content</text:span>: <text:span text:style-name="T136">space-around</text:span>; <text:span text:style-name="T87">/* space around only if the edges has enough space */</text:span></text:p>
      <text:p text:style-name="P32">align-items → <text:s/>works vertically</text:p>
      <text:p text:style-name="P19"><text:span text:style-name="T54">align-items</text:span>: <text:span text:style-name="T136">flex-start</text:span>; <text:span text:style-name="T87">/* at the start of the container top */</text:span></text:p>
      <text:p text:style-name="P19"><text:span text:style-name="T54">align-items</text:span>: <text:span text:style-name="T136">flex-end</text:span>; <text:span text:style-name="T87">/* at the end of the container bottom */</text:span></text:p>
      <text:p text:style-name="P19"><text:span text:style-name="T54">align-items</text:span>: <text:span text:style-name="T136">stretch</text:span>; <text:span text:style-name="T87">/* stretch all the items */</text:span></text:p>
      <text:p text:style-name="P21"><text:span text:style-name="T54">align-items</text:span>: <text:span text:style-name="T136">baseline</text:span>; <text:span text:style-name="T87">/* this is the default option, */</text:span> <text:s/></text:p>
      <text:p text:style-name="P21"/>
      <text:p text:style-name="P21"><text:span text:style-name="T54">align-content</text:span>: <text:span text:style-name="T136">center</text:span>; <text:span text:style-name="T87">/* center with height of the container */</text:span> </text:p>
      <text:p text:style-name="P33">Note: align-contents <text:span text:style-name="T194">works only if </text:span><text:span text:style-name="T65">flex-flow</text:span><text:span text:style-name="T11">: </text:span><text:span text:style-name="T142">wrap</text:span><text:span text:style-name="T11">;</text:span><text:span text:style-name="T194"> is set up</text:span></text:p>
      <text:p text:style-name="P33"><text:tab/><text:span text:style-name="T195">exist → content width &lt; width &lt; flex-basis &lt; min-width/max-width</text:span></text:p>
      <text:p text:style-name="P19">}</text:p>
      <text:p text:style-name="P19"><text:span text:style-name="T23">div</text:span> &gt; <text:span text:style-name="T23">p</text:span> {<text:span text:style-name="T54">flex-basis</text:span>: <text:span text:style-name="T127">50px</text:span>;} <text:span text:style-name="T87">/* flex-basis needs to go out of the class flex display */</text:span></text:p>
      <text:p text:style-name="P125">/*<text:span text:style-name="T23">.container2</text:span><text:span text:style-name="T44"> </text:span><text:span text:style-name="T23">p</text:span><text:span text:style-name="T44"> {</text:span><text:span text:style-name="T54">flex-basis</text:span><text:span text:style-name="T44">: </text:span><text:span text:style-name="T127">50px</text:span><text:span text:style-name="T44"> ;} </text:span>/* works fine as well */</text:p>
      <text:p text:style-name="P125">/* flex-basis is for the width when column direction or heigh for row direction or */</text:p>
      <text:p text:style-name="P5"><text:span text:style-name="T24">.bgred</text:span><text:span text:style-name="T45">{</text:span><text:span text:style-name="T55">background-color</text:span><text:span text:style-name="T45">: </text:span><text:span text:style-name="T137">red</text:span><text:span text:style-name="T45">;} </text:span><text:span text:style-name="T94">/* border: 2px solid black;} /* width: 50px}*/</text:span></text:p>
      <text:p text:style-name="P19"><text:span text:style-name="T23">.bggreen</text:span>{<text:span text:style-name="T54">background-color</text:span>: <text:span text:style-name="T136">green</text:span>;}<text:span text:style-name="T87">/* width: 50px;}*/</text:span></text:p>
      <text:p text:style-name="P19"><text:span text:style-name="T23">.bgblue</text:span>{<text:span text:style-name="T54">background-color</text:span>: <text:span text:style-name="T136">blue</text:span>;} <text:span text:style-name="T87">/*width: 50px;}*/</text:span></text:p>
      <text:p text:style-name="P19"><text:span text:style-name="T23">.bgindigo</text:span>{<text:span text:style-name="T54">background-color</text:span>: <text:span text:style-name="T136">indigo</text:span>;} <text:span text:style-name="T87">/*width:/* 50px;}*/</text:span></text:p>
      <text:p text:style-name="P19"><text:span text:style-name="T23">.bgblack</text:span>{<text:span text:style-name="T54">background-color</text:span>: <text:span text:style-name="T136">black</text:span>;}</text:p>
      <text:p text:style-name="P37"><text:soft-page-break/></text:p>
      <text:p text:style-name="P80"/>
      <text:p text:style-name="P68"><text:span text:style-name="T2">HTML With CSS (</text:span><text:span text:style-name="T9">responsive: @media, Flexbox, </text:span><text:span text:style-name="T18">Grid</text:span><text:span text:style-name="T9">, and <text:s/>Bootstrap </text:span><text:span text:style-name="T2">)</text:span></text:p>
      <text:p text:style-name="P80"/>
      <text:p text:style-name="P80"><text:a xlink:type="simple" xlink:href="https://developer.mozilla.org/en-US/docs/Web/CSS/CSS_grid_layout/Basic_concepts_of_grid_layout" text:style-name="Internet_20_link" text:visited-style-name="Visited_20_Internet_20_Link">https://developer.mozilla.org/en-US/docs/Web/CSS/CSS_grid_layout/Basic_concepts_of_grid_layout</text:a></text:p>
      <text:p text:style-name="P80"/>
      <text:p text:style-name="P26"><text:span text:style-name="T54">grid-template-columns</text:span>: <text:span text:style-name="T127">1fr</text:span> <text:span text:style-name="T127">1fr</text:span> <text:span text:style-name="T127">1fr</text:span> <text:span text:style-name="T127">1fr</text:span> <text:span text:style-name="T127">1fr</text:span> <text:span text:style-name="T127">1fr</text:span> <text:span text:style-name="T127">1fr</text:span> <text:span text:style-name="T127">1fr</text:span>; <text:s text:c="5"/><text:span text:style-name="T54">grid-template-columns</text:span>: <text:span text:style-name="T127">1fr</text:span> <text:span text:style-name="T134">2fr</text:span>; <text:s text:c="2"/></text:p>
      <text:p text:style-name="P22"><text:span text:style-name="T54">grid-template-rows</text:span>: <text:span text:style-name="T127">1fr</text:span> <text:span text:style-name="T127">1fr</text:span> <text:span text:style-name="T127">1fr</text:span> <text:span text:style-name="T127">1fr</text:span> <text:span text:style-name="T127">1fr</text:span> <text:span text:style-name="T127">1fr</text:span> <text:span text:style-name="T127">1fr</text:span> <text:span text:style-name="T127">1fr</text:span>; <text:s text:c="11"/><text:span text:style-name="T54">grid-template-rows</text:span>: <text:span text:style-name="T127">1fr</text:span> <text:span text:style-name="T134">2f</text:span><text:span text:style-name="T127">r</text:span>; <text:s text:c="8"/></text:p>
      <text:p text:style-name="P164">or </text:p>
      <text:p text:style-name="P22"><text:span text:style-name="T74">grid-template-columns</text:span><text:span text:style-name="T182">: repeat(</text:span><text:span text:style-name="T135">8</text:span><text:span text:style-name="T182">, </text:span><text:span text:style-name="T135">50px</text:span><text:span text:style-name="T182">);</text:span></text:p>
      <text:p text:style-name="P7"><text:span text:style-name="T54">grid-template-rows</text:span>: repeat(<text:span text:style-name="T127">8</text:span>, <text:span text:style-name="T127">50px</text:span>); </text:p>
      <text:p text:style-name="P167"/>
      <text:p text:style-name="P30"><text:span text:style-name="T54">grid-template</text:span>: <text:span text:style-name="T127">1fr</text:span> <text:span text:style-name="T127">1fr / </text:span><text:s/><text:span text:style-name="T127">1fr 1fr</text:span>; </text:p>
      <text:p text:style-name="P30"><text:span text:style-name="T54">grid-template</text:span>: <text:span text:style-name="T127">100px</text:span> <text:span text:style-name="T127">100px / </text:span><text:s/><text:span text:style-name="T127">100px 100px</text:span>;</text:p>
      <text:p text:style-name="P30"><text:span text:style-name="T54">grid-template</text:span>: <text:span text:style-name="T127">100px</text:span> <text:span text:style-name="T127">auto / </text:span><text:s/><text:span text:style-name="T127">100px auto</text:span>;</text:p>
      <text:p text:style-name="P30"><text:span text:style-name="T54">grid-template</text:span>: <text:span text:style-name="T127">rows / </text:span><text:s/><text:span text:style-name="T127">columns</text:span>;</text:p>
      <text:p text:style-name="P22"><text:span text:style-name="T1">Note:</text:span> fr→fraction. 1<text:span text:style-name="T195">f</text:span>r one fraction of the size specified. Then 2fr two fraction of the size specified. <text:span text:style-name="T195">I believed the fr size is set automatically by css.</text:span></text:p>
      <text:p text:style-name="P22"/>
      <text:p text:style-name="P22"><text:span text:style-name="T74">grid-template-columns</text:span><text:span text:style-name="T182">: repeat(</text:span><text:span text:style-name="T135">8</text:span><text:span text:style-name="T182">, </text:span><text:span text:style-name="T135">50px</text:span><text:span text:style-name="T182">) ;</text:span></text:p>
      <text:p text:style-name="P22"><text:span text:style-name="T54">grid-template-rows</text:span>: repeat(<text:span text:style-name="T127">8</text:span>, <text:span text:style-name="T127">50px</text:span>); </text:p>
      <text:p text:style-name="P16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57">c1_r1</text:p>
          </table:table-cell>
          <table:table-cell table:style-name="Table1.A1" office:value-type="string">
            <text:p text:style-name="P158"/>
          </table:table-cell>
          <table:table-cell table:style-name="Table1.A1" office:value-type="string">
            <text:p text:style-name="P157">c_2</text:p>
          </table:table-cell>
          <table:table-cell table:style-name="Table1.A1" office:value-type="string">
            <text:p text:style-name="P158"/>
          </table:table-cell>
          <table:table-cell table:style-name="Table1.A1" office:value-type="string">
            <text:p text:style-name="P157">c_3</text:p>
          </table:table-cell>
          <table:table-cell table:style-name="Table1.A1" office:value-type="string">
            <text:p text:style-name="P158"/>
          </table:table-cell>
          <table:table-cell table:style-name="Table1.A1" office:value-type="string">
            <text:p text:style-name="P157">c_4</text:p>
          </table:table-cell>
          <table:table-cell table:style-name="Table1.A1" office:value-type="string">
            <text:p text:style-name="P158"/>
          </table:table-cell>
          <table:table-cell table:style-name="Table1.I1" office:value-type="string">
            <text:p text:style-name="P157">c_x</text:p>
          </table:table-cell>
        </table:table-row>
        <table:table-row>
          <table:table-cell table:style-name="Table1.A2" table:number-rows-spanned="2" office:value-type="string">
            <text:p text:style-name="P151"/>
          </table:table-cell>
          <table:table-cell table:style-name="Table1.A2" table:number-rows-spanned="2" office:value-type="string">
            <text:p text:style-name="P153"/>
            <text:p text:style-name="P153">Cell 1,1</text:p>
          </table:table-cell>
          <table:table-cell table:style-name="Table1.A2" table:number-rows-spanned="2" office:value-type="string">
            <text:p text:style-name="P153"/>
          </table:table-cell>
          <table:table-cell table:style-name="Table1.A2" table:number-rows-spanned="2" office:value-type="string">
            <text:p text:style-name="P153"/>
            <text:p text:style-name="P153">Cell 1,2</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1,3</text:p>
          </table:table-cell>
          <table:table-cell table:style-name="Table1.A2" table:number-rows-spanned="2" office:value-type="string">
            <text:p text:style-name="P154"/>
          </table:table-cell>
          <table:table-cell table:style-name="Table1.A2" table:number-rows-spanned="2" office:value-type="string">
            <text:p text:style-name="P153"/>
            <text:p text:style-name="P153">Cell1,4</text:p>
          </table:table-cell>
          <table:table-cell table:style-name="Table1.I2" office:value-type="string">
            <text:p text:style-name="P87"/>
          </table:table-cell>
        </table:table-row>
        <table:table-row>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I2" office:value-type="string">
            <text:p text:style-name="P100"/>
          </table:table-cell>
        </table:table-row>
        <table:table-row>
          <table:table-cell table:style-name="Table1.A2" office:value-type="string">
            <text:p text:style-name="P151">row_2</text:p>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I2" office:value-type="string">
            <text:p text:style-name="P150"/>
          </table:table-cell>
        </table:table-row>
        <table:table-row>
          <table:table-cell table:style-name="Table1.A2" table:number-rows-spanned="2" office:value-type="string">
            <text:p text:style-name="P152"/>
          </table:table-cell>
          <table:table-cell table:style-name="Table1.A2" table:number-rows-spanned="2" office:value-type="string">
            <text:p text:style-name="P153"/>
            <text:p text:style-name="P153">Cell 2,1</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2,2</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2,3</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2,4</text:p>
          </table:table-cell>
          <table:table-cell table:style-name="Table1.I2" office:value-type="string">
            <text:p text:style-name="P150"/>
          </table:table-cell>
        </table:table-row>
        <table:table-row>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I2" office:value-type="string">
            <text:p text:style-name="Standard"/>
          </table:table-cell>
        </table:table-row>
        <table:table-row>
          <table:table-cell table:style-name="Table1.A2" office:value-type="string">
            <text:p text:style-name="P151">row_3</text:p>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A2" office:value-type="string">
            <text:p text:style-name="P154"/>
          </table:table-cell>
          <table:table-cell table:style-name="Table1.I2" office:value-type="string">
            <text:p text:style-name="P150"/>
          </table:table-cell>
        </table:table-row>
        <table:table-row>
          <table:table-cell table:style-name="Table1.A2" table:number-rows-spanned="2" office:value-type="string">
            <text:p text:style-name="P151"/>
          </table:table-cell>
          <table:table-cell table:style-name="Table1.A2" table:number-rows-spanned="2" office:value-type="string">
            <text:p text:style-name="P153"/>
            <text:p text:style-name="P153">Cell 3,1</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3,2</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3,3</text:p>
          </table:table-cell>
          <table:table-cell table:style-name="Table1.A2" table:number-rows-spanned="2" office:value-type="string">
            <text:p text:style-name="P154"/>
          </table:table-cell>
          <table:table-cell table:style-name="Table1.A2" table:number-rows-spanned="2" office:value-type="string">
            <text:p text:style-name="P153"/>
            <text:p text:style-name="P153">Cell 3,4</text:p>
          </table:table-cell>
          <table:table-cell table:style-name="Table1.I2" office:value-type="string">
            <text:p text:style-name="P150"/>
          </table:table-cell>
        </table:table-row>
        <table:table-row>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covered-table-cell table:style-name="Table1.A2"/>
          <table:table-cell table:style-name="Table1.I2" office:value-type="string">
            <text:p text:style-name="P150"/>
          </table:table-cell>
        </table:table-row>
      </table:table>
      <text:p text:style-name="P34"><text:span text:style-name="T71">grid-area</text:span><text:span text:style-name="T174">: grid-row-start / </text:span><text:span text:style-name="T183">grid-column-start / grid-row-end / grid-column-end;</text:span></text:p>
      <text:p text:style-name="P168"/>
      <text:p text:style-name="P25"><text:span text:style-name="T23">&lt;!DOCTYPE</text:span> <text:span text:style-name="T54">html</text:span><text:span text:style-name="T23">&gt;</text:span></text:p>
      <text:p text:style-name="P7"><text:span text:style-name="T23">&lt;html</text:span> <text:span text:style-name="T54">lang</text:span>=<text:span text:style-name="T78">"en"</text:span><text:span text:style-name="T23">&gt;</text:span></text:p>
      <text:p text:style-name="P101">&lt;head&gt;</text:p>
      <text:p text:style-name="P7"><text:span text:style-name="T23">&lt;meta</text:span> <text:span text:style-name="T54">charset</text:span>=<text:span text:style-name="T78">"UTF-8"</text:span><text:span text:style-name="T23">&gt;</text:span></text:p>
      <text:p text:style-name="P7"><text:span text:style-name="T23">&lt;meta</text:span> <text:span text:style-name="T54">name</text:span>=<text:span text:style-name="T78">"viewport"</text:span> <text:span text:style-name="T54">content</text:span>=<text:span text:style-name="T78">"width=device-width, initial-scale=1.0"</text:span><text:span text:style-name="T23">&gt;</text:span></text:p>
      <text:p text:style-name="P7"><text:span text:style-name="T23">&lt;title&gt;</text:span>Grid Placement<text:span text:style-name="T23">&lt;/title&gt;</text:span></text:p>
      <text:p text:style-name="P101">&lt;style&gt;</text:p>
      <text:p text:style-name="P7"><text:span text:style-name="T23">body</text:span> { <text:span text:style-name="T54">padding</text:span>: <text:span text:style-name="T127">0</text:span>; <text:span text:style-name="T54">margin</text:span>: <text:span text:style-name="T127">0</text:span>; }</text:p>
      <text:p text:style-name="P7"/>
      <text:p text:style-name="P171">.container</text:p>
      <text:p text:style-name="P23">{</text:p>
      <text:p text:style-name="P6"><text:span text:style-name="T55">height</text:span><text:span text:style-name="T45">: </text:span><text:span text:style-name="T130">100vh</text:span><text:span text:style-name="T45">;</text:span></text:p>
      <text:p text:style-name="P7"><text:span text:style-name="T54">display</text:span>: <text:span text:style-name="T136">grid</text:span>;</text:p>
      <text:p text:style-name="P7"><text:span text:style-name="T54">gap</text:span>: <text:span text:style-name="T127">3rem</text:span>;</text:p>
      <text:p text:style-name="P7"><text:span text:style-name="T54">grid-template-columns</text:span>: <text:span text:style-name="T127">1fr</text:span> <text:span text:style-name="T127">1fr</text:span> <text:span text:style-name="T127">1.5fr</text:span>;</text:p>
      <text:p text:style-name="P7"><text:span text:style-name="T54">grid-template-rows</text:span>: <text:span text:style-name="T127">1fr</text:span> <text:span text:style-name="T127">1fr</text:span> <text:span text:style-name="T127">1fr</text:span>;</text:p>
      <text:p text:style-name="P23"><text:span text:style-name="T54">width</text:span>: <text:span text:style-name="T127">100px</text:span>;</text:p>
      <text:p text:style-name="P23">}</text:p>
      <text:p text:style-name="P1"/>
      <text:p text:style-name="P7"><text:soft-page-break/><text:span text:style-name="T23">.item</text:span> {</text:p>
      <text:p text:style-name="P7"><text:span text:style-name="T54">font-size</text:span>: <text:span text:style-name="T127">5rem</text:span>;</text:p>
      <text:p text:style-name="P7"><text:span text:style-name="T54">color</text:span>: <text:span text:style-name="T136">white</text:span>;</text:p>
      <text:p text:style-name="P7"><text:span text:style-name="T54">font-family</text:span>: <text:span text:style-name="T136">Arial</text:span>, <text:span text:style-name="T136">Helvetica</text:span>, <text:span text:style-name="T136">sans-serif</text:span>;</text:p>
      <text:p text:style-name="P7"><text:span text:style-name="T54">background-color</text:span>: <text:span text:style-name="T136">blueviolet</text:span>;</text:p>
      <text:p text:style-name="P7"><text:span text:style-name="T54">display</text:span>: <text:span text:style-name="T136">flex</text:span>;</text:p>
      <text:p text:style-name="P7"><text:span text:style-name="T54">align-items</text:span>: <text:span text:style-name="T136">center</text:span>;</text:p>
      <text:p text:style-name="P1"><text:span text:style-name="T55">justify-content</text:span><text:span text:style-name="T45">: </text:span><text:span text:style-name="T137">center</text:span><text:span text:style-name="T45">;</text:span></text:p>
      <text:p text:style-name="P7">}</text:p>
      <text:p text:style-name="P1"/>
      <text:p text:style-name="P7"><text:span text:style-name="T23">.cowboy</text:span> {</text:p>
      <text:p text:style-name="P7"><text:span text:style-name="T54">background-color</text:span>: <text:span text:style-name="T136">#00B9FF</text:span>;</text:p>
      <text:p text:style-name="P7"><text:span text:style-name="T54">grid-column</text:span>: span <text:span text:style-name="T127">2</text:span>; <text:span text:style-name="T87">/* make 2 size this class where is being used */</text:span></text:p>
      <text:p text:style-name="P7"><text:span text:style-name="T54">grid-column-start</text:span>: <text:span text:style-name="T127">1</text:span>; <text:span text:style-name="T87">/* what columns starts */</text:span></text:p>
      <text:p text:style-name="P7"><text:span text:style-name="T54">grid-column-end</text:span>: <text:span text:style-name="T127">4</text:span>; <text:span text:style-name="T87">/* what columns end, with this cobowboy will ocupate from column 1 to column 3 */</text:span></text:p>
      <text:p text:style-name="P7">}</text:p>
      <text:p text:style-name="P1"/>
      <text:p text:style-name="P7"><text:span text:style-name="T23">.astronaut</text:span> {</text:p>
      <text:p text:style-name="P7"><text:span text:style-name="T54">background-color</text:span>: <text:span text:style-name="T136">#03989E</text:span>;</text:p>
      <text:p text:style-name="P7"><text:span text:style-name="T54">order</text:span>: <text:span text:style-name="T127">1</text:span>; <text:span text:style-name="T87">/* this will force to reorder the astronaut to the 1 position from the next line */</text:span></text:p>
      <text:p text:style-name="P122">/* if classes are not specified the order then by the fault they're 0. CSS sets all</text:p>
      <text:p text:style-name="P122">/* the 0 ones then the ones. That is why astronaut is set to the last. */</text:p>
      <text:p text:style-name="P1"/>
      <text:p text:style-name="P7"><text:span text:style-name="T87">/* TODO: Make the astronaut box look like the goal2 image. */</text:span> </text:p>
      <text:p text:style-name="P7">}</text:p>
      <text:p text:style-name="P7"><text:span text:style-name="T23">.double_size_col</text:span>{<text:span text:style-name="T54">grid-column</text:span>: span <text:span text:style-name="T127">2</text:span>; <text:span text:style-name="T54">display</text:span>: <text:span text:style-name="T136">flex</text:span>; <text:span text:style-name="T54">align-items</text:span>: <text:span text:style-name="T136">flex-start</text:span>;}</text:p>
      <text:p text:style-name="P7"><text:span text:style-name="T23">.double_size_row</text:span>{<text:span text:style-name="T54">grid-row</text:span>: span <text:span text:style-name="T127">2</text:span>;<text:span text:style-name="T54">display</text:span>: <text:span text:style-name="T136">flex</text:span>; <text:span text:style-name="T54">align-items</text:span>: <text:span text:style-name="T136">flex-end</text:span>;}</text:p>
      <text:p text:style-name="P101">&lt;/style&gt;</text:p>
      <text:p text:style-name="P101">&lt;/head&gt;</text:p>
      <text:p text:style-name="P1"/>
      <text:p text:style-name="P101">&lt;body&gt;</text:p>
      <text:p text:style-name="P7"><text:span text:style-name="T23">&lt;div</text:span> <text:span text:style-name="T54">class</text:span>=<text:span text:style-name="T78">"container"</text:span><text:span text:style-name="T23">&gt;</text:span> <text:span text:style-name="T87">&lt;!-- this order is not follow well because --&gt;</text:span></text:p>
      <text:p text:style-name="P7"><text:span text:style-name="T23">&lt;div</text:span> <text:span text:style-name="T54">class</text:span>=<text:span text:style-name="T78">"item cowboy"</text:span><text:span text:style-name="T23">&gt;</text:span> 🤠<text:span text:style-name="T23">&lt;/div&gt;</text:span> <text:span text:style-name="T87">&lt;!-- astronaut has order 1 and the default one is 0 --&gt;</text:span></text:p>
      <text:p text:style-name="P7"><text:span text:style-name="T23">&lt;div</text:span> <text:span text:style-name="T54">class</text:span>=<text:span text:style-name="T78">"item astronaut"</text:span><text:span text:style-name="T23">&gt;</text:span>👨‍🚀<text:span text:style-name="T23">&lt;/div&gt;</text:span> </text:p>
      <text:p text:style-name="P7"><text:span text:style-name="T23">&lt;div</text:span> <text:span text:style-name="T54">class</text:span>=<text:span text:style-name="T78">"item book"</text:span><text:span text:style-name="T23">&gt;</text:span> 📖 <text:span text:style-name="T23">&lt;/div&gt;</text:span></text:p>
      <text:p text:style-name="P7"><text:span text:style-name="T23">&lt;div</text:span> <text:span text:style-name="T54">class</text:span>=<text:span text:style-name="T78">"item"</text:span> <text:span text:style-name="T23">&gt;</text:span> hello <text:span text:style-name="T23">&lt;/div&gt;</text:span></text:p>
      <text:p text:style-name="P7"><text:span text:style-name="T23">&lt;div</text:span> <text:span text:style-name="T54">class</text:span>=<text:span text:style-name="T78">"item double_size_row"</text:span> <text:span text:style-name="T23">&gt;</text:span> HELLO <text:span text:style-name="T23">&lt;/div&gt;</text:span></text:p>
      <text:p text:style-name="P7"><text:span text:style-name="T23">&lt;div</text:span> <text:span text:style-name="T54">class</text:span>=<text:span text:style-name="T78">"item double_size_col"</text:span> <text:span text:style-name="T23">&gt;</text:span> HOLA <text:span text:style-name="T23">&lt;/div&gt;</text:span></text:p>
      <text:p text:style-name="P7"><text:span text:style-name="T23">&lt;div</text:span> <text:span text:style-name="T54">class</text:span>=<text:span text:style-name="T78">"item double_size_col"</text:span> <text:span text:style-name="T23">&gt;</text:span> hola <text:span text:style-name="T23">&lt;/div&gt;</text:span> <text:span text:style-name="T87">&lt;!-- this is small row because our grid is 3 by 3 --&gt;</text:span></text:p>
      <text:p text:style-name="P7"><text:span text:style-name="T87">&lt;!-- this added automatically. Also Austronaout will small --&gt;</text:span> </text:p>
      <text:p text:style-name="P122">&lt;!-- because of its order. --&gt;</text:p>
      <text:p text:style-name="P7"><text:span text:style-name="T23">&lt;/div&gt;</text:span> </text:p>
      <text:p text:style-name="P101">&lt;/body&gt;</text:p>
      <text:p text:style-name="P101">&lt;/html&gt;</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68"><text:soft-page-break/><text:span text:style-name="T2">HTML With CSS (</text:span><text:span text:style-name="T9">responsive: @media, Flexbox, Grid, and <text:s/></text:span><text:span text:style-name="T18">Bootstrap</text:span><text:span text:style-name="T9"> </text:span><text:span text:style-name="T2">)</text:span></text:p>
      <text:p text:style-name="P165">This is a third party.</text:p>
      <text:p text:style-name="P166"/>
      <text:p text:style-name="P169"><text:span text:style-name="T148">HTML With CSS (</text:span><text:span text:style-name="T196">Web Design Colors</text:span><text:span text:style-name="T148">)</text:span></text:p>
      <text:p text:style-name="P165"><text:span text:style-name="T1">Red</text:span> → Energy, <text:s text:c="2"/><text:span text:style-name="T1">Yellow</text:span> → Call the attention(logos and so on), <text:s/><text:span text:style-name="T1">green</text:span>→ safe, natural, food, <text:span text:style-name="T1">blue</text:span> → trust <text:span text:style-name="T1">purple</text:span> → loyalty </text:p>
      <text:p text:style-name="P165">pallets color (analogous colors) → 2 colors next each other as gradient → good for navigation bars </text:p>
      <text:p text:style-name="P165">complement color → opposite colors (background and text)</text:p>
      <text:p text:style-name="P165"/>
      <text:p text:style-name="P165"><text:a xlink:type="simple" xlink:href="https://colorhunt.co/" text:style-name="Internet_20_link" text:visited-style-name="Visited_20_Internet_20_Link">https://colorhunt.co/</text:a> → examples of pallets colors</text:p>
      <text:p text:style-name="P166"/>
      <text:p text:style-name="P166"/>
      <text:p text:style-name="P169"><text:span text:style-name="T148">HTML With CSS (</text:span><text:span text:style-name="T197">responsive: @media, Flexbox, Grid, and <text:s/></text:span><text:span text:style-name="T198">Bootstrap</text:span><text:span text:style-name="T197"> </text:span><text:span text:style-name="T148">)</text:span></text:p>
      <text:p text:style-name="P166"/>
      <text:p text:style-name="P165"/>
      <text:p text:style-name="P166"/>
      <text:p text:style-name="P169"><text:span text:style-name="T148">HTML With CSS (</text:span><text:span text:style-name="T197">responsive: @media, Flexbox, Grid, and <text:s/></text:span><text:span text:style-name="T198">Bootstrap</text:span><text:span text:style-name="T197"> </text:span><text:span text:style-name="T148">)</text:span></text:p>
      <text:p text:style-name="P166"/>
      <text:p text:style-name="P166"/>
      <text:p text:style-name="P166"/>
      <text:p text:style-name="P1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349cm" style:type="center"/>
          <style:tab-stop style:position="18.69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49cm" style:type="center"/>
          <style:tab-stop style:position="18.69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411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9:16:35.831037911</meta:creation-date>
    <meta:generator>LibreOffice/7.5.3.2$Linux_X86_64 LibreOffice_project/9f56dff12ba03b9acd7730a5a481eea045e468f3</meta:generator>
    <dc:date>2023-12-11T14:46:34.672807883</dc:date>
    <meta:editing-duration>P1DT23H46M38S</meta:editing-duration>
    <meta:editing-cycles>54</meta:editing-cycles>
    <meta:document-statistic meta:table-count="1" meta:image-count="0" meta:object-count="0" meta:page-count="13" meta:paragraph-count="566" meta:word-count="3629" meta:character-count="26229" meta:non-whitespace-character-count="21481"/>
  </office:meta>
</office:document-meta>
</file>